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ff" draw:marker-start-width="0.279cm" draw:marker-end-width="0.279cm" draw:fill="solid" draw:fill-color="#99ff99" draw:textarea-horizontal-align="justify" draw:textarea-vertical-align="middle" draw:auto-grow-height="false" fo:min-height="0.46cm" fo:min-width="2.49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4.778cm" fo:min-width="3.25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333ff" draw:marker-start-width="0.28cm" draw:marker-end-width="0.28cm" draw:fill="none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draw:stroke="none" svg:stroke-color="#000000" draw:fill="none" draw:fill-color="#ffffff" fo:min-height="0.395cm"/>
    </style:style>
    <style:style style:name="gr7" style:family="graphic" style:parent-style-name="objectwithoutfill">
      <style:graphic-properties svg:stroke-width="0.106cm" svg:stroke-color="#3333ff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6.481cm"/>
    </style:style>
    <style:style style:name="gr9" style:family="graphic" style:parent-style-name="objectwithoutfill">
      <style:graphic-properties svg:stroke-width="0.053cm" svg:stroke-color="#0066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color="#000000" draw:fill="none" draw:fill-color="#ffffff" fo:min-height="0.949cm"/>
    </style:style>
    <style:style style:name="gr11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4.778cm" fo:min-width="1.98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053cm" svg:stroke-color="#3333ff" draw:marker-start-width="0.279cm" draw:marker-end-width="0.279cm" draw:fill="solid" draw:fill-color="#ffffff" draw:textarea-horizontal-align="justify" draw:textarea-vertical-align="middle" draw:auto-grow-height="false" fo:min-height="0.46cm" fo:min-width="1.4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3cm" svg:stroke-color="#3333ff" draw:marker-start-width="0.279cm" draw:marker-end-width="0.279cm" draw:fill="solid" draw:fill-color="#ffffff" draw:textarea-horizontal-align="justify" draw:textarea-vertical-align="middle" draw:auto-grow-height="false" fo:min-height="0.46cm" fo:min-width="1.98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4.778cm" fo:min-width="5.79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6600" draw:marker-start-width="0.279cm" draw:marker-end-width="0.279cm" draw:fill="none" draw:textarea-horizontal-align="justify" draw:textarea-vertical-align="middle" draw:auto-grow-height="false" fo:min-height="0.46cm" fo:min-width="1.734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0.46cm" fo:min-width="1.734cm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66ccff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svg:stroke-width="0.053cm" svg:stroke-color="#66ccff" draw:marker-start-width="0.279cm" draw:marker-end-width="0.279cm" draw:fill="none" draw:textarea-horizontal-align="justify" draw:textarea-vertical-align="middle" draw:auto-grow-height="false" fo:min-height="4.778cm" fo:min-width="5.798cm" fo:padding-top="0.151cm" fo:padding-bottom="0.151cm" fo:padding-left="0.276cm" fo:padding-right="0.276cm"/>
    </style:style>
    <style:style style:name="gr19" style:family="graphic" style:parent-style-name="objectwithoutfill">
      <style:graphic-properties draw:stroke="dash" draw:stroke-dash="Ultrafine_20_Dashed"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draw:stroke="dash" draw:stroke-dash="Ultrafine_20_Dashed" svg:stroke-width="0.106cm" svg:stroke-color="#ff6600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66ccff" draw:fill="none" draw:fill-color="#ffffff" fo:min-height="0.475cm"/>
    </style:style>
    <style:style style:name="gr22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6600" draw:marker-start="Arrow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6600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ff6600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draw:stroke="dash" draw:stroke-dash="Ultrafine_20_Dashed" svg:stroke-width="0.106cm" svg:stroke-color="#ff6600" draw:marker-start="Arrow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color="#ff6600" draw:fill-color="#ff6600" draw:textarea-horizontal-align="justify" draw:textarea-vertical-align="middle" draw:auto-grow-height="false" fo:min-height="0.512cm" fo:min-width="0.262cm"/>
    </style:style>
    <style:style style:name="gr28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0.968cm" fo:min-width="1.988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width="0.053cm" svg:stroke-color="#3333ff" draw:marker-start-width="0.279cm" draw:marker-end-width="0.279cm" draw:fill="solid" draw:fill-color="#99ff99" draw:textarea-horizontal-align="justify" draw:textarea-vertical-align="middle" draw:auto-grow-height="false" fo:min-height="0.968cm" fo:min-width="0.083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0.968cm" fo:min-width="12.148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fo:min-height="3.56cm"/>
    </style:style>
    <style:style style:name="gr32" style:family="graphic" style:parent-style-name="standard">
      <style:graphic-properties draw:stroke="none" svg:stroke-width="0.053cm" svg:stroke-color="#3333ff" draw:marker-start-width="0.279cm" draw:marker-end-width="0.279cm" draw:fill="solid" draw:fill-color="#99ff99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width="0.053cm" svg:stroke-color="#3333ff" draw:marker-start-width="0.279cm" draw:marker-end-width="0.279cm" draw:fill="solid" draw:fill-color="#99ff99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width="0.053cm" svg:stroke-color="#3333ff" draw:marker-start-width="0.279cm" draw:marker-end-width="0.279cm" draw:fill="solid" draw:fill-color="#99ff99" draw:textarea-horizontal-align="justify" draw:textarea-vertical-align="middle" draw:auto-grow-height="false" fo:min-height="0.968cm" fo:min-width="5.798cm" fo:padding-top="0.151cm" fo:padding-bottom="0.151cm" fo:padding-left="0.276cm" fo:padding-right="0.276cm"/>
    </style:style>
    <style:style style:name="P1" style:family="paragraph">
      <loext:graphic-properties draw:fill="solid" draw:fill-color="#99ff99"/>
      <style:paragraph-properties fo:text-align="center"/>
      <style:text-properties style:font-name="Ubuntu"/>
    </style:style>
    <style:style style:name="P2" style:family="paragraph">
      <loext:graphic-properties draw:fill="none"/>
      <style:paragraph-properties fo:text-align="center"/>
      <style:text-properties fo:color="#3333ff" style:font-name="Ubuntu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33ff" style:font-name="Ubuntu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color="#3333ff" style:font-name="Ubuntu"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color="#3333ff" style:font-name="Ubuntu" fo:font-size="10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style:font-name="Ubuntu"/>
    </style:style>
    <style:style style:name="P8" style:family="paragraph">
      <loext:graphic-properties draw:fill="none" draw:fill-color="#ffffff"/>
      <style:text-properties style:font-name="Ubuntu" fo:font-size="12pt" style:font-size-asian="12pt" style:font-size-complex="12pt"/>
    </style:style>
    <style:style style:name="P9" style:family="paragraph">
      <style:text-properties fo:color="#006600"/>
    </style:style>
    <style:style style:name="P10" style:family="paragraph">
      <loext:graphic-properties draw:fill="none" draw:fill-color="#ffffff"/>
      <style:text-properties fo:color="#006600" style:font-name="Ubuntu" fo:font-size="12pt" style:font-size-asian="12pt" style:font-size-complex="12pt"/>
    </style:style>
    <style:style style:name="P11" style:family="paragraph">
      <loext:graphic-properties draw:fill="solid" draw:fill-color="#ffffff"/>
      <style:paragraph-properties fo:text-align="center"/>
      <style:text-properties fo:color="#3333ff" style:font-name="Ubuntu" fo:font-size="12pt"/>
    </style:style>
    <style:style style:name="P12" style:family="paragraph">
      <loext:graphic-properties draw:fill="none"/>
      <style:paragraph-properties fo:text-align="center"/>
      <style:text-properties fo:color="#ff6600" style:font-name="Ubuntu" fo:font-size="12pt"/>
    </style:style>
    <style:style style:name="P13" style:family="paragraph">
      <loext:graphic-properties draw:fill="none" draw:fill-color="#ffffff"/>
      <style:paragraph-properties fo:text-align="center"/>
      <style:text-properties fo:color="#ff6600" style:font-name="Ubuntu"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color="#3333ff" style:font-name="Ubuntu" fo:font-size="12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  <style:text-properties fo:font-size="10pt"/>
    </style:style>
    <style:style style:name="P17" style:family="paragraph">
      <loext:graphic-properties draw:fill="none" draw:fill-color="#ffffff"/>
      <style:paragraph-properties fo:text-align="center"/>
      <style:text-properties fo:color="#3399ff" style:font-name="Ubuntu" fo:font-size="12pt" style:font-size-asian="12pt" style:font-size-complex="12pt"/>
    </style:style>
    <style:style style:name="P18" style:family="paragraph">
      <style:text-properties fo:font-size="12pt"/>
    </style:style>
    <style:style style:name="P19" style:family="paragraph">
      <loext:graphic-properties draw:fill="none" draw:fill-color="#ffffff"/>
      <style:paragraph-properties fo:text-align="center"/>
      <style:text-properties fo:color="#66ccff" style:font-name="Ubuntu" fo:font-size="12pt" style:font-size-asian="12pt" style:font-size-complex="12pt"/>
    </style:style>
    <style:style style:name="P20" style:family="paragraph">
      <style:paragraph-properties fo:text-align="center"/>
      <style:text-properties fo:color="#66ccff"/>
    </style:style>
    <style:style style:name="P21" style:family="paragraph">
      <style:paragraph-properties fo:text-align="center"/>
      <style:text-properties fo:color="#66ccff" fo:font-size="12pt"/>
    </style:style>
    <style:style style:name="P22" style:family="paragraph">
      <loext:graphic-properties draw:fill-color="#ff6600"/>
      <style:paragraph-properties fo:text-align="center"/>
    </style:style>
    <style:style style:name="T1" style:family="text">
      <style:text-properties fo:color="#3333ff" style:font-name="Ubuntu" fo:font-size="12pt" style:font-size-asian="12pt" style:font-size-complex="12pt"/>
    </style:style>
    <style:style style:name="T2" style:family="text">
      <style:text-properties fo:color="#3333ff" style:font-name="Ubuntu" fo:font-size="10pt" style:font-size-asian="10pt" style:font-size-complex="10pt"/>
    </style:style>
    <style:style style:name="T3" style:family="text">
      <style:text-properties fo:color="#3333ff" style:font-name="Ubuntu" fo:font-size="10pt" style:font-size-asian="12pt" style:font-size-complex="12pt"/>
    </style:style>
    <style:style style:name="T4" style:family="text">
      <style:text-properties style:font-name="Ubuntu" fo:font-size="12pt" style:font-size-asian="12pt" style:font-size-complex="12pt"/>
    </style:style>
    <style:style style:name="T5" style:family="text">
      <style:text-properties fo:color="#3333ff" style:font-name="Ubuntu" fo:font-size="12pt"/>
    </style:style>
    <style:style style:name="T6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6600" style:font-name="Ubuntu" fo:font-size="12pt"/>
    </style:style>
    <style:style style:name="T8" style:family="text">
      <style:text-properties fo:color="#ff6600" style:font-name="Ubuntu" fo:font-size="12pt" style:font-size-asian="12pt" style:font-size-complex="12pt"/>
    </style:style>
    <style:style style:name="T9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10" style:family="text">
      <style:text-properties fo:color="#3399ff" style:font-name="Ubuntu" fo:font-size="12pt" style:font-size-asian="12pt" style:font-size-complex="12pt"/>
    </style:style>
    <style:style style:name="T11" style:family="text">
      <style:text-properties fo:color="#66ccff"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0.762cm" svg:x="5.842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8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8cm" svg:y1="5.348cm" svg:x2="8.89cm" svg:y2="5.348cm">
          <text:p/>
        </draw:line>
        <draw:line draw:style-name="gr3" draw:text-style-name="P2" draw:layer="layout" svg:x1="5.08cm" svg:y1="4.586cm" svg:x2="8.89cm" svg:y2="4.586cm">
          <text:p/>
        </draw:line>
        <draw:frame draw:style-name="gr4" draw:text-style-name="P4" draw:layer="layout" svg:width="3.81cm" svg:height="0.762cm" svg:x="5.08cm" svg:y="5.475cm">
          <draw:text-box>
            <text:p text:style-name="P3"><text:span text:style-name="T1">OS</text:span></text:p>
          </draw:text-box>
        </draw:frame>
        <draw:frame draw:style-name="gr5" draw:text-style-name="P4" draw:layer="layout" svg:width="3.81cm" svg:height="0.725cm" svg:x="5.08cm" svg:y="4.586cm">
          <draw:text-box>
            <text:p text:style-name="P3"><text:span text:style-name="T1">paho</text:span></text:p>
          </draw:text-box>
        </draw:frame>
        <draw:frame draw:style-name="gr5" draw:text-style-name="P4" draw:layer="layout" svg:width="2.286cm" svg:height="0.725cm" svg:x="5.842cm" svg:y="3.062cm">
          <draw:text-box>
            <text:p text:style-name="P3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86cm)">
          <draw:text-box>
            <text:p text:style-name="P3"><text:span text:style-name="T2">BACpypes</text:span></text:p>
          </draw:text-box>
        </draw:frame>
        <draw:line draw:style-name="gr3" draw:text-style-name="P2" draw:layer="layout" svg:x1="5.842cm" svg:y1="1.284cm" svg:x2="5.842cm" svg:y2="4.586cm">
          <text:p/>
        </draw:line>
        <draw:frame draw:style-name="gr5" draw:text-style-name="P4" draw:layer="layout" svg:width="2.286cm" svg:height="0.725cm" svg:x="5.842cm" svg:y="3.824cm">
          <draw:text-box>
            <text:p text:style-name="P3"><text:span text:style-name="T1">bvll</text:span></text:p>
          </draw:text-box>
        </draw:frame>
        <draw:line draw:style-name="gr3" draw:text-style-name="P2" draw:layer="layout" svg:x1="5.842cm" svg:y1="3.824cm" svg:x2="8.89cm" svg:y2="3.824cm">
          <text:p/>
        </draw:line>
        <draw:line draw:style-name="gr3" draw:text-style-name="P2" draw:layer="layout" svg:x1="5.842cm" svg:y1="2.009cm" svg:x2="8.89cm" svg:y2="2.009cm">
          <text:p/>
        </draw:line>
        <draw:frame draw:style-name="gr5" draw:text-style-name="P6" draw:layer="layout" svg:width="2.286cm" svg:height="0.725cm" svg:x="5.842cm" svg:y="1.284cm">
          <draw:text-box>
            <text:p text:style-name="P3"><text:span text:style-name="T3">console</text:span></text:p>
          </draw:text-box>
        </draw:frame>
        <draw:line draw:style-name="gr7" draw:text-style-name="P7" draw:layer="layout" svg:x1="8.128cm" svg:y1="1.665cm" svg:x2="8.128cm" svg:y2="4.191cm">
          <text:p/>
        </draw:line>
        <draw:frame draw:style-name="gr5" draw:text-style-name="P4" draw:layer="layout" svg:width="2.286cm" svg:height="0.725cm" svg:x="5.842cm" svg:y="2.173cm">
          <draw:text-box>
            <text:p text:style-name="P3"><text:span text:style-name="T1">app</text:span></text:p>
          </draw:text-box>
        </draw:frame>
        <draw:line draw:style-name="gr3" draw:text-style-name="P2" draw:layer="layout" svg:x1="5.842cm" svg:y1="3.062cm" svg:x2="8.89cm" svg:y2="3.062cm">
          <text:p/>
        </draw:line>
        <draw:frame draw:style-name="gr5" draw:text-style-name="P4" draw:layer="layout" svg:width="3.81cm" svg:height="0.725cm" svg:x="5.08cm" svg:y="0.522cm">
          <draw:text-box>
            <text:p text:style-name="P3"><text:span text:style-name="T1">Console</text:span></text:p>
          </draw:text-box>
        </draw:frame>
        <draw:frame draw:style-name="gr8" draw:text-style-name="P8" draw:layer="layout" svg:width="6.35cm" svg:height="6.731cm" svg:x="12.7cm" svg:y="7.621cm">
          <draw:text-box>
            <text:p><text:span text:style-name="T4">The sample </text:span><text:span text:style-name="T4">console </text:span><text:span text:style-name="T4">application is </text:span><text:span text:style-name="T4">a Python </text:span><text:span text:style-name="T4">application </text:span><text:span text:style-name="T4">that uses the </text:span><text:span text:style-name="T4">paho library </text:span><text:span text:style-name="T4">from the </text:span><text:span text:style-name="T4">Eclipse </text:span><text:span text:style-name="T4">project. <text:s/>It </text:span><text:span text:style-name="T4">has the same </text:span><text:span text:style-name="T4">structure as </text:span><text:span text:style-name="T4">BACnet/IP </text:span><text:span text:style-name="T4">applications </text:span><text:span text:style-name="T4">but rather </text:span><text:span text:style-name="T4">than using </text:span><text:span text:style-name="T4">UDP sockets </text:span><text:span text:style-name="T4">uses MQTT </text:span><text:span text:style-name="T4">for </text:span><text:span text:style-name="T4">messaging.</text:span></text:p>
          </draw:text-box>
        </draw:frame>
        <draw:line draw:style-name="gr9" draw:text-style-name="P2" draw:layer="layout" svg:x1="8.89cm" svg:y1="4.191cm" svg:x2="10.16cm" svg:y2="4.191cm">
          <text:p/>
        </draw:line>
        <draw:frame draw:style-name="gr10" draw:text-style-name="P10" draw:layer="layout" svg:width="7.62cm" svg:height="1.199cm" svg:x="10.16cm" svg:y="3.81cm">
          <draw:text-box>
            <text:p text:style-name="P9"><text:span text:style-name="T4">New BVLL </text:span><text:span text:style-name="T4">layer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3.81cm" svg:height="5.08cm" svg:x="5.08cm" svg:y="1.28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8cm" svg:y1="5.348cm" svg:x2="8.89cm" svg:y2="5.348cm">
          <text:p/>
        </draw:line>
        <draw:line draw:style-name="gr3" draw:text-style-name="P2" draw:layer="layout" svg:x1="5.08cm" svg:y1="4.586cm" svg:x2="8.89cm" svg:y2="4.586cm">
          <text:p/>
        </draw:line>
        <draw:custom-shape draw:style-name="gr11" draw:text-style-name="P7" draw:layer="layout" svg:width="2.54cm" svg:height="5.08cm" svg:x="13.97cm" svg:y="1.28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81cm" svg:height="0.762cm" svg:x="5.08cm" svg:y="5.475cm">
          <draw:text-box>
            <text:p text:style-name="P3"><text:span text:style-name="T1">OS</text:span></text:p>
          </draw:text-box>
        </draw:frame>
        <draw:frame draw:style-name="gr5" draw:text-style-name="P4" draw:layer="layout" svg:width="3.81cm" svg:height="0.725cm" svg:x="5.08cm" svg:y="4.586cm">
          <draw:text-box>
            <text:p text:style-name="P3"><text:span text:style-name="T1">paho</text:span></text:p>
          </draw:text-box>
        </draw:frame>
        <draw:frame draw:style-name="gr5" draw:text-style-name="P4" draw:layer="layout" svg:width="2.286cm" svg:height="0.725cm" svg:x="5.842cm" svg:y="3.062cm">
          <draw:text-box>
            <text:p text:style-name="P3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86cm)">
          <draw:text-box>
            <text:p text:style-name="P3"><text:span text:style-name="T2">BACpypes</text:span></text:p>
          </draw:text-box>
        </draw:frame>
        <draw:line draw:style-name="gr3" draw:text-style-name="P2" draw:layer="layout" svg:x1="5.842cm" svg:y1="1.284cm" svg:x2="5.842cm" svg:y2="4.586cm">
          <text:p/>
        </draw:line>
        <draw:frame draw:style-name="gr5" draw:text-style-name="P4" draw:layer="layout" svg:width="2.286cm" svg:height="0.725cm" svg:x="5.842cm" svg:y="3.824cm">
          <draw:text-box>
            <text:p text:style-name="P3"><text:span text:style-name="T1">bvll</text:span></text:p>
          </draw:text-box>
        </draw:frame>
        <draw:line draw:style-name="gr3" draw:text-style-name="P2" draw:layer="layout" svg:x1="5.842cm" svg:y1="3.824cm" svg:x2="8.89cm" svg:y2="3.824cm">
          <text:p/>
        </draw:line>
        <draw:line draw:style-name="gr3" draw:text-style-name="P2" draw:layer="layout" svg:x1="5.842cm" svg:y1="2.009cm" svg:x2="8.89cm" svg:y2="2.009cm">
          <text:p/>
        </draw:line>
        <draw:frame draw:style-name="gr5" draw:text-style-name="P6" draw:layer="layout" svg:width="3.048cm" svg:height="0.725cm" svg:x="5.842cm" svg:y="1.284cm">
          <draw:text-box>
            <text:p text:style-name="P3"><text:span text:style-name="T3">console</text:span></text:p>
          </draw:text-box>
        </draw:frame>
        <draw:frame draw:style-name="gr5" draw:text-style-name="P4" draw:layer="layout" svg:width="2.286cm" svg:height="0.725cm" svg:x="5.842cm" svg:y="2.173cm">
          <draw:text-box>
            <text:p text:style-name="P3"><text:span text:style-name="T1">app</text:span></text:p>
          </draw:text-box>
        </draw:frame>
        <draw:line draw:style-name="gr3" draw:text-style-name="P2" draw:layer="layout" svg:x1="5.842cm" svg:y1="3.062cm" svg:x2="8.89cm" svg:y2="3.062cm">
          <text:p/>
        </draw:line>
        <draw:line draw:style-name="gr3" draw:text-style-name="P2" draw:layer="layout" svg:x1="16.002cm" svg:y1="1.284cm" svg:x2="16.002cm" svg:y2="4.586cm">
          <text:p/>
        </draw:line>
        <draw:line draw:style-name="gr3" draw:text-style-name="P2" draw:layer="layout" svg:x1="13.97cm" svg:y1="2.046cm" svg:x2="16.002cm" svg:y2="2.046cm">
          <text:p/>
        </draw:line>
        <draw:line draw:style-name="gr3" draw:text-style-name="P2" draw:layer="layout" svg:x1="13.97cm" svg:y1="3.062cm" svg:x2="16.002cm" svg:y2="3.062cm">
          <text:p/>
        </draw:line>
        <draw:line draw:style-name="gr3" draw:text-style-name="P2" draw:layer="layout" svg:x1="13.97cm" svg:y1="3.824cm" svg:x2="16.002cm" svg:y2="3.824cm">
          <text:p/>
        </draw:line>
        <draw:line draw:style-name="gr3" draw:text-style-name="P2" draw:layer="layout" svg:x1="13.97cm" svg:y1="4.586cm" svg:x2="16.51cm" svg:y2="4.586cm">
          <text:p/>
        </draw:line>
        <draw:line draw:style-name="gr3" draw:text-style-name="P2" draw:layer="layout" svg:x1="13.97cm" svg:y1="5.348cm" svg:x2="16.51cm" svg:y2="5.348cm">
          <text:p/>
        </draw:line>
        <draw:line draw:style-name="gr7" draw:text-style-name="P7" draw:layer="layout" svg:x1="8.509cm" svg:y1="2.554cm" svg:x2="14.351cm" svg:y2="2.554cm">
          <text:p/>
        </draw:line>
        <draw:line draw:style-name="gr7" draw:text-style-name="P7" draw:layer="layout" svg:x1="8.509cm" svg:y1="3.443cm" svg:x2="14.351cm" svg:y2="3.443cm">
          <text:p/>
        </draw:line>
        <draw:line draw:style-name="gr7" draw:text-style-name="P7" draw:layer="layout" svg:x1="8.509cm" svg:y1="4.205cm" svg:x2="14.351cm" svg:y2="4.205cm">
          <text:p/>
        </draw:line>
        <draw:frame draw:style-name="gr5" draw:text-style-name="P4" draw:layer="layout" svg:width="3.81cm" svg:height="0.725cm" svg:x="5.08cm" svg:y="0.522cm">
          <draw:text-box>
            <text:p text:style-name="P3"><text:span text:style-name="T1">Console</text:span></text:p>
          </draw:text-box>
        </draw:frame>
        <draw:frame draw:style-name="gr5" draw:text-style-name="P4" draw:layer="layout" svg:width="2.54cm" svg:height="0.725cm" svg:x="13.97cm" svg:y="0.522cm">
          <draw:text-box>
            <text:p text:style-name="P3"><text:span text:style-name="T1">Console</text:span></text:p>
          </draw:text-box>
        </draw:frame>
        <draw:custom-shape draw:style-name="gr12" draw:text-style-name="P11" draw:layer="layout" svg:width="2.032cm" svg:height="0.762cm" svg:x="10.414cm" svg:y="2.173cm">
          <text:p text:style-name="P3"><text:span text:style-name="T5">APDU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032cm" svg:height="0.762cm" svg:x="10.414cm" svg:y="3.062cm">
          <text:p text:style-name="P3"><text:span text:style-name="T5">NPDU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54cm" svg:height="0.762cm" svg:x="10.16cm" svg:y="3.824cm">
          <text:p text:style-name="P3"><text:span text:style-name="T5">BV</text:span><text:span text:style-name="T5">LP</text:span><text:span text:style-name="T5">DU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35cm" svg:height="6.731cm" svg:x="12.7cm" svg:y="7.621cm">
          <draw:text-box>
            <text:p><text:span text:style-name="T4">Like all </text:span><text:span text:style-name="T4">BACnet </text:span><text:span text:style-name="T4">applications, </text:span><text:span text:style-name="T4">each of the </text:span><text:span text:style-name="T4">layers in a </text:span><text:span text:style-name="T4">stack is </text:span><text:span text:style-name="T4">designed to </text:span><text:span text:style-name="T4">exchange </text:span><text:span text:style-name="T4">some content </text:span><text:span text:style-name="T4">with its peers </text:span><text:span text:style-name="T4">in other </text:span><text:span text:style-name="T4">stacks. <text:s/>The </text:span><text:span text:style-name="T4">application </text:span><text:span text:style-name="T4">layer </text:span><text:span text:style-name="T4">exchanges </text:span><text:span text:style-name="T4">information </text:span><text:span text:style-name="T4">about objects </text:span><text:span text:style-name="T4">and </text:span><text:span text:style-name="T4">properties </text:span><text:span text:style-name="T4">using APDUs, </text:span><text:span text:style-name="T4">network </text:span><text:span text:style-name="T4">layers </text:span><text:span text:style-name="T4">exchange </text:span><text:span text:style-name="T4">topology </text:span><text:span text:style-name="T4">information.</text:span></text:p>
            <text:p><text:span text:style-name="T4"/></text:p>
            <text:p><text:span text:style-name="T4">The BACnet </text:span><text:span text:style-name="T4">Virtual Link </text:span><text:span text:style-name="T4">Layer is </text:span><text:span text:style-name="T4">similar to </text:span><text:span text:style-name="T4">BACnet/IP.</text:span></text:p>
          </draw:text-box>
        </draw:frame>
      </draw:page>
      <draw:page draw:name="page3" draw:style-name="dp1" draw:master-page-name="Default">
        <draw:custom-shape draw:style-name="gr14" draw:text-style-name="P7" draw:layer="layout" svg:width="6.35cm" svg:height="5.08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line draw:style-name="gr3" draw:text-style-name="P7" draw:layer="layout" svg:x1="8.89cm" svg:y1="6.096cm" svg:x2="9.906cm" svg:y2="6.096cm">
          <text:p/>
        </draw:line>
        <draw:line draw:style-name="gr3" draw:text-style-name="P7" draw:layer="layout" svg:x1="8.89cm" svg:y1="5.588cm" svg:x2="10.414cm" svg:y2="5.588cm">
          <text:p/>
        </draw:line>
        <draw:line draw:style-name="gr3" draw:text-style-name="P7" draw:layer="layout" svg:x1="8.89cm" svg:y1="9.779cm" svg:x2="10.414cm" svg:y2="9.779cm">
          <text:p/>
        </draw:line>
        <draw:line draw:style-name="gr3" draw:text-style-name="P7" draw:layer="layout" svg:x1="8.89cm" svg:y1="9.271cm" svg:x2="9.906cm" svg:y2="9.271cm">
          <text:p/>
        </draw:line>
        <draw:frame draw:style-name="gr4" draw:text-style-name="P4" draw:layer="layout" svg:width="3.81cm" svg:height="0.762cm" svg:x="5.08cm" svg:y="5.461cm">
          <draw:text-box>
            <text:p text:style-name="P3"><text:span text:style-name="T1">OS</text:span></text:p>
          </draw:text-box>
        </draw:frame>
        <draw:frame draw:style-name="gr5" draw:text-style-name="P4" draw:layer="layout" svg:width="3.81cm" svg:height="0.725cm" svg:x="5.08cm" svg:y="4.572cm">
          <draw:text-box>
            <text:p text:style-name="P3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3"><text:span text:style-name="T1">net</text:span></text:p>
          </draw:text-box>
        </draw:frame>
        <draw:line draw:style-name="gr3" draw:text-style-name="P7" draw:layer="layout" svg:x1="9.906cm" svg:y1="6.096cm" svg:x2="9.906cm" svg:y2="9.271cm">
          <text:p/>
        </draw:line>
        <draw:line draw:style-name="gr3" draw:text-style-name="P7" draw:layer="layout" svg:x1="10.414cm" svg:y1="5.588cm" svg:x2="10.414cm" svg:y2="9.779cm">
          <text:p/>
        </draw:line>
        <draw:frame draw:style-name="gr6" draw:text-style-name="P5" draw:layer="layout" svg:width="3.298cm" svg:height="0.645cm" draw:transform="rotate (1.58912228394084) translate (5.127cm 4.572cm)">
          <draw:text-box>
            <text:p text:style-name="P3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3.048cm" svg:height="0.725cm" svg:x="5.842cm" svg:y="3.81cm">
          <draw:text-box>
            <text:p text:style-name="P3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3"><text:span text:style-name="T3">console</text:span></text:p>
          </draw:text-box>
        </draw:frame>
        <draw:frame draw:style-name="gr5" draw:text-style-name="P4" draw:layer="layout" svg:width="3.048cm" svg:height="0.725cm" svg:x="5.842cm" svg:y="2.159cm">
          <draw:text-box>
            <text:p text:style-name="P3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frame draw:style-name="gr5" draw:text-style-name="P4" draw:layer="layout" svg:width="6.35cm" svg:height="0.725cm" svg:x="2.54cm" svg:y="8.128cm">
          <draw:text-box>
            <text:p text:style-name="P3"><text:span text:style-name="T1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3"><text:span text:style-name="T1">Console</text:span></text:p>
          </draw:text-box>
        </draw:frame>
        <draw:frame draw:style-name="gr8" draw:text-style-name="P8" draw:layer="layout" svg:width="6.35cm" svg:height="6.731cm" svg:x="12.7cm" svg:y="7.621cm">
          <draw:text-box>
            <text:p><text:span text:style-name="T4">BACnet/MQT</text:span><text:span text:style-name="T4">T peers are </text:span><text:span text:style-name="T4">TCP clients </text:span><text:span text:style-name="T4">of a </text:span><text:span text:style-name="T6">broker</text:span><text:span text:style-name="T4"> </text:span><text:span text:style-name="T4">which </text:span><text:span text:style-name="T4">provides a </text:span><text:span text:style-name="T6">publish/sub</text:span><text:span text:style-name="T6">scribe</text:span><text:span text:style-name="T4"> </text:span><text:span text:style-name="T4">service </text:span><text:span text:style-name="T4">organized </text:span><text:span text:style-name="T4">into </text:span><text:span text:style-name="T6">topics</text:span><text:span text:style-name="T4">. <text:s/></text:span><text:span text:style-name="T4">MQTT </text:span><text:span text:style-name="T4">provides few </text:span><text:span text:style-name="T4">restrictions </text:span><text:span text:style-name="T4">on topic </text:span><text:span text:style-name="T4">names, no </text:span><text:span text:style-name="T4">restriction on </text:span><text:span text:style-name="T4">what clients </text:span><text:span text:style-name="T4">can publish </text:span><text:span text:style-name="T4">to which </text:span><text:span text:style-name="T4">topics, or </text:span><text:span text:style-name="T4">which clients </text:span><text:span text:style-name="T4">can subscribe </text:span><text:span text:style-name="T4">to topics. </text:span><text:span text:style-name="T4">Some </text:span><text:span text:style-name="T4">implementati</text:span><text:span text:style-name="T4">ons provide </text:span><text:span text:style-name="T4">that as an </text:span><text:span text:style-name="T4">additional </text:span><text:span text:style-name="T4">service, </text:span><text:span text:style-name="T4">along with </text:span><text:span text:style-name="T4">automatic </text:span><text:span text:style-name="T4">failover and </text:span><text:span text:style-name="T4">clustering.</text:span></text:p>
          </draw:text-box>
        </draw:frame>
      </draw:page>
      <draw:page draw:name="page4" draw:style-name="dp1" draw:master-page-name="Default">
        <draw:custom-shape draw:style-name="gr14" draw:text-style-name="P7" draw:layer="layout" svg:width="6.35cm" svg:height="5.08cm" svg:x="2.527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67cm" svg:y="1.2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67cm" svg:y1="5.334cm" svg:x2="8.877cm" svg:y2="5.334cm">
          <text:p/>
        </draw:line>
        <draw:line draw:style-name="gr3" draw:text-style-name="P2" draw:layer="layout" svg:x1="5.067cm" svg:y1="4.572cm" svg:x2="8.877cm" svg:y2="4.572cm">
          <text:p/>
        </draw:line>
        <draw:custom-shape draw:style-name="gr15" draw:text-style-name="P12" draw:layer="layout" svg:width="2.286cm" svg:height="0.762cm" svg:x="4.826cm" svg:y="9.144cm">
          <text:p text:style-name="P3"><text:span text:style-name="T7">0123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8.877cm" svg:y1="6.096cm" svg:x2="9.893cm" svg:y2="6.096cm">
          <text:p/>
        </draw:line>
        <draw:line draw:style-name="gr3" draw:text-style-name="P7" draw:layer="layout" svg:x1="8.877cm" svg:y1="5.588cm" svg:x2="10.401cm" svg:y2="5.588cm">
          <text:p/>
        </draw:line>
        <draw:line draw:style-name="gr3" draw:text-style-name="P7" draw:layer="layout" svg:x1="8.877cm" svg:y1="9.779cm" svg:x2="10.401cm" svg:y2="9.779cm">
          <text:p/>
        </draw:line>
        <draw:line draw:style-name="gr3" draw:text-style-name="P7" draw:layer="layout" svg:x1="8.877cm" svg:y1="9.271cm" svg:x2="9.893cm" svg:y2="9.271cm">
          <text:p/>
        </draw:line>
        <draw:frame draw:style-name="gr4" draw:text-style-name="P4" draw:layer="layout" svg:width="3.823cm" svg:height="0.762cm" svg:x="5.067cm" svg:y="5.461cm">
          <draw:text-box>
            <text:p text:style-name="P3"><text:span text:style-name="T1">OS</text:span></text:p>
          </draw:text-box>
        </draw:frame>
        <draw:frame draw:style-name="gr5" draw:text-style-name="P4" draw:layer="layout" svg:width="3.823cm" svg:height="0.725cm" svg:x="5.067cm" svg:y="4.572cm">
          <draw:text-box>
            <text:p text:style-name="P3"><text:span text:style-name="T1">paho</text:span></text:p>
          </draw:text-box>
        </draw:frame>
        <draw:frame draw:style-name="gr5" draw:text-style-name="P4" draw:layer="layout" svg:width="3.061cm" svg:height="0.725cm" svg:x="5.829cm" svg:y="3.048cm">
          <draw:text-box>
            <text:p text:style-name="P3"><text:span text:style-name="T1">net</text:span></text:p>
          </draw:text-box>
        </draw:frame>
        <draw:line draw:style-name="gr3" draw:text-style-name="P7" draw:layer="layout" svg:x1="9.893cm" svg:y1="6.096cm" svg:x2="9.893cm" svg:y2="9.271cm">
          <text:p/>
        </draw:line>
        <draw:line draw:style-name="gr3" draw:text-style-name="P7" draw:layer="layout" svg:x1="10.401cm" svg:y1="5.588cm" svg:x2="10.401cm" svg:y2="9.779cm">
          <text:p/>
        </draw:line>
        <draw:frame draw:style-name="gr5" draw:text-style-name="P13" draw:layer="layout" svg:width="2.286cm" svg:height="0.725cm" svg:x="2.54cm" svg:y="9.144cm">
          <draw:text-box>
            <text:p text:style-name="P3"><text:span text:style-name="T8">Net</text:span></text:p>
          </draw:text-box>
        </draw:frame>
        <draw:frame draw:style-name="gr6" draw:text-style-name="P5" draw:layer="layout" svg:width="3.298cm" svg:height="0.645cm" draw:transform="rotate (1.58912228394084) translate (5.114cm 4.572cm)">
          <draw:text-box>
            <text:p text:style-name="P3"><text:span text:style-name="T2">BACpypes</text:span></text:p>
          </draw:text-box>
        </draw:frame>
        <draw:line draw:style-name="gr3" draw:text-style-name="P2" draw:layer="layout" svg:x1="5.829cm" svg:y1="1.27cm" svg:x2="5.829cm" svg:y2="4.572cm">
          <text:p/>
        </draw:line>
        <draw:frame draw:style-name="gr5" draw:text-style-name="P4" draw:layer="layout" svg:width="3.061cm" svg:height="0.725cm" svg:x="5.829cm" svg:y="3.81cm">
          <draw:text-box>
            <text:p text:style-name="P3"><text:span text:style-name="T1">bvll</text:span></text:p>
          </draw:text-box>
        </draw:frame>
        <draw:line draw:style-name="gr3" draw:text-style-name="P2" draw:layer="layout" svg:x1="5.829cm" svg:y1="3.81cm" svg:x2="8.877cm" svg:y2="3.81cm">
          <text:p/>
        </draw:line>
        <draw:line draw:style-name="gr3" draw:text-style-name="P2" draw:layer="layout" svg:x1="5.829cm" svg:y1="1.995cm" svg:x2="8.877cm" svg:y2="1.995cm">
          <text:p/>
        </draw:line>
        <draw:frame draw:style-name="gr5" draw:text-style-name="P6" draw:layer="layout" svg:width="3.061cm" svg:height="0.725cm" svg:x="5.829cm" svg:y="1.27cm">
          <draw:text-box>
            <text:p text:style-name="P3"><text:span text:style-name="T3">console</text:span></text:p>
          </draw:text-box>
        </draw:frame>
        <draw:frame draw:style-name="gr5" draw:text-style-name="P4" draw:layer="layout" svg:width="3.061cm" svg:height="0.725cm" svg:x="5.829cm" svg:y="2.159cm">
          <draw:text-box>
            <text:p text:style-name="P3"><text:span text:style-name="T1">app</text:span></text:p>
          </draw:text-box>
        </draw:frame>
        <draw:line draw:style-name="gr3" draw:text-style-name="P2" draw:layer="layout" svg:x1="5.829cm" svg:y1="3.048cm" svg:x2="8.877cm" svg:y2="3.048cm">
          <text:p/>
        </draw:line>
        <draw:frame draw:style-name="gr5" draw:text-style-name="P4" draw:layer="layout" svg:width="6.35cm" svg:height="0.725cm" svg:x="2.527cm" svg:y="8.128cm">
          <draw:text-box>
            <text:p text:style-name="P3"><text:span text:style-name="T1">MQTT Broker</text:span></text:p>
          </draw:text-box>
        </draw:frame>
        <draw:frame draw:style-name="gr5" draw:text-style-name="P4" draw:layer="layout" svg:width="3.81cm" svg:height="0.725cm" svg:x="5.067cm" svg:y="0.508cm">
          <draw:text-box>
            <text:p text:style-name="P3"><text:span text:style-name="T1">Console</text:span></text:p>
          </draw:text-box>
        </draw:frame>
        <draw:frame draw:style-name="gr8" draw:text-style-name="P8" draw:layer="layout" svg:width="6.35cm" svg:height="6.731cm" svg:x="12.687cm" svg:y="7.621cm">
          <draw:text-box>
            <text:p><text:span text:style-name="T4">MQTT Topics </text:span><text:span text:style-name="T4">are </text:span><text:span text:style-name="T4">structured in </text:span><text:span text:style-name="T4">a hierarchy </text:span><text:span text:style-name="T4">similar to </text:span><text:span text:style-name="T4">folders and </text:span><text:span text:style-name="T4">files in a file </text:span><text:span text:style-name="T4">system using </text:span><text:span text:style-name="T4">the forward </text:span><text:span text:style-name="T4">slash ( / ) as a </text:span><text:span text:style-name="T4">delimiter. <text:s/></text:span><text:span text:style-name="T4">BACnet/MQT</text:span><text:span text:style-name="T4">T divides that </text:span><text:span text:style-name="T4">into a </text:span><text:span text:style-name="T6">network</text:span><text:span text:style-name="T4"> and </text:span><text:span text:style-name="T4">an </text:span><text:span text:style-name="T6">address</text:span><text:span text:style-name="T4">, </text:span><text:span text:style-name="T4">where the </text:span><text:span text:style-name="T4">network </text:span><text:span text:style-name="T4">name is </text:span><text:span text:style-name="T4">unrestricted </text:span><text:span text:style-name="T4">and the </text:span><text:span text:style-name="T4">address is </text:span><text:span text:style-name="T4">the virtual </text:span><text:span text:style-name="T4">MAC address </text:span><text:span text:style-name="T4">of the client, </text:span><text:span text:style-name="T4">lowercase </text:span><text:span text:style-name="T4">hex encoded.</text:span></text:p>
            <text:p><text:span text:style-name="T4"/></text:p>
            <text:p><text:span text:style-name="T9">Topic names </text:span><text:span text:style-name="T9">are case </text:span><text:span text:style-name="T9">sensitive.</text:span></text:p>
          </draw:text-box>
        </draw:frame>
        <draw:frame draw:style-name="gr5" draw:text-style-name="P13" draw:layer="layout" svg:width="5.334cm" svg:height="0.725cm" svg:x="3.048cm" svg:y="10.197cm">
          <draw:text-box>
            <text:p text:style-name="P3"><text:span text:style-name="T8">bacnet-</text:span><text:span text:style-name="T8">mqtt/0123</text:span></text:p>
          </draw:text-box>
        </draw:frame>
      </draw:page>
      <draw:page draw:name="page5" draw:style-name="dp1" draw:master-page-name="Default">
        <draw:custom-shape draw:style-name="gr14" draw:text-style-name="P7" draw:layer="layout" svg:width="6.35cm" svg:height="5.08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custom-shape draw:style-name="gr16" draw:text-style-name="P14" draw:layer="layout" svg:width="2.286cm" svg:height="0.762cm" svg:x="4.826cm" svg:y="9.145cm">
          <text:p text:style-name="P3"><text:span text:style-name="T5">0</text:span><text:span text:style-name="T5">1</text:span><text:span text:style-name="T5">2</text:span><text:span text:style-name="T5">3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8.89cm" svg:y1="6.096cm" svg:x2="9.906cm" svg:y2="6.096cm">
          <text:p/>
        </draw:line>
        <draw:line draw:style-name="gr3" draw:text-style-name="P7" draw:layer="layout" svg:x1="8.89cm" svg:y1="5.588cm" svg:x2="10.414cm" svg:y2="5.588cm">
          <text:p/>
        </draw:line>
        <draw:line draw:style-name="gr3" draw:text-style-name="P7" draw:layer="layout" svg:x1="8.89cm" svg:y1="9.779cm" svg:x2="10.414cm" svg:y2="9.779cm">
          <text:p/>
        </draw:line>
        <draw:line draw:style-name="gr3" draw:text-style-name="P7" draw:layer="layout" svg:x1="8.89cm" svg:y1="9.271cm" svg:x2="9.906cm" svg:y2="9.271cm">
          <text:p/>
        </draw:line>
        <draw:custom-shape draw:style-name="gr15" draw:text-style-name="P12" draw:layer="layout" svg:width="2.286cm" svg:height="0.762cm" svg:x="4.826cm" svg:y="12.955cm">
          <text:p text:style-name="P3"><text:span text:style-name="T7">8000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81cm" svg:height="0.762cm" svg:x="5.08cm" svg:y="5.461cm">
          <draw:text-box>
            <text:p text:style-name="P3"><text:span text:style-name="T1">OS</text:span></text:p>
          </draw:text-box>
        </draw:frame>
        <draw:frame draw:style-name="gr5" draw:text-style-name="P4" draw:layer="layout" svg:width="3.81cm" svg:height="0.725cm" svg:x="5.08cm" svg:y="4.572cm">
          <draw:text-box>
            <text:p text:style-name="P3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3"><text:span text:style-name="T1">net</text:span></text:p>
          </draw:text-box>
        </draw:frame>
        <draw:line draw:style-name="gr3" draw:text-style-name="P7" draw:layer="layout" svg:x1="9.906cm" svg:y1="6.096cm" svg:x2="9.906cm" svg:y2="9.271cm">
          <text:p/>
        </draw:line>
        <draw:line draw:style-name="gr3" draw:text-style-name="P7" draw:layer="layout" svg:x1="10.414cm" svg:y1="5.588cm" svg:x2="10.414cm" svg:y2="9.779cm">
          <text:p/>
        </draw:line>
        <draw:frame draw:style-name="gr5" draw:text-style-name="P4" draw:layer="layout" svg:width="2.286cm" svg:height="0.725cm" svg:x="2.54cm" svg:y="9.144cm">
          <draw:text-box>
            <text:p text:style-name="P3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72cm)">
          <draw:text-box>
            <text:p text:style-name="P3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3.048cm" svg:height="0.725cm" svg:x="5.842cm" svg:y="3.81cm">
          <draw:text-box>
            <text:p text:style-name="P3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3"><text:span text:style-name="T3">console</text:span></text:p>
          </draw:text-box>
        </draw:frame>
        <draw:frame draw:style-name="gr5" draw:text-style-name="P4" draw:layer="layout" svg:width="3.048cm" svg:height="0.725cm" svg:x="5.842cm" svg:y="2.159cm">
          <draw:text-box>
            <text:p text:style-name="P3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frame draw:style-name="gr5" draw:text-style-name="P4" draw:layer="layout" svg:width="6.35cm" svg:height="0.725cm" svg:x="2.54cm" svg:y="8.128cm">
          <draw:text-box>
            <text:p text:style-name="P3"><text:span text:style-name="T1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3"><text:span text:style-name="T1">Console</text:span></text:p>
          </draw:text-box>
        </draw:frame>
        <draw:frame draw:style-name="gr8" draw:text-style-name="P8" draw:layer="layout" svg:width="6.35cm" svg:height="6.731cm" svg:x="12.7cm" svg:y="7.62cm">
          <draw:text-box>
            <text:p><text:span text:style-name="T4">BACnet/MQT</text:span><text:span text:style-name="T4">T reserves a </text:span><text:span text:style-name="T4">special </text:span><text:span text:style-name="T6">broadcast </text:span><text:span text:style-name="T6">topic</text:span><text:span text:style-name="T4"> that is </text:span><text:span text:style-name="T4">shared by all </text:span><text:span text:style-name="T4">of the clients </text:span><text:span text:style-name="T4">and functions </text:span><text:span text:style-name="T4">as the </text:span><text:span text:style-name="T4">broadcast </text:span><text:span text:style-name="T4">MAC address </text:span><text:span text:style-name="T4">for the </text:span><text:span text:style-name="T4">virtual </text:span><text:span text:style-name="T4">network.</text:span></text:p>
            <text:p><text:span text:style-name="T4"/></text:p>
            <text:p><text:span text:style-name="T4">It is encoded </text:span><text:span text:style-name="T4">as X’80...’ to </text:span><text:span text:style-name="T4">match the </text:span><text:span text:style-name="T4">broadcast </text:span><text:span text:style-name="T4">address </text:span><text:span text:style-name="T4">design </text:span><text:span text:style-name="T4">pattern for </text:span><text:span text:style-name="T4">VMACs. <text:s/>The </text:span><text:span text:style-name="T4">address </text:span><text:span text:style-name="T4">length is the </text:span><text:span text:style-name="T4">same </text:span><text:span text:style-name="T4">constant </text:span><text:span text:style-name="T4">length for all </text:span><text:span text:style-name="T4">virtual </text:span><text:span text:style-name="T4">network </text:span><text:span text:style-name="T4">addresses.</text:span></text:p>
          </draw:text-box>
        </draw:frame>
      </draw:page>
      <draw:page draw:name="page6" draw:style-name="dp1" draw:master-page-name="Default">
        <draw:line draw:style-name="gr17" draw:text-style-name="P7" draw:layer="layout" svg:x1="8.89cm" svg:y1="6.093cm" svg:x2="9.906cm" svg:y2="6.093cm">
          <text:p/>
        </draw:line>
        <draw:line draw:style-name="gr17" draw:text-style-name="P7" draw:layer="layout" svg:x1="8.89cm" svg:y1="5.585cm" svg:x2="10.414cm" svg:y2="5.585cm">
          <text:p/>
        </draw:line>
        <draw:custom-shape draw:style-name="gr18" draw:text-style-name="P7" draw:layer="layout" svg:width="6.35cm" svg:height="5.08cm" svg:x="2.54cm" svg:y="8.8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67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8.128cm" svg:y1="5.839cm" svg:x2="10.16cm" svg:y2="5.839cm">
          <text:p/>
        </draw:line>
        <draw:line draw:style-name="gr19" draw:text-style-name="P7" draw:layer="layout" svg:x1="10.16cm" svg:y1="5.839cm" svg:x2="10.16cm" svg:y2="9.522cm">
          <text:p/>
        </draw:line>
        <draw:line draw:style-name="gr3" draw:text-style-name="P2" draw:layer="layout" svg:x1="5.08cm" svg:y1="5.331cm" svg:x2="8.89cm" svg:y2="5.331cm">
          <text:p/>
        </draw:line>
        <draw:line draw:style-name="gr3" draw:text-style-name="P2" draw:layer="layout" svg:x1="5.08cm" svg:y1="4.569cm" svg:x2="8.89cm" svg:y2="4.569cm">
          <text:p/>
        </draw:line>
        <draw:custom-shape draw:style-name="gr16" draw:text-style-name="P14" draw:layer="layout" svg:width="2.286cm" svg:height="0.762cm" svg:x="4.826cm" svg:y="9.144cm">
          <text:p text:style-name="P15"><text:span text:style-name="T5">0123</text:span></text:p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8.128cm" svg:y1="9.522cm" svg:x2="10.16cm" svg:y2="9.522cm">
          <text:p/>
        </draw:line>
        <draw:line draw:style-name="gr17" draw:text-style-name="P7" draw:layer="layout" svg:x1="8.89cm" svg:y1="9.776cm" svg:x2="10.414cm" svg:y2="9.776cm">
          <text:p/>
        </draw:line>
        <draw:line draw:style-name="gr17" draw:text-style-name="P7" draw:layer="layout" svg:x1="8.89cm" svg:y1="9.268cm" svg:x2="9.906cm" svg:y2="9.268cm">
          <text:p/>
        </draw:line>
        <draw:custom-shape draw:style-name="gr16" draw:text-style-name="P14" draw:layer="layout" svg:width="2.286cm" svg:height="0.762cm" svg:x="4.826cm" svg:y="12.954cm">
          <text:p text:style-name="P15"><text:span text:style-name="T5">8000</text:span></text:p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7.112cm" svg:y1="13.335cm" svg:x2="8.128cm" svg:y2="13.332cm">
          <text:p/>
        </draw:line>
        <draw:frame draw:style-name="gr4" draw:text-style-name="P4" draw:layer="layout" svg:width="3.048cm" svg:height="0.762cm" svg:x="5.08cm" svg:y="5.458cm">
          <draw:text-box>
            <text:p text:style-name="P15"><text:span text:style-name="T1">OS</text:span></text:p>
          </draw:text-box>
        </draw:frame>
        <draw:frame draw:style-name="gr5" draw:text-style-name="P4" draw:layer="layout" svg:width="3.048cm" svg:height="0.725cm" svg:x="5.08cm" svg:y="4.569cm">
          <draw:text-box>
            <text:p text:style-name="P15"><text:span text:style-name="T1">paho</text:span></text:p>
          </draw:text-box>
        </draw:frame>
        <draw:frame draw:style-name="gr5" draw:text-style-name="P4" draw:layer="layout" svg:width="3.048cm" svg:height="0.725cm" svg:x="5.842cm" svg:y="3.045cm">
          <draw:text-box>
            <text:p text:style-name="P15"><text:span text:style-name="T1">net</text:span></text:p>
          </draw:text-box>
        </draw:frame>
        <draw:line draw:style-name="gr17" draw:text-style-name="P7" draw:layer="layout" svg:x1="9.906cm" svg:y1="6.093cm" svg:x2="9.906cm" svg:y2="9.268cm">
          <text:p/>
        </draw:line>
        <draw:line draw:style-name="gr17" draw:text-style-name="P7" draw:layer="layout" svg:x1="10.414cm" svg:y1="5.585cm" svg:x2="10.414cm" svg:y2="9.776cm">
          <text:p/>
        </draw:line>
        <draw:line draw:style-name="gr19" draw:text-style-name="P7" draw:layer="layout" svg:x1="8.128cm" svg:y1="9.522cm" svg:x2="8.128cm" svg:y2="13.332cm">
          <text:p/>
        </draw:line>
        <draw:frame draw:style-name="gr5" draw:text-style-name="P4" draw:layer="layout" svg:width="2.286cm" svg:height="0.725cm" svg:x="2.54cm" svg:y="9.141cm">
          <draw:text-box>
            <text:p text:style-name="P15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69cm)">
          <draw:text-box>
            <text:p text:style-name="P16"><text:span text:style-name="T2">BACpypes</text:span></text:p>
          </draw:text-box>
        </draw:frame>
        <draw:line draw:style-name="gr3" draw:text-style-name="P2" draw:layer="layout" svg:x1="5.842cm" svg:y1="1.267cm" svg:x2="5.842cm" svg:y2="4.569cm">
          <text:p/>
        </draw:line>
        <draw:frame draw:style-name="gr5" draw:text-style-name="P4" draw:layer="layout" svg:width="2.286cm" svg:height="0.725cm" svg:x="5.842cm" svg:y="3.807cm">
          <draw:text-box>
            <text:p text:style-name="P15"><text:span text:style-name="T1">bvll</text:span></text:p>
          </draw:text-box>
        </draw:frame>
        <draw:line draw:style-name="gr3" draw:text-style-name="P2" draw:layer="layout" svg:x1="5.842cm" svg:y1="3.807cm" svg:x2="8.89cm" svg:y2="3.807cm">
          <text:p/>
        </draw:line>
        <draw:line draw:style-name="gr3" draw:text-style-name="P2" draw:layer="layout" svg:x1="5.842cm" svg:y1="1.992cm" svg:x2="8.89cm" svg:y2="1.992cm">
          <text:p/>
        </draw:line>
        <draw:frame draw:style-name="gr5" draw:text-style-name="P6" draw:layer="layout" svg:width="3.048cm" svg:height="0.725cm" svg:x="5.842cm" svg:y="1.267cm">
          <draw:text-box>
            <text:p text:style-name="P16"><text:span text:style-name="T3">console</text:span></text:p>
          </draw:text-box>
        </draw:frame>
        <draw:line draw:style-name="gr20" draw:text-style-name="P7" draw:layer="layout" svg:x1="8.128cm" svg:y1="4.174cm" svg:x2="8.128cm" svg:y2="5.839cm">
          <text:p/>
        </draw:line>
        <draw:frame draw:style-name="gr5" draw:text-style-name="P4" draw:layer="layout" svg:width="3.048cm" svg:height="0.725cm" svg:x="5.842cm" svg:y="2.156cm">
          <draw:text-box>
            <text:p text:style-name="P15"><text:span text:style-name="T1">app</text:span></text:p>
          </draw:text-box>
        </draw:frame>
        <draw:line draw:style-name="gr3" draw:text-style-name="P2" draw:layer="layout" svg:x1="5.842cm" svg:y1="3.045cm" svg:x2="8.89cm" svg:y2="3.045cm">
          <text:p/>
        </draw:line>
        <draw:frame draw:style-name="gr5" draw:text-style-name="P17" draw:layer="layout" svg:width="6.35cm" svg:height="0.725cm" svg:x="2.54cm" svg:y="8.125cm">
          <draw:text-box>
            <text:p text:style-name="P15"><text:span text:style-name="T10">MQTT Broker</text:span></text:p>
          </draw:text-box>
        </draw:frame>
        <draw:frame draw:style-name="gr5" draw:text-style-name="P4" draw:layer="layout" svg:width="3.81cm" svg:height="0.725cm" svg:x="5.08cm" svg:y="0.505cm">
          <draw:text-box>
            <text:p text:style-name="P15"><text:span text:style-name="T1">Console</text:span></text:p>
          </draw:text-box>
        </draw:frame>
        <draw:frame draw:style-name="gr8" draw:text-style-name="P8" draw:layer="layout" svg:width="6.35cm" svg:height="6.731cm" svg:x="12.7cm" svg:y="7.621cm">
          <draw:text-box>
            <text:p text:style-name="P18"><text:span text:style-name="T4">After </text:span><text:span text:style-name="T4">establishing </text:span><text:span text:style-name="T4">the </text:span><text:span text:style-name="T4">connection, a </text:span><text:span text:style-name="T4">BACnet/MQT</text:span><text:span text:style-name="T4">T node </text:span><text:span text:style-name="T4">subscribes to </text:span><text:span text:style-name="T4">the </text:span><text:span text:style-name="T4">broadcast </text:span><text:span text:style-name="T4">topic. <text:s/>It may </text:span><text:span text:style-name="T4">start </text:span><text:span text:style-name="T4">receiving </text:span><text:span text:style-name="T4">broadcast </text:span><text:span text:style-name="T4">messages </text:span><text:span text:style-name="T4">even before </text:span><text:span text:style-name="T4">completing </text:span><text:span text:style-name="T4">its setup </text:span><text:span text:style-name="T4">process.</text:span></text:p>
          </draw:text-box>
        </draw:frame>
      </draw:page>
      <draw:page draw:name="page7" draw:style-name="dp1" draw:master-page-name="Default">
        <draw:custom-shape draw:style-name="gr18" draw:text-style-name="P7" draw:layer="layout" svg:width="6.35cm" svg:height="5.08cm" svg:x="2.5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8.128cm" svg:y1="5.842cm" svg:x2="10.16cm" svg:y2="5.842cm">
          <text:p/>
        </draw:line>
        <draw:line draw:style-name="gr19" draw:text-style-name="P7" draw:layer="layout" svg:x1="10.16cm" svg:y1="5.842cm" svg:x2="10.16cm" svg:y2="9.525cm">
          <text:p/>
        </draw:lin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custom-shape draw:style-name="gr16" draw:text-style-name="P14" draw:layer="layout" svg:width="2.286cm" svg:height="0.762cm" svg:x="4.826cm" svg:y="9.144cm">
          <text:p text:style-name="P3"><text:span text:style-name="T5">0123</text:span></text:p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7.112cm" svg:y1="9.525cm" svg:x2="10.16cm" svg:y2="9.525cm">
          <text:p/>
        </draw:line>
        <draw:line draw:style-name="gr17" draw:text-style-name="P7" draw:layer="layout" svg:x1="8.89cm" svg:y1="6.096cm" svg:x2="9.906cm" svg:y2="6.096cm">
          <text:p/>
        </draw:line>
        <draw:line draw:style-name="gr17" draw:text-style-name="P7" draw:layer="layout" svg:x1="8.89cm" svg:y1="5.588cm" svg:x2="10.414cm" svg:y2="5.588cm">
          <text:p/>
        </draw:line>
        <draw:line draw:style-name="gr17" draw:text-style-name="P7" draw:layer="layout" svg:x1="8.89cm" svg:y1="9.779cm" svg:x2="10.414cm" svg:y2="9.779cm">
          <text:p/>
        </draw:line>
        <draw:line draw:style-name="gr17" draw:text-style-name="P7" draw:layer="layout" svg:x1="8.89cm" svg:y1="9.271cm" svg:x2="9.906cm" svg:y2="9.271cm">
          <text:p/>
        </draw:line>
        <draw:custom-shape draw:style-name="gr16" draw:text-style-name="P14" draw:layer="layout" svg:width="2.286cm" svg:height="0.762cm" svg:x="4.826cm" svg:y="12.954cm">
          <text:p text:style-name="P3"><text:span text:style-name="T5">8000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48cm" svg:height="0.762cm" svg:x="5.08cm" svg:y="5.461cm">
          <draw:text-box>
            <text:p text:style-name="P3"><text:span text:style-name="T1">OS</text:span></text:p>
          </draw:text-box>
        </draw:frame>
        <draw:frame draw:style-name="gr5" draw:text-style-name="P4" draw:layer="layout" svg:width="3.048cm" svg:height="0.725cm" svg:x="5.08cm" svg:y="4.572cm">
          <draw:text-box>
            <text:p text:style-name="P3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3"><text:span text:style-name="T1">net</text:span></text:p>
          </draw:text-box>
        </draw:frame>
        <draw:line draw:style-name="gr17" draw:text-style-name="P7" draw:layer="layout" svg:x1="9.906cm" svg:y1="6.096cm" svg:x2="9.906cm" svg:y2="9.271cm">
          <text:p/>
        </draw:line>
        <draw:line draw:style-name="gr17" draw:text-style-name="P7" draw:layer="layout" svg:x1="10.414cm" svg:y1="5.588cm" svg:x2="10.414cm" svg:y2="9.779cm">
          <text:p/>
        </draw:line>
        <draw:frame draw:style-name="gr5" draw:text-style-name="P4" draw:layer="layout" svg:width="2.286cm" svg:height="0.725cm" svg:x="2.54cm" svg:y="9.144cm">
          <draw:text-box>
            <text:p text:style-name="P3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72cm)">
          <draw:text-box>
            <text:p text:style-name="P3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2.286cm" svg:height="0.725cm" svg:x="5.842cm" svg:y="3.81cm">
          <draw:text-box>
            <text:p text:style-name="P3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3"><text:span text:style-name="T3">console</text:span></text:p>
          </draw:text-box>
        </draw:frame>
        <draw:line draw:style-name="gr20" draw:text-style-name="P7" draw:layer="layout" svg:x1="8.128cm" svg:y1="4.177cm" svg:x2="8.128cm" svg:y2="5.842cm">
          <text:p/>
        </draw:line>
        <draw:frame draw:style-name="gr5" draw:text-style-name="P4" draw:layer="layout" svg:width="3.048cm" svg:height="0.725cm" svg:x="5.842cm" svg:y="2.159cm">
          <draw:text-box>
            <text:p text:style-name="P3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frame draw:style-name="gr21" draw:text-style-name="P19" draw:layer="layout" svg:width="6.35cm" svg:height="0.725cm" svg:x="2.54cm" svg:y="8.128cm">
          <draw:text-box>
            <text:p text:style-name="P3"><text:span text:style-name="T11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3"><text:span text:style-name="T1">Console</text:span></text:p>
          </draw:text-box>
        </draw:frame>
        <draw:frame draw:style-name="gr8" draw:text-style-name="P8" draw:layer="layout" svg:width="6.35cm" svg:height="6.731cm" svg:x="12.7cm" svg:y="7.622cm">
          <draw:text-box>
            <text:p><text:span text:style-name="T4">The node </text:span><text:span text:style-name="T4">then </text:span><text:span text:style-name="T4">subscribes to </text:span><text:span text:style-name="T4">its </text:span><text:span text:style-name="T6">client </text:span><text:span text:style-name="T6">topic</text:span><text:span text:style-name="T4"> with a </text:span><text:span text:style-name="T4">configured </text:span><text:span text:style-name="T4">address. <text:s/>It is </text:span><text:span text:style-name="T4">now ready to </text:span><text:span text:style-name="T4">receive both </text:span><text:span text:style-name="T4">broadcast </text:span><text:span text:style-name="T4">and unicast </text:span><text:span text:style-name="T4">traffic.</text:span></text:p>
            <text:p><text:span text:style-name="T4"/></text:p>
            <text:p><text:span text:style-name="T4">There is an </text:span><text:span text:style-name="T4">additional </text:span><text:span text:style-name="T4">service </text:span><text:span text:style-name="T4">procedure </text:span><text:span text:style-name="T4">and </text:span><text:span text:style-name="T4">messages for </text:span><text:span text:style-name="T4">assigning a </text:span><text:span text:style-name="T4">randomly </text:span><text:span text:style-name="T4">generated </text:span><text:span text:style-name="T4">address.</text:span></text:p>
          </draw:text-box>
        </draw:frame>
      </draw:page>
      <draw:page draw:name="page8" draw:style-name="dp1" draw:master-page-name="Default">
        <draw:custom-shape draw:style-name="gr18" draw:text-style-name="P7" draw:layer="layout" svg:width="6.35cm" svg:height="5.08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custom-shape draw:style-name="gr16" draw:text-style-name="P14" draw:layer="layout" svg:width="2.286cm" svg:height="0.762cm" svg:x="4.826cm" svg:y="9.144cm">
          <text:p text:style-name="P3"><text:span text:style-name="T5">0123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286cm" svg:height="0.762cm" svg:x="4.826cm" svg:y="10.414cm">
          <text:p text:style-name="P3"><text:span text:style-name="T5">0234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8.89cm" svg:y1="6.096cm" svg:x2="9.906cm" svg:y2="6.096cm">
          <text:p/>
        </draw:line>
        <draw:line draw:style-name="gr17" draw:text-style-name="P7" draw:layer="layout" svg:x1="8.89cm" svg:y1="5.588cm" svg:x2="10.414cm" svg:y2="5.588cm">
          <text:p/>
        </draw:line>
        <draw:line draw:style-name="gr17" draw:text-style-name="P7" draw:layer="layout" svg:x1="8.89cm" svg:y1="9.779cm" svg:x2="10.414cm" svg:y2="9.779cm">
          <text:p/>
        </draw:line>
        <draw:line draw:style-name="gr17" draw:text-style-name="P7" draw:layer="layout" svg:x1="8.89cm" svg:y1="9.271cm" svg:x2="9.906cm" svg:y2="9.271cm">
          <text:p/>
        </draw:line>
        <draw:custom-shape draw:style-name="gr16" draw:text-style-name="P14" draw:layer="layout" svg:width="2.286cm" svg:height="0.762cm" svg:x="4.826cm" svg:y="12.954cm">
          <text:p text:style-name="P3"><text:span text:style-name="T5">8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54cm" svg:height="5.08cm" svg:x="13.97cm" svg:y="1.27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1.684cm" svg:y1="6.096cm" svg:x2="13.97cm" svg:y2="6.096cm">
          <text:p/>
        </draw:line>
        <draw:line draw:style-name="gr17" draw:text-style-name="P7" draw:layer="layout" svg:x1="11.176cm" svg:y1="5.588cm" svg:x2="13.97cm" svg:y2="5.588cm">
          <text:p/>
        </draw:line>
        <draw:line draw:style-name="gr17" draw:text-style-name="P7" draw:layer="layout" svg:x1="8.89cm" svg:y1="11.049cm" svg:x2="11.684cm" svg:y2="11.049cm">
          <text:p/>
        </draw:line>
        <draw:line draw:style-name="gr17" draw:text-style-name="P7" draw:layer="layout" svg:x1="8.89cm" svg:y1="10.541cm" svg:x2="11.176cm" svg:y2="10.541cm">
          <text:p/>
        </draw:line>
        <draw:frame draw:style-name="gr4" draw:text-style-name="P4" draw:layer="layout" svg:width="3.81cm" svg:height="0.762cm" svg:x="5.08cm" svg:y="5.461cm">
          <draw:text-box>
            <text:p text:style-name="P3"><text:span text:style-name="T1">OS</text:span></text:p>
          </draw:text-box>
        </draw:frame>
        <draw:frame draw:style-name="gr5" draw:text-style-name="P4" draw:layer="layout" svg:width="3.81cm" svg:height="0.725cm" svg:x="5.08cm" svg:y="4.572cm">
          <draw:text-box>
            <text:p text:style-name="P3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3"><text:span text:style-name="T1">net</text:span></text:p>
          </draw:text-box>
        </draw:frame>
        <draw:line draw:style-name="gr17" draw:text-style-name="P7" draw:layer="layout" svg:x1="9.906cm" svg:y1="6.096cm" svg:x2="9.906cm" svg:y2="9.271cm">
          <text:p/>
        </draw:line>
        <draw:line draw:style-name="gr17" draw:text-style-name="P7" draw:layer="layout" svg:x1="10.414cm" svg:y1="5.588cm" svg:x2="10.414cm" svg:y2="9.779cm">
          <text:p/>
        </draw:line>
        <draw:line draw:style-name="gr17" draw:text-style-name="P7" draw:layer="layout" svg:x1="11.176cm" svg:y1="5.588cm" svg:x2="11.176cm" svg:y2="10.541cm">
          <text:p/>
        </draw:line>
        <draw:line draw:style-name="gr17" draw:text-style-name="P7" draw:layer="layout" svg:x1="11.684cm" svg:y1="6.096cm" svg:x2="11.684cm" svg:y2="11.049cm">
          <text:p/>
        </draw:line>
        <draw:frame draw:style-name="gr5" draw:text-style-name="P4" draw:layer="layout" svg:width="2.286cm" svg:height="0.725cm" svg:x="2.54cm" svg:y="9.144cm">
          <draw:text-box>
            <text:p text:style-name="P3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72cm)">
          <draw:text-box>
            <text:p text:style-name="P3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3.048cm" svg:height="0.725cm" svg:x="5.842cm" svg:y="3.81cm">
          <draw:text-box>
            <text:p text:style-name="P3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3"><text:span text:style-name="T3">console</text:span></text:p>
          </draw:text-box>
        </draw:frame>
        <draw:frame draw:style-name="gr5" draw:text-style-name="P4" draw:layer="layout" svg:width="3.048cm" svg:height="0.725cm" svg:x="5.842cm" svg:y="2.159cm">
          <draw:text-box>
            <text:p text:style-name="P3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line draw:style-name="gr3" draw:text-style-name="P2" draw:layer="layout" svg:x1="16.002cm" svg:y1="1.27cm" svg:x2="16.002cm" svg:y2="4.572cm">
          <text:p/>
        </draw:line>
        <draw:line draw:style-name="gr3" draw:text-style-name="P2" draw:layer="layout" svg:x1="13.97cm" svg:y1="2.032cm" svg:x2="16.002cm" svg:y2="2.032cm">
          <text:p/>
        </draw:line>
        <draw:line draw:style-name="gr3" draw:text-style-name="P2" draw:layer="layout" svg:x1="13.97cm" svg:y1="3.048cm" svg:x2="16.002cm" svg:y2="3.048cm">
          <text:p/>
        </draw:line>
        <draw:line draw:style-name="gr3" draw:text-style-name="P2" draw:layer="layout" svg:x1="13.97cm" svg:y1="3.81cm" svg:x2="16.002cm" svg:y2="3.81cm">
          <text:p/>
        </draw:line>
        <draw:line draw:style-name="gr3" draw:text-style-name="P2" draw:layer="layout" svg:x1="13.97cm" svg:y1="4.572cm" svg:x2="16.51cm" svg:y2="4.572cm">
          <text:p/>
        </draw:line>
        <draw:line draw:style-name="gr3" draw:text-style-name="P2" draw:layer="layout" svg:x1="13.97cm" svg:y1="5.334cm" svg:x2="16.51cm" svg:y2="5.334cm">
          <text:p/>
        </draw:line>
        <draw:frame draw:style-name="gr5" draw:text-style-name="P19" draw:layer="layout" svg:width="6.35cm" svg:height="0.725cm" svg:x="2.54cm" svg:y="8.128cm">
          <draw:text-box>
            <text:p text:style-name="P3"><text:span text:style-name="T11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3"><text:span text:style-name="T1">Console</text:span></text:p>
          </draw:text-box>
        </draw:frame>
        <draw:frame draw:style-name="gr5" draw:text-style-name="P4" draw:layer="layout" svg:width="2.54cm" svg:height="0.725cm" svg:x="13.97cm" svg:y="0.508cm">
          <draw:text-box>
            <text:p text:style-name="P3"><text:span text:style-name="T1">Console</text:span></text:p>
          </draw:text-box>
        </draw:frame>
        <draw:frame draw:style-name="gr8" draw:text-style-name="P8" draw:layer="layout" svg:width="6.35cm" svg:height="6.731cm" svg:x="12.7cm" svg:y="7.623cm">
          <draw:text-box>
            <text:p><text:span text:style-name="T4">Each client </text:span><text:span text:style-name="T4">establishes </text:span><text:span text:style-name="T4">its own </text:span><text:span text:style-name="T4">connection to </text:span><text:span text:style-name="T4">the broker </text:span><text:span text:style-name="T4">using the </text:span><text:span text:style-name="T4">same TCP </text:span><text:span text:style-name="T4">name </text:span><text:span text:style-name="T4">resolution </text:span><text:span text:style-name="T4">that is </text:span><text:span text:style-name="T4">familiar to </text:span><text:span text:style-name="T4">HTTP servers </text:span><text:span text:style-name="T4">with DNS </text:span><text:span text:style-name="T4">names for </text:span><text:span text:style-name="T4">hosts and </text:span><text:span text:style-name="T4">default ports.</text:span></text:p>
            <text:p><text:span text:style-name="T4"/></text:p>
            <text:p><text:span text:style-name="T4">Most broker </text:span><text:span text:style-name="T4">implementati</text:span><text:span text:style-name="T4">ons support </text:span><text:span text:style-name="T4">TLS security, </text:span><text:span text:style-name="T4">may or may </text:span><text:span text:style-name="T4">not require </text:span><text:span text:style-name="T4">client </text:span><text:span text:style-name="T4">certificates, </text:span><text:span text:style-name="T4">and provide </text:span><text:span text:style-name="T4">username/pa</text:span><text:span text:style-name="T4">ssword </text:span><text:span text:style-name="T4">authenticatio</text:span><text:span text:style-name="T4">n.</text:span></text:p>
          </draw:text-box>
        </draw:frame>
      </draw:page>
      <draw:page draw:name="page9" draw:style-name="dp1" draw:master-page-name="Default">
        <draw:custom-shape draw:style-name="gr18" draw:text-style-name="P7" draw:layer="layout" svg:width="6.35cm" svg:height="5.08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custom-shape draw:style-name="gr16" draw:text-style-name="P14" draw:layer="layout" svg:width="2.286cm" svg:height="0.762cm" svg:x="4.826cm" svg:y="9.144cm">
          <text:p text:style-name="P3"><text:span text:style-name="T5">0123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286cm" svg:height="0.762cm" svg:x="4.826cm" svg:y="10.414cm">
          <text:p text:style-name="P3"><text:span text:style-name="T5">0234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8.89cm" svg:y1="6.096cm" svg:x2="9.906cm" svg:y2="6.096cm">
          <text:p/>
        </draw:line>
        <draw:line draw:style-name="gr17" draw:text-style-name="P7" draw:layer="layout" svg:x1="8.89cm" svg:y1="5.588cm" svg:x2="10.414cm" svg:y2="5.588cm">
          <text:p/>
        </draw:line>
        <draw:line draw:style-name="gr17" draw:text-style-name="P7" draw:layer="layout" svg:x1="8.89cm" svg:y1="9.779cm" svg:x2="10.414cm" svg:y2="9.779cm">
          <text:p/>
        </draw:line>
        <draw:line draw:style-name="gr17" draw:text-style-name="P7" draw:layer="layout" svg:x1="8.89cm" svg:y1="9.271cm" svg:x2="9.906cm" svg:y2="9.271cm">
          <text:p/>
        </draw:line>
        <draw:custom-shape draw:style-name="gr16" draw:text-style-name="P14" draw:layer="layout" svg:width="2.286cm" svg:height="0.762cm" svg:x="4.826cm" svg:y="12.954cm">
          <text:p text:style-name="P3"><text:span text:style-name="T5">8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54cm" svg:height="5.08cm" svg:x="13.97cm" svg:y="1.27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11.43cm" svg:y1="5.842cm" svg:x2="14.605cm" svg:y2="5.842cm">
          <text:p/>
        </draw:line>
        <draw:line draw:style-name="gr17" draw:text-style-name="P7" draw:layer="layout" svg:x1="11.684cm" svg:y1="6.096cm" svg:x2="13.97cm" svg:y2="6.096cm">
          <text:p/>
        </draw:line>
        <draw:line draw:style-name="gr17" draw:text-style-name="P7" draw:layer="layout" svg:x1="11.176cm" svg:y1="5.588cm" svg:x2="13.97cm" svg:y2="5.588cm">
          <text:p/>
        </draw:line>
        <draw:line draw:style-name="gr19" draw:text-style-name="P7" draw:layer="layout" svg:x1="8.128cm" svg:y1="10.795cm" svg:x2="11.43cm" svg:y2="10.795cm">
          <text:p/>
        </draw:line>
        <draw:line draw:style-name="gr17" draw:text-style-name="P7" draw:layer="layout" svg:x1="8.89cm" svg:y1="11.049cm" svg:x2="11.684cm" svg:y2="11.049cm">
          <text:p/>
        </draw:line>
        <draw:line draw:style-name="gr17" draw:text-style-name="P7" draw:layer="layout" svg:x1="8.89cm" svg:y1="10.541cm" svg:x2="11.176cm" svg:y2="10.541cm">
          <text:p/>
        </draw:line>
        <draw:line draw:style-name="gr19" draw:text-style-name="P7" draw:layer="layout" svg:x1="7.112cm" svg:y1="13.335cm" svg:x2="8.128cm" svg:y2="13.335cm">
          <text:p/>
        </draw:line>
        <draw:frame draw:style-name="gr4" draw:text-style-name="P4" draw:layer="layout" svg:width="3.81cm" svg:height="0.762cm" svg:x="5.08cm" svg:y="5.461cm">
          <draw:text-box>
            <text:p text:style-name="P3"><text:span text:style-name="T1">OS</text:span></text:p>
          </draw:text-box>
        </draw:frame>
        <draw:frame draw:style-name="gr5" draw:text-style-name="P4" draw:layer="layout" svg:width="3.81cm" svg:height="0.725cm" svg:x="5.08cm" svg:y="4.572cm">
          <draw:text-box>
            <text:p text:style-name="P3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3"><text:span text:style-name="T1">net</text:span></text:p>
          </draw:text-box>
        </draw:frame>
        <draw:line draw:style-name="gr17" draw:text-style-name="P7" draw:layer="layout" svg:x1="9.906cm" svg:y1="6.096cm" svg:x2="9.906cm" svg:y2="9.271cm">
          <text:p/>
        </draw:line>
        <draw:line draw:style-name="gr17" draw:text-style-name="P7" draw:layer="layout" svg:x1="10.414cm" svg:y1="5.588cm" svg:x2="10.414cm" svg:y2="9.779cm">
          <text:p/>
        </draw:line>
        <draw:line draw:style-name="gr19" draw:text-style-name="P7" draw:layer="layout" svg:x1="11.43cm" svg:y1="5.842cm" svg:x2="11.43cm" svg:y2="10.795cm">
          <text:p/>
        </draw:line>
        <draw:line draw:style-name="gr17" draw:text-style-name="P7" draw:layer="layout" svg:x1="11.176cm" svg:y1="5.588cm" svg:x2="11.176cm" svg:y2="10.541cm">
          <text:p/>
        </draw:line>
        <draw:line draw:style-name="gr17" draw:text-style-name="P7" draw:layer="layout" svg:x1="11.684cm" svg:y1="6.096cm" svg:x2="11.684cm" svg:y2="11.049cm">
          <text:p/>
        </draw:line>
        <draw:line draw:style-name="gr19" draw:text-style-name="P7" draw:layer="layout" svg:x1="8.128cm" svg:y1="10.781cm" svg:x2="8.128cm" svg:y2="13.335cm">
          <text:p/>
        </draw:line>
        <draw:frame draw:style-name="gr5" draw:text-style-name="P4" draw:layer="layout" svg:width="2.286cm" svg:height="0.725cm" svg:x="2.54cm" svg:y="9.144cm">
          <draw:text-box>
            <text:p text:style-name="P3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72cm)">
          <draw:text-box>
            <text:p text:style-name="P3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3.048cm" svg:height="0.725cm" svg:x="5.842cm" svg:y="3.81cm">
          <draw:text-box>
            <text:p text:style-name="P3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3"><text:span text:style-name="T3">console</text:span></text:p>
          </draw:text-box>
        </draw:frame>
        <draw:frame draw:style-name="gr5" draw:text-style-name="P4" draw:layer="layout" svg:width="3.048cm" svg:height="0.725cm" svg:x="5.842cm" svg:y="2.159cm">
          <draw:text-box>
            <text:p text:style-name="P3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line draw:style-name="gr3" draw:text-style-name="P2" draw:layer="layout" svg:x1="16.002cm" svg:y1="1.27cm" svg:x2="16.002cm" svg:y2="4.572cm">
          <text:p/>
        </draw:line>
        <draw:line draw:style-name="gr3" draw:text-style-name="P2" draw:layer="layout" svg:x1="13.97cm" svg:y1="2.032cm" svg:x2="16.002cm" svg:y2="2.032cm">
          <text:p/>
        </draw:line>
        <draw:line draw:style-name="gr3" draw:text-style-name="P2" draw:layer="layout" svg:x1="13.97cm" svg:y1="3.048cm" svg:x2="16.002cm" svg:y2="3.048cm">
          <text:p/>
        </draw:line>
        <draw:line draw:style-name="gr3" draw:text-style-name="P2" draw:layer="layout" svg:x1="13.97cm" svg:y1="3.81cm" svg:x2="16.002cm" svg:y2="3.81cm">
          <text:p/>
        </draw:line>
        <draw:line draw:style-name="gr3" draw:text-style-name="P2" draw:layer="layout" svg:x1="13.97cm" svg:y1="4.572cm" svg:x2="16.51cm" svg:y2="4.572cm">
          <text:p/>
        </draw:line>
        <draw:line draw:style-name="gr3" draw:text-style-name="P2" draw:layer="layout" svg:x1="13.97cm" svg:y1="5.334cm" svg:x2="16.51cm" svg:y2="5.334cm">
          <text:p/>
        </draw:line>
        <draw:line draw:style-name="gr19" draw:text-style-name="P7" draw:layer="layout" svg:x1="14.605cm" svg:y1="4.191cm" svg:x2="14.605cm" svg:y2="5.842cm">
          <text:p/>
        </draw:line>
        <draw:frame draw:style-name="gr5" draw:text-style-name="P19" draw:layer="layout" svg:width="6.35cm" svg:height="0.725cm" svg:x="2.54cm" svg:y="8.128cm">
          <draw:text-box>
            <text:p text:style-name="P20"><text:span text:style-name="T4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3"><text:span text:style-name="T1">Console</text:span></text:p>
          </draw:text-box>
        </draw:frame>
        <draw:frame draw:style-name="gr5" draw:text-style-name="P4" draw:layer="layout" svg:width="2.54cm" svg:height="0.725cm" svg:x="13.97cm" svg:y="0.508cm">
          <draw:text-box>
            <text:p text:style-name="P3"><text:span text:style-name="T1">Console</text:span></text:p>
          </draw:text-box>
        </draw:frame>
        <draw:frame draw:style-name="gr8" draw:text-style-name="P8" draw:layer="layout" svg:width="6.35cm" svg:height="6.731cm" svg:x="12.7cm" svg:y="7.624cm">
          <draw:text-box>
            <text:p><text:span text:style-name="T4">All the </text:span><text:span text:style-name="T4">clients that </text:span><text:span text:style-name="T4">participate in </text:span><text:span text:style-name="T4">the same </text:span><text:span text:style-name="T4">network </text:span><text:span text:style-name="T4">subscribe to </text:span><text:span text:style-name="T4">the same </text:span><text:span text:style-name="T4">broadcast </text:span><text:span text:style-name="T4">topic.</text:span></text:p>
            <text:p><text:span text:style-name="T4"/></text:p>
            <text:p><text:span text:style-name="T4">A single </text:span><text:span text:style-name="T4">broker can </text:span><text:span text:style-name="T4">provide </text:span><text:span text:style-name="T4">BACnet/MQT</text:span><text:span text:style-name="T4">T services to </text:span><text:span text:style-name="T4">multiple </text:span><text:span text:style-name="T4">virtual </text:span><text:span text:style-name="T4">networks by </text:span><text:span text:style-name="T4">using </text:span><text:span text:style-name="T4">separate </text:span><text:span text:style-name="T4">network </text:span><text:span text:style-name="T4">names. <text:s/></text:span><text:span text:style-name="T4">Routing </text:span><text:span text:style-name="T4">traffic </text:span><text:span text:style-name="T4">between two </text:span><text:span text:style-name="T4">virtual </text:span><text:span text:style-name="T4">networks is </text:span><text:span text:style-name="T4">identical to </text:span><text:span text:style-name="T4">classic </text:span><text:span text:style-name="T4">BACnet </text:span><text:span text:style-name="T4">router </text:span><text:span text:style-name="T4">functionality.</text:span></text:p>
          </draw:text-box>
        </draw:frame>
      </draw:page>
      <draw:page draw:name="page10" draw:style-name="dp1" draw:master-page-name="Default">
        <draw:custom-shape draw:style-name="gr18" draw:text-style-name="P7" draw:layer="layout" svg:width="6.35cm" svg:height="5.08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custom-shape draw:style-name="gr16" draw:text-style-name="P14" draw:layer="layout" svg:width="2.286cm" svg:height="0.762cm" svg:x="4.826cm" svg:y="9.144cm">
          <text:p text:style-name="P3"><text:span text:style-name="T5">0123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286cm" svg:height="0.762cm" svg:x="4.826cm" svg:y="10.414cm">
          <text:p text:style-name="P3"><text:span text:style-name="T5">0234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8.89cm" svg:y1="6.096cm" svg:x2="9.906cm" svg:y2="6.096cm">
          <text:p/>
        </draw:line>
        <draw:line draw:style-name="gr17" draw:text-style-name="P7" draw:layer="layout" svg:x1="8.89cm" svg:y1="5.588cm" svg:x2="10.414cm" svg:y2="5.588cm">
          <text:p/>
        </draw:line>
        <draw:line draw:style-name="gr17" draw:text-style-name="P7" draw:layer="layout" svg:x1="8.89cm" svg:y1="9.779cm" svg:x2="10.414cm" svg:y2="9.779cm">
          <text:p/>
        </draw:line>
        <draw:line draw:style-name="gr17" draw:text-style-name="P7" draw:layer="layout" svg:x1="8.89cm" svg:y1="9.271cm" svg:x2="9.906cm" svg:y2="9.271cm">
          <text:p/>
        </draw:line>
        <draw:custom-shape draw:style-name="gr16" draw:text-style-name="P14" draw:layer="layout" svg:width="2.286cm" svg:height="0.762cm" svg:x="4.826cm" svg:y="12.954cm">
          <text:p text:style-name="P3"><text:span text:style-name="T5">8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54cm" svg:height="5.08cm" svg:x="13.97cm" svg:y="1.27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11.43cm" svg:y1="5.842cm" svg:x2="14.605cm" svg:y2="5.842cm">
          <text:p/>
        </draw:line>
        <draw:line draw:style-name="gr17" draw:text-style-name="P7" draw:layer="layout" svg:x1="11.684cm" svg:y1="6.096cm" svg:x2="13.97cm" svg:y2="6.096cm">
          <text:p/>
        </draw:line>
        <draw:line draw:style-name="gr17" draw:text-style-name="P7" draw:layer="layout" svg:x1="11.176cm" svg:y1="5.588cm" svg:x2="13.97cm" svg:y2="5.588cm">
          <text:p/>
        </draw:line>
        <draw:line draw:style-name="gr19" draw:text-style-name="P7" draw:layer="layout" svg:x1="7.112cm" svg:y1="10.795cm" svg:x2="11.43cm" svg:y2="10.795cm">
          <text:p/>
        </draw:line>
        <draw:line draw:style-name="gr17" draw:text-style-name="P7" draw:layer="layout" svg:x1="8.89cm" svg:y1="11.049cm" svg:x2="11.684cm" svg:y2="11.049cm">
          <text:p/>
        </draw:line>
        <draw:line draw:style-name="gr17" draw:text-style-name="P7" draw:layer="layout" svg:x1="8.89cm" svg:y1="10.541cm" svg:x2="11.176cm" svg:y2="10.541cm">
          <text:p/>
        </draw:line>
        <draw:frame draw:style-name="gr4" draw:text-style-name="P4" draw:layer="layout" svg:width="3.81cm" svg:height="0.762cm" svg:x="5.08cm" svg:y="5.461cm">
          <draw:text-box>
            <text:p text:style-name="P3"><text:span text:style-name="T1">OS</text:span></text:p>
          </draw:text-box>
        </draw:frame>
        <draw:frame draw:style-name="gr5" draw:text-style-name="P4" draw:layer="layout" svg:width="3.81cm" svg:height="0.725cm" svg:x="5.08cm" svg:y="4.572cm">
          <draw:text-box>
            <text:p text:style-name="P3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3"><text:span text:style-name="T1">net</text:span></text:p>
          </draw:text-box>
        </draw:frame>
        <draw:line draw:style-name="gr17" draw:text-style-name="P7" draw:layer="layout" svg:x1="9.906cm" svg:y1="6.096cm" svg:x2="9.906cm" svg:y2="9.271cm">
          <text:p/>
        </draw:line>
        <draw:line draw:style-name="gr17" draw:text-style-name="P7" draw:layer="layout" svg:x1="10.414cm" svg:y1="5.588cm" svg:x2="10.414cm" svg:y2="9.779cm">
          <text:p/>
        </draw:line>
        <draw:line draw:style-name="gr19" draw:text-style-name="P7" draw:layer="layout" svg:x1="11.43cm" svg:y1="5.842cm" svg:x2="11.43cm" svg:y2="10.795cm">
          <text:p/>
        </draw:line>
        <draw:line draw:style-name="gr17" draw:text-style-name="P7" draw:layer="layout" svg:x1="11.176cm" svg:y1="5.588cm" svg:x2="11.176cm" svg:y2="10.541cm">
          <text:p/>
        </draw:line>
        <draw:line draw:style-name="gr17" draw:text-style-name="P7" draw:layer="layout" svg:x1="11.684cm" svg:y1="6.096cm" svg:x2="11.684cm" svg:y2="11.049cm">
          <text:p/>
        </draw:line>
        <draw:frame draw:style-name="gr5" draw:text-style-name="P4" draw:layer="layout" svg:width="2.286cm" svg:height="0.725cm" svg:x="2.54cm" svg:y="9.144cm">
          <draw:text-box>
            <text:p text:style-name="P3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72cm)">
          <draw:text-box>
            <text:p text:style-name="P3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3.048cm" svg:height="0.725cm" svg:x="5.842cm" svg:y="3.81cm">
          <draw:text-box>
            <text:p text:style-name="P3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3"><text:span text:style-name="T3">console</text:span></text:p>
          </draw:text-box>
        </draw:frame>
        <draw:frame draw:style-name="gr5" draw:text-style-name="P4" draw:layer="layout" svg:width="3.048cm" svg:height="0.725cm" svg:x="5.842cm" svg:y="2.159cm">
          <draw:text-box>
            <text:p text:style-name="P3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line draw:style-name="gr3" draw:text-style-name="P2" draw:layer="layout" svg:x1="16.002cm" svg:y1="1.27cm" svg:x2="16.002cm" svg:y2="4.572cm">
          <text:p/>
        </draw:line>
        <draw:line draw:style-name="gr3" draw:text-style-name="P2" draw:layer="layout" svg:x1="13.97cm" svg:y1="2.032cm" svg:x2="16.002cm" svg:y2="2.032cm">
          <text:p/>
        </draw:line>
        <draw:line draw:style-name="gr3" draw:text-style-name="P2" draw:layer="layout" svg:x1="13.97cm" svg:y1="3.048cm" svg:x2="16.002cm" svg:y2="3.048cm">
          <text:p/>
        </draw:line>
        <draw:line draw:style-name="gr3" draw:text-style-name="P2" draw:layer="layout" svg:x1="13.97cm" svg:y1="3.81cm" svg:x2="16.002cm" svg:y2="3.81cm">
          <text:p/>
        </draw:line>
        <draw:line draw:style-name="gr3" draw:text-style-name="P2" draw:layer="layout" svg:x1="13.97cm" svg:y1="4.572cm" svg:x2="16.51cm" svg:y2="4.572cm">
          <text:p/>
        </draw:line>
        <draw:line draw:style-name="gr3" draw:text-style-name="P2" draw:layer="layout" svg:x1="13.97cm" svg:y1="5.334cm" svg:x2="16.51cm" svg:y2="5.334cm">
          <text:p/>
        </draw:line>
        <draw:line draw:style-name="gr19" draw:text-style-name="P7" draw:layer="layout" svg:x1="14.605cm" svg:y1="4.191cm" svg:x2="14.605cm" svg:y2="5.842cm">
          <text:p/>
        </draw:line>
        <draw:frame draw:style-name="gr5" draw:text-style-name="P19" draw:layer="layout" svg:width="6.35cm" svg:height="0.725cm" svg:x="2.54cm" svg:y="8.128cm">
          <draw:text-box>
            <text:p text:style-name="P20"><text:span text:style-name="T4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3"><text:span text:style-name="T1">Console</text:span></text:p>
          </draw:text-box>
        </draw:frame>
        <draw:frame draw:style-name="gr5" draw:text-style-name="P4" draw:layer="layout" svg:width="2.54cm" svg:height="0.725cm" svg:x="13.97cm" svg:y="0.508cm">
          <draw:text-box>
            <text:p text:style-name="P3"><text:span text:style-name="T1">Console</text:span></text:p>
          </draw:text-box>
        </draw:frame>
        <draw:frame draw:style-name="gr8" draw:text-style-name="P8" draw:layer="layout" svg:width="6.35cm" svg:height="6.731cm" svg:x="12.7cm" svg:y="7.625cm">
          <draw:text-box>
            <text:p><text:span text:style-name="T4">The client </text:span><text:span text:style-name="T4">subscribes to </text:span><text:span text:style-name="T4">its own client </text:span><text:span text:style-name="T4">topic for </text:span><text:span text:style-name="T4">unicast </text:span><text:span text:style-name="T4">traffic.</text:span></text:p>
          </draw:text-box>
        </draw:frame>
      </draw:page>
      <draw:page draw:name="page11" draw:style-name="dp1" draw:master-page-name="Default">
        <draw:custom-shape draw:style-name="gr18" draw:text-style-name="P7" draw:layer="layout" svg:width="6.35cm" svg:height="5.08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8.128cm" svg:y1="5.842cm" svg:x2="10.16cm" svg:y2="5.842cm">
          <text:p/>
        </draw:line>
        <draw:line draw:style-name="gr22" draw:text-style-name="P7" draw:layer="layout" svg:x1="10.16cm" svg:y1="5.842cm" svg:x2="10.16cm" svg:y2="9.525cm">
          <text:p/>
        </draw:lin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custom-shape draw:style-name="gr16" draw:text-style-name="P14" draw:layer="layout" svg:width="2.286cm" svg:height="0.762cm" svg:x="4.826cm" svg:y="9.144cm">
          <text:p text:style-name="P3"><text:span text:style-name="T5">0123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286cm" svg:height="0.762cm" svg:x="4.826cm" svg:y="10.414cm">
          <text:p text:style-name="P3"><text:span text:style-name="T5">0234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8.128cm" svg:y1="9.525cm" svg:x2="10.16cm" svg:y2="9.525cm">
          <text:p/>
        </draw:line>
        <draw:line draw:style-name="gr17" draw:text-style-name="P7" draw:layer="layout" svg:x1="8.89cm" svg:y1="6.096cm" svg:x2="9.906cm" svg:y2="6.096cm">
          <text:p/>
        </draw:line>
        <draw:line draw:style-name="gr17" draw:text-style-name="P7" draw:layer="layout" svg:x1="8.89cm" svg:y1="5.588cm" svg:x2="10.414cm" svg:y2="5.588cm">
          <text:p/>
        </draw:line>
        <draw:line draw:style-name="gr17" draw:text-style-name="P7" draw:layer="layout" svg:x1="8.89cm" svg:y1="9.779cm" svg:x2="10.414cm" svg:y2="9.779cm">
          <text:p/>
        </draw:line>
        <draw:line draw:style-name="gr17" draw:text-style-name="P7" draw:layer="layout" svg:x1="8.89cm" svg:y1="9.271cm" svg:x2="9.906cm" svg:y2="9.271cm">
          <text:p/>
        </draw:line>
        <draw:custom-shape draw:style-name="gr16" draw:text-style-name="P14" draw:layer="layout" svg:width="2.286cm" svg:height="0.762cm" svg:x="4.826cm" svg:y="12.954cm">
          <text:p text:style-name="P3"><text:span text:style-name="T5">8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54cm" svg:height="5.08cm" svg:x="13.97cm" svg:y="1.27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1.684cm" svg:y1="6.096cm" svg:x2="13.97cm" svg:y2="6.096cm">
          <text:p/>
        </draw:line>
        <draw:line draw:style-name="gr17" draw:text-style-name="P7" draw:layer="layout" svg:x1="11.176cm" svg:y1="5.588cm" svg:x2="13.97cm" svg:y2="5.588cm">
          <text:p/>
        </draw:line>
        <draw:line draw:style-name="gr17" draw:text-style-name="P7" draw:layer="layout" svg:x1="8.89cm" svg:y1="11.049cm" svg:x2="11.684cm" svg:y2="11.049cm">
          <text:p/>
        </draw:line>
        <draw:line draw:style-name="gr17" draw:text-style-name="P7" draw:layer="layout" svg:x1="8.89cm" svg:y1="10.541cm" svg:x2="11.176cm" svg:y2="10.541cm">
          <text:p/>
        </draw:line>
        <draw:line draw:style-name="gr23" draw:text-style-name="P7" draw:layer="layout" svg:x1="7.112cm" svg:y1="13.335cm" svg:x2="8.128cm" svg:y2="13.335cm">
          <text:p/>
        </draw:line>
        <draw:frame draw:style-name="gr4" draw:text-style-name="P4" draw:layer="layout" svg:width="3.048cm" svg:height="0.762cm" svg:x="5.08cm" svg:y="5.461cm">
          <draw:text-box>
            <text:p text:style-name="P3"><text:span text:style-name="T1">OS</text:span></text:p>
          </draw:text-box>
        </draw:frame>
        <draw:frame draw:style-name="gr5" draw:text-style-name="P4" draw:layer="layout" svg:width="3.048cm" svg:height="0.725cm" svg:x="5.08cm" svg:y="4.572cm">
          <draw:text-box>
            <text:p text:style-name="P3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3"><text:span text:style-name="T1">net</text:span></text:p>
          </draw:text-box>
        </draw:frame>
        <draw:line draw:style-name="gr17" draw:text-style-name="P7" draw:layer="layout" svg:x1="9.906cm" svg:y1="6.096cm" svg:x2="9.906cm" svg:y2="9.271cm">
          <text:p/>
        </draw:line>
        <draw:line draw:style-name="gr17" draw:text-style-name="P7" draw:layer="layout" svg:x1="10.414cm" svg:y1="5.588cm" svg:x2="10.414cm" svg:y2="9.779cm">
          <text:p/>
        </draw:line>
        <draw:line draw:style-name="gr17" draw:text-style-name="P7" draw:layer="layout" svg:x1="11.176cm" svg:y1="5.588cm" svg:x2="11.176cm" svg:y2="10.541cm">
          <text:p/>
        </draw:line>
        <draw:line draw:style-name="gr17" draw:text-style-name="P7" draw:layer="layout" svg:x1="11.684cm" svg:y1="6.096cm" svg:x2="11.684cm" svg:y2="11.049cm">
          <text:p/>
        </draw:line>
        <draw:line draw:style-name="gr22" draw:text-style-name="P7" draw:layer="layout" svg:x1="8.128cm" svg:y1="9.525cm" svg:x2="8.128cm" svg:y2="13.335cm">
          <text:p/>
        </draw:line>
        <draw:frame draw:style-name="gr5" draw:text-style-name="P4" draw:layer="layout" svg:width="2.286cm" svg:height="0.725cm" svg:x="2.54cm" svg:y="9.144cm">
          <draw:text-box>
            <text:p text:style-name="P3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72cm)">
          <draw:text-box>
            <text:p text:style-name="P3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2.286cm" svg:height="0.725cm" svg:x="5.842cm" svg:y="3.81cm">
          <draw:text-box>
            <text:p text:style-name="P3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3"><text:span text:style-name="T3">console</text:span></text:p>
          </draw:text-box>
        </draw:frame>
        <draw:line draw:style-name="gr24" draw:text-style-name="P7" draw:layer="layout" svg:x1="8.128cm" svg:y1="4.191cm" svg:x2="8.128cm" svg:y2="5.842cm">
          <text:p/>
        </draw:line>
        <draw:frame draw:style-name="gr5" draw:text-style-name="P4" draw:layer="layout" svg:width="3.048cm" svg:height="0.725cm" svg:x="5.842cm" svg:y="2.159cm">
          <draw:text-box>
            <text:p text:style-name="P3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line draw:style-name="gr3" draw:text-style-name="P2" draw:layer="layout" svg:x1="16.002cm" svg:y1="1.27cm" svg:x2="16.002cm" svg:y2="4.572cm">
          <text:p/>
        </draw:line>
        <draw:line draw:style-name="gr3" draw:text-style-name="P2" draw:layer="layout" svg:x1="13.97cm" svg:y1="2.032cm" svg:x2="16.002cm" svg:y2="2.032cm">
          <text:p/>
        </draw:line>
        <draw:line draw:style-name="gr3" draw:text-style-name="P2" draw:layer="layout" svg:x1="13.97cm" svg:y1="3.048cm" svg:x2="16.002cm" svg:y2="3.048cm">
          <text:p/>
        </draw:line>
        <draw:line draw:style-name="gr3" draw:text-style-name="P2" draw:layer="layout" svg:x1="13.97cm" svg:y1="3.81cm" svg:x2="16.002cm" svg:y2="3.81cm">
          <text:p/>
        </draw:line>
        <draw:line draw:style-name="gr3" draw:text-style-name="P2" draw:layer="layout" svg:x1="13.97cm" svg:y1="4.572cm" svg:x2="16.51cm" svg:y2="4.572cm">
          <text:p/>
        </draw:line>
        <draw:line draw:style-name="gr3" draw:text-style-name="P2" draw:layer="layout" svg:x1="13.97cm" svg:y1="5.334cm" svg:x2="16.51cm" svg:y2="5.334cm">
          <text:p/>
        </draw:line>
        <draw:frame draw:style-name="gr5" draw:text-style-name="P19" draw:layer="layout" svg:width="6.35cm" svg:height="0.725cm" svg:x="2.54cm" svg:y="8.128cm">
          <draw:text-box>
            <text:p text:style-name="P20"><text:span text:style-name="T4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3"><text:span text:style-name="T1">Console</text:span></text:p>
          </draw:text-box>
        </draw:frame>
        <draw:frame draw:style-name="gr5" draw:text-style-name="P4" draw:layer="layout" svg:width="2.54cm" svg:height="0.725cm" svg:x="13.97cm" svg:y="0.508cm">
          <draw:text-box>
            <text:p text:style-name="P3"><text:span text:style-name="T1">Console</text:span></text:p>
          </draw:text-box>
        </draw:frame>
        <draw:frame draw:style-name="gr8" draw:text-style-name="P8" draw:layer="layout" svg:width="6.35cm" svg:height="6.731cm" svg:x="12.7cm" svg:y="7.625cm">
          <draw:text-box>
            <text:p><text:span text:style-name="T4">After the </text:span><text:span text:style-name="T4">subscriptions </text:span><text:span text:style-name="T4">are </text:span><text:span text:style-name="T4">acknowledge</text:span><text:span text:style-name="T4">d by the </text:span><text:span text:style-name="T4">broker, the </text:span><text:span text:style-name="T4">client will </text:span><text:span text:style-name="T4">broadcast an </text:span><text:span text:style-name="T6">Online</text:span><text:span text:style-name="T4"> </text:span><text:span text:style-name="T4">message, </text:span><text:span text:style-name="T4">which means </text:span><text:span text:style-name="T4">publishing </text:span><text:span text:style-name="T4">the message </text:span><text:span text:style-name="T4">to the </text:span><text:span text:style-name="T4">broadcast </text:span><text:span text:style-name="T4">topic.</text:span></text:p>
            <text:p><text:span text:style-name="T4"/></text:p>
            <text:p><text:span text:style-name="T4">This is </text:span><text:span text:style-name="T4">functionally </text:span><text:span text:style-name="T4">similar to an </text:span><text:span text:style-name="T4">application </text:span><text:span text:style-name="T4">broadcasting </text:span><text:span text:style-name="T4">an I-Am </text:span><text:span text:style-name="T4">APDU at </text:span><text:span text:style-name="T4">startup, and </text:span><text:span text:style-name="T4">a router </text:span><text:span text:style-name="T4">broadcasting </text:span><text:span text:style-name="T4">an I-Am-</text:span><text:span text:style-name="T4">Router-To-</text:span><text:span text:style-name="T4">Network </text:span><text:span text:style-name="T4">NPDU also at </text:span><text:span text:style-name="T4">startup.</text:span></text:p>
          </draw:text-box>
        </draw:frame>
      </draw:page>
      <draw:page draw:name="page12" draw:style-name="dp1" draw:master-page-name="Default">
        <draw:custom-shape draw:style-name="gr18" draw:text-style-name="P7" draw:layer="layout" svg:width="6.35cm" svg:height="5.08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8.128cm" svg:y1="5.842cm" svg:x2="10.16cm" svg:y2="5.842cm">
          <text:p/>
        </draw:line>
        <draw:line draw:style-name="gr22" draw:text-style-name="P7" draw:layer="layout" svg:x1="10.16cm" svg:y1="5.842cm" svg:x2="10.16cm" svg:y2="9.525cm">
          <text:p/>
        </draw:lin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custom-shape draw:style-name="gr16" draw:text-style-name="P14" draw:layer="layout" svg:width="2.286cm" svg:height="0.762cm" svg:x="4.826cm" svg:y="9.144cm">
          <text:p text:style-name="P15"><text:span text:style-name="T5">0123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286cm" svg:height="0.762cm" svg:x="4.826cm" svg:y="10.414cm">
          <text:p text:style-name="P15"><text:span text:style-name="T5">0234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8.128cm" svg:y1="9.525cm" svg:x2="10.16cm" svg:y2="9.525cm">
          <text:p/>
        </draw:line>
        <draw:line draw:style-name="gr17" draw:text-style-name="P7" draw:layer="layout" svg:x1="8.89cm" svg:y1="6.096cm" svg:x2="9.906cm" svg:y2="6.096cm">
          <text:p/>
        </draw:line>
        <draw:line draw:style-name="gr17" draw:text-style-name="P7" draw:layer="layout" svg:x1="8.89cm" svg:y1="5.588cm" svg:x2="10.414cm" svg:y2="5.588cm">
          <text:p/>
        </draw:line>
        <draw:line draw:style-name="gr17" draw:text-style-name="P7" draw:layer="layout" svg:x1="8.89cm" svg:y1="9.779cm" svg:x2="10.414cm" svg:y2="9.779cm">
          <text:p/>
        </draw:line>
        <draw:line draw:style-name="gr17" draw:text-style-name="P7" draw:layer="layout" svg:x1="8.89cm" svg:y1="9.271cm" svg:x2="9.906cm" svg:y2="9.271cm">
          <text:p/>
        </draw:line>
        <draw:custom-shape draw:style-name="gr16" draw:text-style-name="P14" draw:layer="layout" svg:width="2.286cm" svg:height="0.762cm" svg:x="4.826cm" svg:y="12.954cm">
          <text:p text:style-name="P15"><text:span text:style-name="T5">8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54cm" svg:height="5.08cm" svg:x="13.97cm" svg:y="1.27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11.43cm" svg:y1="5.842cm" svg:x2="14.605cm" svg:y2="5.842cm">
          <text:p/>
        </draw:line>
        <draw:line draw:style-name="gr17" draw:text-style-name="P7" draw:layer="layout" svg:x1="11.684cm" svg:y1="6.096cm" svg:x2="13.97cm" svg:y2="6.096cm">
          <text:p/>
        </draw:line>
        <draw:line draw:style-name="gr17" draw:text-style-name="P7" draw:layer="layout" svg:x1="11.176cm" svg:y1="5.588cm" svg:x2="13.97cm" svg:y2="5.588cm">
          <text:p/>
        </draw:line>
        <draw:line draw:style-name="gr22" draw:text-style-name="P7" draw:layer="layout" svg:x1="8.128cm" svg:y1="10.795cm" svg:x2="11.43cm" svg:y2="10.795cm">
          <text:p/>
        </draw:line>
        <draw:line draw:style-name="gr17" draw:text-style-name="P7" draw:layer="layout" svg:x1="8.89cm" svg:y1="11.049cm" svg:x2="11.684cm" svg:y2="11.049cm">
          <text:p/>
        </draw:line>
        <draw:line draw:style-name="gr17" draw:text-style-name="P7" draw:layer="layout" svg:x1="8.89cm" svg:y1="10.541cm" svg:x2="11.176cm" svg:y2="10.541cm">
          <text:p/>
        </draw:line>
        <draw:line draw:style-name="gr22" draw:text-style-name="P7" draw:layer="layout" svg:x1="7.112cm" svg:y1="13.335cm" svg:x2="8.128cm" svg:y2="13.335cm">
          <text:p/>
        </draw:line>
        <draw:frame draw:style-name="gr4" draw:text-style-name="P4" draw:layer="layout" svg:width="3.048cm" svg:height="0.762cm" svg:x="5.08cm" svg:y="5.461cm">
          <draw:text-box>
            <text:p text:style-name="P15"><text:span text:style-name="T1">OS</text:span></text:p>
          </draw:text-box>
        </draw:frame>
        <draw:frame draw:style-name="gr5" draw:text-style-name="P4" draw:layer="layout" svg:width="3.048cm" svg:height="0.725cm" svg:x="5.08cm" svg:y="4.572cm">
          <draw:text-box>
            <text:p text:style-name="P15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15"><text:span text:style-name="T1">net</text:span></text:p>
          </draw:text-box>
        </draw:frame>
        <draw:line draw:style-name="gr17" draw:text-style-name="P7" draw:layer="layout" svg:x1="9.906cm" svg:y1="6.096cm" svg:x2="9.906cm" svg:y2="9.271cm">
          <text:p/>
        </draw:line>
        <draw:line draw:style-name="gr17" draw:text-style-name="P7" draw:layer="layout" svg:x1="10.414cm" svg:y1="5.588cm" svg:x2="10.414cm" svg:y2="9.779cm">
          <text:p/>
        </draw:line>
        <draw:line draw:style-name="gr22" draw:text-style-name="P7" draw:layer="layout" svg:x1="11.43cm" svg:y1="5.842cm" svg:x2="11.43cm" svg:y2="10.795cm">
          <text:p/>
        </draw:line>
        <draw:line draw:style-name="gr17" draw:text-style-name="P7" draw:layer="layout" svg:x1="11.176cm" svg:y1="5.588cm" svg:x2="11.176cm" svg:y2="10.541cm">
          <text:p/>
        </draw:line>
        <draw:line draw:style-name="gr17" draw:text-style-name="P7" draw:layer="layout" svg:x1="11.684cm" svg:y1="6.096cm" svg:x2="11.684cm" svg:y2="11.049cm">
          <text:p/>
        </draw:line>
        <draw:line draw:style-name="gr22" draw:text-style-name="P7" draw:layer="layout" svg:x1="8.128cm" svg:y1="9.525cm" svg:x2="8.128cm" svg:y2="13.335cm">
          <text:p/>
        </draw:line>
        <draw:frame draw:style-name="gr5" draw:text-style-name="P4" draw:layer="layout" svg:width="2.286cm" svg:height="0.725cm" svg:x="2.54cm" svg:y="9.144cm">
          <draw:text-box>
            <text:p text:style-name="P15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72cm)">
          <draw:text-box>
            <text:p text:style-name="P16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2.286cm" svg:height="0.725cm" svg:x="5.842cm" svg:y="3.81cm">
          <draw:text-box>
            <text:p text:style-name="P15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16"><text:span text:style-name="T3">console</text:span></text:p>
          </draw:text-box>
        </draw:frame>
        <draw:line draw:style-name="gr25" draw:text-style-name="P7" draw:layer="layout" svg:x1="8.128cm" svg:y1="4.191cm" svg:x2="8.128cm" svg:y2="5.842cm">
          <text:p/>
        </draw:line>
        <draw:frame draw:style-name="gr5" draw:text-style-name="P4" draw:layer="layout" svg:width="3.048cm" svg:height="0.725cm" svg:x="5.842cm" svg:y="2.159cm">
          <draw:text-box>
            <text:p text:style-name="P15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line draw:style-name="gr3" draw:text-style-name="P2" draw:layer="layout" svg:x1="16.002cm" svg:y1="1.27cm" svg:x2="16.002cm" svg:y2="4.572cm">
          <text:p/>
        </draw:line>
        <draw:line draw:style-name="gr3" draw:text-style-name="P2" draw:layer="layout" svg:x1="13.97cm" svg:y1="2.032cm" svg:x2="16.002cm" svg:y2="2.032cm">
          <text:p/>
        </draw:line>
        <draw:line draw:style-name="gr3" draw:text-style-name="P2" draw:layer="layout" svg:x1="13.97cm" svg:y1="3.048cm" svg:x2="16.002cm" svg:y2="3.048cm">
          <text:p/>
        </draw:line>
        <draw:line draw:style-name="gr3" draw:text-style-name="P2" draw:layer="layout" svg:x1="13.97cm" svg:y1="3.81cm" svg:x2="16.002cm" svg:y2="3.81cm">
          <text:p/>
        </draw:line>
        <draw:line draw:style-name="gr3" draw:text-style-name="P2" draw:layer="layout" svg:x1="13.97cm" svg:y1="4.572cm" svg:x2="16.51cm" svg:y2="4.572cm">
          <text:p/>
        </draw:line>
        <draw:line draw:style-name="gr3" draw:text-style-name="P2" draw:layer="layout" svg:x1="13.97cm" svg:y1="5.334cm" svg:x2="16.51cm" svg:y2="5.334cm">
          <text:p/>
        </draw:line>
        <draw:line draw:style-name="gr25" draw:text-style-name="P7" draw:layer="layout" svg:x1="14.605cm" svg:y1="4.191cm" svg:x2="14.605cm" svg:y2="5.842cm">
          <text:p/>
        </draw:line>
        <draw:frame draw:style-name="gr5" draw:text-style-name="P19" draw:layer="layout" svg:width="6.35cm" svg:height="0.725cm" svg:x="2.54cm" svg:y="8.128cm">
          <draw:text-box>
            <text:p text:style-name="P15"><text:span text:style-name="T11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15"><text:span text:style-name="T1">Console</text:span></text:p>
          </draw:text-box>
        </draw:frame>
        <draw:frame draw:style-name="gr5" draw:text-style-name="P4" draw:layer="layout" svg:width="2.54cm" svg:height="0.725cm" svg:x="13.97cm" svg:y="0.508cm">
          <draw:text-box>
            <text:p text:style-name="P15"><text:span text:style-name="T1">Console</text:span></text:p>
          </draw:text-box>
        </draw:frame>
        <draw:frame draw:style-name="gr8" draw:text-style-name="P8" draw:layer="layout" svg:width="6.35cm" svg:height="6.731cm" svg:x="12.7cm" svg:y="7.626cm">
          <draw:text-box>
            <text:p text:style-name="P18"><text:span text:style-name="T4">The broker </text:span><text:span text:style-name="T4">will forward </text:span><text:span text:style-name="T4">the Online </text:span><text:span text:style-name="T4">message to </text:span><text:span text:style-name="T4">all of the </text:span><text:span text:style-name="T4">clients that </text:span><text:span text:style-name="T4">are </text:span><text:span text:style-name="T4">subscribed to </text:span><text:span text:style-name="T4">the </text:span><text:span text:style-name="T4">broadcast </text:span><text:span text:style-name="T4">topic, </text:span><text:span text:style-name="T4">including the </text:span><text:span text:style-name="T4">client that </text:span><text:span text:style-name="T4">published </text:span><text:span text:style-name="T4">the message.</text:span></text:p>
          </draw:text-box>
        </draw:frame>
      </draw:page>
      <draw:page draw:name="page13" draw:style-name="dp1" draw:master-page-name="Default">
        <draw:custom-shape draw:style-name="gr18" draw:text-style-name="P7" draw:layer="layout" svg:width="6.35cm" svg:height="5.08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8.128cm" svg:y1="5.842cm" svg:x2="10.16cm" svg:y2="5.842cm">
          <text:p/>
        </draw:line>
        <draw:line draw:style-name="gr22" draw:text-style-name="P7" draw:layer="layout" svg:x1="10.16cm" svg:y1="5.842cm" svg:x2="10.16cm" svg:y2="9.525cm">
          <text:p/>
        </draw:lin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custom-shape draw:style-name="gr16" draw:text-style-name="P14" draw:layer="layout" svg:width="2.286cm" svg:height="0.762cm" svg:x="4.826cm" svg:y="9.144cm">
          <text:p text:style-name="P15"><text:span text:style-name="T5">0123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286cm" svg:height="0.762cm" svg:x="4.826cm" svg:y="10.414cm">
          <text:p text:style-name="P15"><text:span text:style-name="T5">0234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8.128cm" svg:y1="9.525cm" svg:x2="10.16cm" svg:y2="9.525cm">
          <text:p/>
        </draw:line>
        <draw:line draw:style-name="gr17" draw:text-style-name="P7" draw:layer="layout" svg:x1="8.89cm" svg:y1="6.096cm" svg:x2="9.906cm" svg:y2="6.096cm">
          <text:p/>
        </draw:line>
        <draw:line draw:style-name="gr17" draw:text-style-name="P7" draw:layer="layout" svg:x1="8.89cm" svg:y1="5.588cm" svg:x2="10.414cm" svg:y2="5.588cm">
          <text:p/>
        </draw:line>
        <draw:line draw:style-name="gr17" draw:text-style-name="P7" draw:layer="layout" svg:x1="8.89cm" svg:y1="9.779cm" svg:x2="10.414cm" svg:y2="9.779cm">
          <text:p/>
        </draw:line>
        <draw:line draw:style-name="gr17" draw:text-style-name="P7" draw:layer="layout" svg:x1="8.89cm" svg:y1="9.271cm" svg:x2="9.906cm" svg:y2="9.271cm">
          <text:p/>
        </draw:line>
        <draw:custom-shape draw:style-name="gr16" draw:text-style-name="P14" draw:layer="layout" svg:width="2.286cm" svg:height="0.762cm" svg:x="4.826cm" svg:y="12.954cm">
          <text:p text:style-name="P15"><text:span text:style-name="T5">8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54cm" svg:height="5.08cm" svg:x="13.97cm" svg:y="1.27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1.684cm" svg:y1="6.096cm" svg:x2="13.97cm" svg:y2="6.096cm">
          <text:p/>
        </draw:line>
        <draw:line draw:style-name="gr17" draw:text-style-name="P7" draw:layer="layout" svg:x1="11.176cm" svg:y1="5.588cm" svg:x2="13.97cm" svg:y2="5.588cm">
          <text:p/>
        </draw:line>
        <draw:line draw:style-name="gr17" draw:text-style-name="P7" draw:layer="layout" svg:x1="8.89cm" svg:y1="11.049cm" svg:x2="11.684cm" svg:y2="11.049cm">
          <text:p/>
        </draw:line>
        <draw:line draw:style-name="gr17" draw:text-style-name="P7" draw:layer="layout" svg:x1="8.89cm" svg:y1="10.541cm" svg:x2="11.176cm" svg:y2="10.541cm">
          <text:p/>
        </draw:line>
        <draw:line draw:style-name="gr23" draw:text-style-name="P7" draw:layer="layout" svg:x1="7.112cm" svg:y1="10.795cm" svg:x2="8.128cm" svg:y2="10.795cm">
          <text:p/>
        </draw:line>
        <draw:frame draw:style-name="gr4" draw:text-style-name="P4" draw:layer="layout" svg:width="3.048cm" svg:height="0.762cm" svg:x="5.08cm" svg:y="5.461cm">
          <draw:text-box>
            <text:p text:style-name="P15"><text:span text:style-name="T1">OS</text:span></text:p>
          </draw:text-box>
        </draw:frame>
        <draw:frame draw:style-name="gr5" draw:text-style-name="P4" draw:layer="layout" svg:width="3.048cm" svg:height="0.725cm" svg:x="5.08cm" svg:y="4.572cm">
          <draw:text-box>
            <text:p text:style-name="P15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15"><text:span text:style-name="T1">net</text:span></text:p>
          </draw:text-box>
        </draw:frame>
        <draw:line draw:style-name="gr17" draw:text-style-name="P7" draw:layer="layout" svg:x1="9.906cm" svg:y1="6.096cm" svg:x2="9.906cm" svg:y2="9.271cm">
          <text:p/>
        </draw:line>
        <draw:line draw:style-name="gr17" draw:text-style-name="P7" draw:layer="layout" svg:x1="10.414cm" svg:y1="5.588cm" svg:x2="10.414cm" svg:y2="9.779cm">
          <text:p/>
        </draw:line>
        <draw:line draw:style-name="gr17" draw:text-style-name="P7" draw:layer="layout" svg:x1="11.176cm" svg:y1="5.588cm" svg:x2="11.176cm" svg:y2="10.541cm">
          <text:p/>
        </draw:line>
        <draw:line draw:style-name="gr17" draw:text-style-name="P7" draw:layer="layout" svg:x1="11.684cm" svg:y1="6.096cm" svg:x2="11.684cm" svg:y2="11.049cm">
          <text:p/>
        </draw:line>
        <draw:line draw:style-name="gr22" draw:text-style-name="P7" draw:layer="layout" svg:x1="8.128cm" svg:y1="9.525cm" svg:x2="8.128cm" svg:y2="10.795cm">
          <text:p/>
        </draw:line>
        <draw:frame draw:style-name="gr5" draw:text-style-name="P4" draw:layer="layout" svg:width="2.286cm" svg:height="0.725cm" svg:x="2.54cm" svg:y="9.144cm">
          <draw:text-box>
            <text:p text:style-name="P15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72cm)">
          <draw:text-box>
            <text:p text:style-name="P16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2.286cm" svg:height="0.725cm" svg:x="5.842cm" svg:y="3.81cm">
          <draw:text-box>
            <text:p text:style-name="P15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16"><text:span text:style-name="T3">console</text:span></text:p>
          </draw:text-box>
        </draw:frame>
        <draw:line draw:style-name="gr24" draw:text-style-name="P7" draw:layer="layout" svg:x1="8.128cm" svg:y1="4.191cm" svg:x2="8.128cm" svg:y2="5.842cm">
          <text:p/>
        </draw:line>
        <draw:frame draw:style-name="gr5" draw:text-style-name="P4" draw:layer="layout" svg:width="3.048cm" svg:height="0.725cm" svg:x="5.842cm" svg:y="2.159cm">
          <draw:text-box>
            <text:p text:style-name="P15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line draw:style-name="gr3" draw:text-style-name="P2" draw:layer="layout" svg:x1="16.002cm" svg:y1="1.27cm" svg:x2="16.002cm" svg:y2="4.572cm">
          <text:p/>
        </draw:line>
        <draw:line draw:style-name="gr3" draw:text-style-name="P2" draw:layer="layout" svg:x1="13.97cm" svg:y1="2.032cm" svg:x2="16.002cm" svg:y2="2.032cm">
          <text:p/>
        </draw:line>
        <draw:line draw:style-name="gr3" draw:text-style-name="P2" draw:layer="layout" svg:x1="13.97cm" svg:y1="3.048cm" svg:x2="16.002cm" svg:y2="3.048cm">
          <text:p/>
        </draw:line>
        <draw:line draw:style-name="gr3" draw:text-style-name="P2" draw:layer="layout" svg:x1="13.97cm" svg:y1="3.81cm" svg:x2="16.002cm" svg:y2="3.81cm">
          <text:p/>
        </draw:line>
        <draw:line draw:style-name="gr3" draw:text-style-name="P2" draw:layer="layout" svg:x1="13.97cm" svg:y1="4.572cm" svg:x2="16.51cm" svg:y2="4.572cm">
          <text:p/>
        </draw:line>
        <draw:line draw:style-name="gr3" draw:text-style-name="P2" draw:layer="layout" svg:x1="13.97cm" svg:y1="5.334cm" svg:x2="16.51cm" svg:y2="5.334cm">
          <text:p/>
        </draw:line>
        <draw:frame draw:style-name="gr5" draw:text-style-name="P19" draw:layer="layout" svg:width="6.35cm" svg:height="0.725cm" svg:x="2.54cm" svg:y="8.128cm">
          <draw:text-box>
            <text:p text:style-name="P21"><text:span text:style-name="T4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15"><text:span text:style-name="T1">Console</text:span></text:p>
          </draw:text-box>
        </draw:frame>
        <draw:frame draw:style-name="gr5" draw:text-style-name="P4" draw:layer="layout" svg:width="2.54cm" svg:height="0.725cm" svg:x="13.97cm" svg:y="0.508cm">
          <draw:text-box>
            <text:p text:style-name="P15"><text:span text:style-name="T1">Console</text:span></text:p>
          </draw:text-box>
        </draw:frame>
        <draw:frame draw:style-name="gr8" draw:text-style-name="P8" draw:layer="layout" svg:width="6.35cm" svg:height="6.731cm" svg:x="12.7cm" svg:y="7.625cm">
          <draw:text-box>
            <text:p text:style-name="P18"><text:span text:style-name="T4">Similar to </text:span><text:span text:style-name="T4">BACnet/IP, </text:span><text:span text:style-name="T4">B/MQTT uses </text:span><text:span text:style-name="T4">an </text:span><text:span text:style-name="T6">Original </text:span><text:span text:style-name="T6">Unicast</text:span><text:span text:style-name="T4"> </text:span><text:span text:style-name="T4">BVLPDU to </text:span><text:span text:style-name="T4">send an </text:span><text:span text:style-name="T4">NPDU from </text:span><text:span text:style-name="T4">one virtual </text:span><text:span text:style-name="T4">network </text:span><text:span text:style-name="T4">node to </text:span><text:span text:style-name="T4">another.</text:span></text:p>
            <text:p text:style-name="P18"><text:span text:style-name="T4"/></text:p>
            <text:p text:style-name="P18"><text:span text:style-name="T4">The virtual </text:span><text:span text:style-name="T4">source </text:span><text:span text:style-name="T4">address is </text:span><text:span text:style-name="T4">contained in </text:span><text:span text:style-name="T4">the BLVPDU </text:span><text:span text:style-name="T4">so the </text:span><text:span text:style-name="T4">destination </text:span><text:span text:style-name="T4">node knows </text:span><text:span text:style-name="T4">which node </text:span><text:span text:style-name="T4">published </text:span><text:span text:style-name="T4">the message.</text:span></text:p>
          </draw:text-box>
        </draw:frame>
      </draw:page>
      <draw:page draw:name="page14" draw:style-name="dp1" draw:master-page-name="Default">
        <draw:custom-shape draw:style-name="gr18" draw:text-style-name="P7" draw:layer="layout" svg:width="6.35cm" svg:height="5.08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8.128cm" svg:y1="5.842cm" svg:x2="10.16cm" svg:y2="5.842cm">
          <text:p/>
        </draw:line>
        <draw:line draw:style-name="gr22" draw:text-style-name="P7" draw:layer="layout" svg:x1="10.16cm" svg:y1="5.842cm" svg:x2="10.16cm" svg:y2="9.525cm">
          <text:p/>
        </draw:lin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custom-shape draw:style-name="gr16" draw:text-style-name="P14" draw:layer="layout" svg:width="2.286cm" svg:height="0.762cm" svg:x="4.826cm" svg:y="9.144cm">
          <text:p text:style-name="P3"><text:span text:style-name="T5">0123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286cm" svg:height="0.762cm" svg:x="4.826cm" svg:y="10.414cm">
          <text:p text:style-name="P3"><text:span text:style-name="T5">0234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8.128cm" svg:y1="9.525cm" svg:x2="10.16cm" svg:y2="9.525cm">
          <text:p/>
        </draw:line>
        <draw:line draw:style-name="gr17" draw:text-style-name="P7" draw:layer="layout" svg:x1="8.89cm" svg:y1="6.096cm" svg:x2="9.906cm" svg:y2="6.096cm">
          <text:p/>
        </draw:line>
        <draw:line draw:style-name="gr17" draw:text-style-name="P7" draw:layer="layout" svg:x1="8.89cm" svg:y1="5.588cm" svg:x2="10.414cm" svg:y2="5.588cm">
          <text:p/>
        </draw:line>
        <draw:line draw:style-name="gr17" draw:text-style-name="P7" draw:layer="layout" svg:x1="8.89cm" svg:y1="9.779cm" svg:x2="10.414cm" svg:y2="9.779cm">
          <text:p/>
        </draw:line>
        <draw:line draw:style-name="gr17" draw:text-style-name="P7" draw:layer="layout" svg:x1="8.89cm" svg:y1="9.271cm" svg:x2="9.906cm" svg:y2="9.271cm">
          <text:p/>
        </draw:line>
        <draw:custom-shape draw:style-name="gr16" draw:text-style-name="P14" draw:layer="layout" svg:width="2.286cm" svg:height="0.762cm" svg:x="4.826cm" svg:y="12.954cm">
          <text:p text:style-name="P3"><text:span text:style-name="T5">8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54cm" svg:height="5.08cm" svg:x="13.97cm" svg:y="1.27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1.684cm" svg:y1="6.096cm" svg:x2="13.97cm" svg:y2="6.096cm">
          <text:p/>
        </draw:line>
        <draw:line draw:style-name="gr17" draw:text-style-name="P7" draw:layer="layout" svg:x1="11.176cm" svg:y1="5.588cm" svg:x2="13.97cm" svg:y2="5.588cm">
          <text:p/>
        </draw:line>
        <draw:line draw:style-name="gr17" draw:text-style-name="P7" draw:layer="layout" svg:x1="8.89cm" svg:y1="11.049cm" svg:x2="11.684cm" svg:y2="11.049cm">
          <text:p/>
        </draw:line>
        <draw:line draw:style-name="gr17" draw:text-style-name="P7" draw:layer="layout" svg:x1="8.89cm" svg:y1="10.541cm" svg:x2="11.176cm" svg:y2="10.541cm">
          <text:p/>
        </draw:line>
        <draw:line draw:style-name="gr23" draw:text-style-name="P7" draw:layer="layout" svg:x1="7.112cm" svg:y1="13.335cm" svg:x2="8.128cm" svg:y2="13.335cm">
          <text:p/>
        </draw:line>
        <draw:frame draw:style-name="gr4" draw:text-style-name="P4" draw:layer="layout" svg:width="3.048cm" svg:height="0.762cm" svg:x="5.08cm" svg:y="5.461cm">
          <draw:text-box>
            <text:p text:style-name="P3"><text:span text:style-name="T1">OS</text:span></text:p>
          </draw:text-box>
        </draw:frame>
        <draw:frame draw:style-name="gr5" draw:text-style-name="P4" draw:layer="layout" svg:width="3.048cm" svg:height="0.725cm" svg:x="5.08cm" svg:y="4.572cm">
          <draw:text-box>
            <text:p text:style-name="P3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3"><text:span text:style-name="T1">net</text:span></text:p>
          </draw:text-box>
        </draw:frame>
        <draw:line draw:style-name="gr17" draw:text-style-name="P7" draw:layer="layout" svg:x1="9.906cm" svg:y1="6.096cm" svg:x2="9.906cm" svg:y2="9.271cm">
          <text:p/>
        </draw:line>
        <draw:line draw:style-name="gr17" draw:text-style-name="P7" draw:layer="layout" svg:x1="10.414cm" svg:y1="5.588cm" svg:x2="10.414cm" svg:y2="9.779cm">
          <text:p/>
        </draw:line>
        <draw:line draw:style-name="gr17" draw:text-style-name="P7" draw:layer="layout" svg:x1="11.176cm" svg:y1="5.588cm" svg:x2="11.176cm" svg:y2="10.541cm">
          <text:p/>
        </draw:line>
        <draw:line draw:style-name="gr17" draw:text-style-name="P7" draw:layer="layout" svg:x1="11.684cm" svg:y1="6.096cm" svg:x2="11.684cm" svg:y2="11.049cm">
          <text:p/>
        </draw:line>
        <draw:line draw:style-name="gr22" draw:text-style-name="P7" draw:layer="layout" svg:x1="8.128cm" svg:y1="9.525cm" svg:x2="8.128cm" svg:y2="13.335cm">
          <text:p/>
        </draw:line>
        <draw:frame draw:style-name="gr5" draw:text-style-name="P4" draw:layer="layout" svg:width="2.286cm" svg:height="0.725cm" svg:x="2.54cm" svg:y="9.144cm">
          <draw:text-box>
            <text:p text:style-name="P3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72cm)">
          <draw:text-box>
            <text:p text:style-name="P3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2.286cm" svg:height="0.725cm" svg:x="5.842cm" svg:y="3.81cm">
          <draw:text-box>
            <text:p text:style-name="P3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3"><text:span text:style-name="T3">console</text:span></text:p>
          </draw:text-box>
        </draw:frame>
        <draw:line draw:style-name="gr24" draw:text-style-name="P7" draw:layer="layout" svg:x1="8.128cm" svg:y1="4.191cm" svg:x2="8.128cm" svg:y2="5.842cm">
          <text:p/>
        </draw:line>
        <draw:frame draw:style-name="gr5" draw:text-style-name="P4" draw:layer="layout" svg:width="3.048cm" svg:height="0.725cm" svg:x="5.842cm" svg:y="2.159cm">
          <draw:text-box>
            <text:p text:style-name="P3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line draw:style-name="gr3" draw:text-style-name="P2" draw:layer="layout" svg:x1="16.002cm" svg:y1="1.27cm" svg:x2="16.002cm" svg:y2="4.572cm">
          <text:p/>
        </draw:line>
        <draw:line draw:style-name="gr3" draw:text-style-name="P2" draw:layer="layout" svg:x1="13.97cm" svg:y1="2.032cm" svg:x2="16.002cm" svg:y2="2.032cm">
          <text:p/>
        </draw:line>
        <draw:line draw:style-name="gr3" draw:text-style-name="P2" draw:layer="layout" svg:x1="13.97cm" svg:y1="3.048cm" svg:x2="16.002cm" svg:y2="3.048cm">
          <text:p/>
        </draw:line>
        <draw:line draw:style-name="gr3" draw:text-style-name="P2" draw:layer="layout" svg:x1="13.97cm" svg:y1="3.81cm" svg:x2="16.002cm" svg:y2="3.81cm">
          <text:p/>
        </draw:line>
        <draw:line draw:style-name="gr3" draw:text-style-name="P2" draw:layer="layout" svg:x1="13.97cm" svg:y1="4.572cm" svg:x2="16.51cm" svg:y2="4.572cm">
          <text:p/>
        </draw:line>
        <draw:line draw:style-name="gr3" draw:text-style-name="P2" draw:layer="layout" svg:x1="13.97cm" svg:y1="5.334cm" svg:x2="16.51cm" svg:y2="5.334cm">
          <text:p/>
        </draw:line>
        <draw:frame draw:style-name="gr5" draw:text-style-name="P19" draw:layer="layout" svg:width="6.35cm" svg:height="0.725cm" svg:x="2.54cm" svg:y="8.128cm">
          <draw:text-box>
            <text:p text:style-name="P20"><text:span text:style-name="T4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3"><text:span text:style-name="T1">Console</text:span></text:p>
          </draw:text-box>
        </draw:frame>
        <draw:frame draw:style-name="gr5" draw:text-style-name="P4" draw:layer="layout" svg:width="2.54cm" svg:height="0.725cm" svg:x="13.97cm" svg:y="0.508cm">
          <draw:text-box>
            <text:p text:style-name="P3"><text:span text:style-name="T1">Console</text:span></text:p>
          </draw:text-box>
        </draw:frame>
        <draw:frame draw:style-name="gr8" draw:text-style-name="P8" draw:layer="layout" svg:width="6.35cm" svg:height="6.731cm" svg:x="12.7cm" svg:y="7.625cm">
          <draw:text-box>
            <text:p><text:span text:style-name="T4">Also similar </text:span><text:span text:style-name="T4">to BACnet/IP, </text:span><text:span text:style-name="T4">BACnet/MQT</text:span><text:span text:style-name="T4">T uses an </text:span><text:span text:style-name="T6">Original </text:span><text:span text:style-name="T6">Broadcast</text:span><text:span text:style-name="T4"> </text:span><text:span text:style-name="T4">BLVPDU </text:span><text:span text:style-name="T4">always </text:span><text:span text:style-name="T4">published to </text:span><text:span text:style-name="T4">the </text:span><text:span text:style-name="T4">broadcast </text:span><text:span text:style-name="T4">topic.</text:span></text:p>
            <text:p><text:span text:style-name="T4"/></text:p>
            <text:p><text:span text:style-name="T4">With no </text:span><text:span text:style-name="T4">concepts of </text:span><text:span text:style-name="T4">multi-hop </text:span><text:span text:style-name="T4">distribution </text:span><text:span text:style-name="T4">of broadcast </text:span><text:span text:style-name="T4">messages, </text:span><text:span text:style-name="T4">distribution </text:span><text:span text:style-name="T4">tables to </text:span><text:span text:style-name="T4">maintain, </text:span><text:span text:style-name="T4">foreign </text:span><text:span text:style-name="T4">devices and </text:span><text:span text:style-name="T4">device </text:span><text:span text:style-name="T4">registration, </text:span><text:span text:style-name="T4">BACnet/MQT</text:span><text:span text:style-name="T4">T is simpler </text:span><text:span text:style-name="T4">than </text:span><text:span text:style-name="T4">BACnet/IP.</text:span></text:p>
          </draw:text-box>
        </draw:frame>
      </draw:page>
      <draw:page draw:name="page15" draw:style-name="dp1" draw:master-page-name="Default">
        <draw:line draw:style-name="gr17" draw:text-style-name="P7" draw:layer="layout" svg:x1="8.89cm" svg:y1="6.096cm" svg:x2="9.906cm" svg:y2="6.096cm">
          <text:p/>
        </draw:line>
        <draw:line draw:style-name="gr17" draw:text-style-name="P7" draw:layer="layout" svg:x1="8.89cm" svg:y1="5.588cm" svg:x2="10.414cm" svg:y2="5.588cm">
          <text:p/>
        </draw:line>
        <draw:line draw:style-name="gr17" draw:text-style-name="P7" draw:layer="layout" svg:x1="11.684cm" svg:y1="6.096cm" svg:x2="13.97cm" svg:y2="6.096cm">
          <text:p/>
        </draw:line>
        <draw:line draw:style-name="gr17" draw:text-style-name="P7" draw:layer="layout" svg:x1="11.176cm" svg:y1="5.588cm" svg:x2="13.97cm" svg:y2="5.588cm">
          <text:p/>
        </draw:line>
        <draw:custom-shape draw:style-name="gr18" draw:text-style-name="P7" draw:layer="layout" svg:width="6.35cm" svg:height="5.08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8.128cm" svg:y1="5.842cm" svg:x2="10.16cm" svg:y2="5.842cm">
          <text:p/>
        </draw:line>
        <draw:line draw:style-name="gr22" draw:text-style-name="P7" draw:layer="layout" svg:x1="10.16cm" svg:y1="5.842cm" svg:x2="10.16cm" svg:y2="9.525cm">
          <text:p/>
        </draw:lin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custom-shape draw:style-name="gr16" draw:text-style-name="P14" draw:layer="layout" svg:width="2.286cm" svg:height="0.762cm" svg:x="4.826cm" svg:y="9.144cm">
          <text:p text:style-name="P3"><text:span text:style-name="T5">0123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286cm" svg:height="0.762cm" svg:x="4.826cm" svg:y="10.414cm">
          <text:p text:style-name="P3"><text:span text:style-name="T5">0234</text:span></text:p>
          <draw:enhanced-geometry svg:viewBox="0 0 21600 21600" draw:type="rectangle" draw:enhanced-path="M 0 0 L 21600 0 21600 21600 0 21600 0 0 Z N"/>
        </draw:custom-shape>
        <draw:line draw:style-name="gr25" draw:text-style-name="P7" draw:layer="layout" svg:x1="8.509cm" svg:y1="9.525cm" svg:x2="10.16cm" svg:y2="9.525cm">
          <text:p/>
        </draw:line>
        <draw:line draw:style-name="gr17" draw:text-style-name="P7" draw:layer="layout" svg:x1="8.89cm" svg:y1="9.779cm" svg:x2="10.414cm" svg:y2="9.779cm">
          <text:p/>
        </draw:line>
        <draw:line draw:style-name="gr17" draw:text-style-name="P7" draw:layer="layout" svg:x1="8.89cm" svg:y1="9.271cm" svg:x2="9.906cm" svg:y2="9.271cm">
          <text:p/>
        </draw:line>
        <draw:custom-shape draw:style-name="gr16" draw:text-style-name="P14" draw:layer="layout" svg:width="2.286cm" svg:height="0.762cm" svg:x="4.826cm" svg:y="12.954cm">
          <text:p text:style-name="P3"><text:span text:style-name="T5">8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54cm" svg:height="5.08cm" svg:x="13.97cm" svg:y="1.27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8.89cm" svg:y1="11.049cm" svg:x2="11.684cm" svg:y2="11.049cm">
          <text:p/>
        </draw:line>
        <draw:line draw:style-name="gr17" draw:text-style-name="P7" draw:layer="layout" svg:x1="8.89cm" svg:y1="10.541cm" svg:x2="11.176cm" svg:y2="10.541cm">
          <text:p/>
        </draw:line>
        <draw:line draw:style-name="gr26" draw:text-style-name="P7" draw:layer="layout" svg:x1="7.112cm" svg:y1="13.335cm" svg:x2="8.128cm" svg:y2="13.335cm">
          <text:p/>
        </draw:line>
        <draw:frame draw:style-name="gr4" draw:text-style-name="P4" draw:layer="layout" svg:width="3.048cm" svg:height="0.762cm" svg:x="5.08cm" svg:y="5.461cm">
          <draw:text-box>
            <text:p text:style-name="P3"><text:span text:style-name="T1">OS</text:span></text:p>
          </draw:text-box>
        </draw:frame>
        <draw:frame draw:style-name="gr5" draw:text-style-name="P4" draw:layer="layout" svg:width="3.048cm" svg:height="0.725cm" svg:x="5.08cm" svg:y="4.572cm">
          <draw:text-box>
            <text:p text:style-name="P3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3"><text:span text:style-name="T1">net</text:span></text:p>
          </draw:text-box>
        </draw:frame>
        <draw:line draw:style-name="gr17" draw:text-style-name="P7" draw:layer="layout" svg:x1="9.906cm" svg:y1="6.096cm" svg:x2="9.906cm" svg:y2="9.271cm">
          <text:p/>
        </draw:line>
        <draw:line draw:style-name="gr17" draw:text-style-name="P7" draw:layer="layout" svg:x1="10.414cm" svg:y1="5.588cm" svg:x2="10.414cm" svg:y2="9.779cm">
          <text:p/>
        </draw:line>
        <draw:line draw:style-name="gr17" draw:text-style-name="P7" draw:layer="layout" svg:x1="11.176cm" svg:y1="5.588cm" svg:x2="11.176cm" svg:y2="10.541cm">
          <text:p/>
        </draw:line>
        <draw:line draw:style-name="gr17" draw:text-style-name="P7" draw:layer="layout" svg:x1="11.684cm" svg:y1="6.096cm" svg:x2="11.684cm" svg:y2="11.049cm">
          <text:p/>
        </draw:line>
        <draw:line draw:style-name="gr19" draw:text-style-name="P7" draw:layer="layout" svg:x1="8.128cm" svg:y1="9.525cm" svg:x2="8.128cm" svg:y2="13.335cm">
          <text:p/>
        </draw:line>
        <draw:frame draw:style-name="gr5" draw:text-style-name="P4" draw:layer="layout" svg:width="2.286cm" svg:height="0.725cm" svg:x="2.54cm" svg:y="9.144cm">
          <draw:text-box>
            <text:p text:style-name="P3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72cm)">
          <draw:text-box>
            <text:p text:style-name="P3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2.286cm" svg:height="0.725cm" svg:x="5.842cm" svg:y="3.81cm">
          <draw:text-box>
            <text:p text:style-name="P3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3"><text:span text:style-name="T3">console</text:span></text:p>
          </draw:text-box>
        </draw:frame>
        <draw:line draw:style-name="gr24" draw:text-style-name="P7" draw:layer="layout" svg:x1="8.128cm" svg:y1="4.191cm" svg:x2="8.128cm" svg:y2="5.842cm">
          <text:p/>
        </draw:line>
        <draw:frame draw:style-name="gr5" draw:text-style-name="P4" draw:layer="layout" svg:width="3.048cm" svg:height="0.725cm" svg:x="5.842cm" svg:y="2.159cm">
          <draw:text-box>
            <text:p text:style-name="P3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line draw:style-name="gr3" draw:text-style-name="P2" draw:layer="layout" svg:x1="16.002cm" svg:y1="1.27cm" svg:x2="16.002cm" svg:y2="4.572cm">
          <text:p/>
        </draw:line>
        <draw:line draw:style-name="gr3" draw:text-style-name="P2" draw:layer="layout" svg:x1="13.97cm" svg:y1="2.032cm" svg:x2="16.002cm" svg:y2="2.032cm">
          <text:p/>
        </draw:line>
        <draw:line draw:style-name="gr3" draw:text-style-name="P2" draw:layer="layout" svg:x1="13.97cm" svg:y1="3.048cm" svg:x2="16.002cm" svg:y2="3.048cm">
          <text:p/>
        </draw:line>
        <draw:line draw:style-name="gr3" draw:text-style-name="P2" draw:layer="layout" svg:x1="13.97cm" svg:y1="3.81cm" svg:x2="16.002cm" svg:y2="3.81cm">
          <text:p/>
        </draw:line>
        <draw:line draw:style-name="gr3" draw:text-style-name="P2" draw:layer="layout" svg:x1="13.97cm" svg:y1="4.572cm" svg:x2="16.51cm" svg:y2="4.572cm">
          <text:p/>
        </draw:line>
        <draw:line draw:style-name="gr3" draw:text-style-name="P2" draw:layer="layout" svg:x1="13.97cm" svg:y1="5.334cm" svg:x2="16.51cm" svg:y2="5.334cm">
          <text:p/>
        </draw:line>
        <draw:frame draw:style-name="gr5" draw:text-style-name="P19" draw:layer="layout" svg:width="6.35cm" svg:height="0.725cm" svg:x="2.54cm" svg:y="8.128cm">
          <draw:text-box>
            <text:p text:style-name="P3"><text:span text:style-name="T11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3"><text:span text:style-name="T1">Console</text:span></text:p>
          </draw:text-box>
        </draw:frame>
        <draw:frame draw:style-name="gr5" draw:text-style-name="P4" draw:layer="layout" svg:width="2.54cm" svg:height="0.725cm" svg:x="13.97cm" svg:y="0.508cm">
          <draw:text-box>
            <text:p text:style-name="P3"><text:span text:style-name="T1">Console</text:span></text:p>
          </draw:text-box>
        </draw:frame>
        <draw:custom-shape draw:style-name="gr27" draw:text-style-name="P22" draw:layer="layout" svg:width="0.762cm" svg:height="0.762cm" svg:x="7.747cm" svg:y="9.14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35cm" svg:height="6.731cm" svg:x="12.7cm" svg:y="7.62cm">
          <draw:text-box>
            <text:p><text:span text:style-name="T4">The </text:span><text:span text:style-name="T9">Last Will </text:span><text:span text:style-name="T9">and </text:span><text:span text:style-name="T9">Testament</text:span><text:span text:style-name="T4"> is </text:span><text:span text:style-name="T4">a special </text:span><text:span text:style-name="T4">MQTT </text:span><text:span text:style-name="T4">message </text:span><text:span text:style-name="T4">provided to </text:span><text:span text:style-name="T4">the broker at </text:span><text:span text:style-name="T4">the time the </text:span><text:span text:style-name="T4">connection is </text:span><text:span text:style-name="T4">made, the </text:span><text:span text:style-name="T4">broker will </text:span><text:span text:style-name="T4">publish the </text:span><text:span text:style-name="T4">message if </text:span><text:span text:style-name="T4">and only if </text:span><text:span text:style-name="T4">the </text:span><text:span text:style-name="T4">connection to </text:span><text:span text:style-name="T4">the client </text:span><text:span text:style-name="T4">breaks.</text:span></text:p>
            <text:p><text:span text:style-name="T4"/></text:p>
            <text:p><text:span text:style-name="T4">Clients use a </text:span><text:span text:style-name="T6">Lost </text:span><text:span text:style-name="T6">Connection</text:span><text:span text:style-name="T4"> </text:span><text:span text:style-name="T4">message to </text:span><text:span text:style-name="T4">be broadcast </text:span><text:span text:style-name="T4">so other </text:span><text:span text:style-name="T4">clients know </text:span><text:span text:style-name="T4">when the </text:span><text:span text:style-name="T4">client </text:span><text:span text:style-name="T4">connection </text:span><text:span text:style-name="T4">failed.</text:span></text:p>
          </draw:text-box>
        </draw:frame>
      </draw:page>
      <draw:page draw:name="page16" draw:style-name="dp1" draw:master-page-name="Default">
        <draw:custom-shape draw:style-name="gr18" draw:text-style-name="P7" draw:layer="layout" svg:width="6.35cm" svg:height="5.08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8.128cm" svg:y1="5.842cm" svg:x2="10.16cm" svg:y2="5.842cm">
          <text:p/>
        </draw:line>
        <draw:line draw:style-name="gr22" draw:text-style-name="P7" draw:layer="layout" svg:x1="10.16cm" svg:y1="5.842cm" svg:x2="10.16cm" svg:y2="9.525cm">
          <text:p/>
        </draw:lin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custom-shape draw:style-name="gr16" draw:text-style-name="P14" draw:layer="layout" svg:width="2.286cm" svg:height="0.762cm" svg:x="4.826cm" svg:y="9.144cm">
          <text:p text:style-name="P15"><text:span text:style-name="T5">0123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286cm" svg:height="0.762cm" svg:x="4.826cm" svg:y="10.414cm">
          <text:p text:style-name="P15"><text:span text:style-name="T5">0234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8.128cm" svg:y1="9.525cm" svg:x2="10.16cm" svg:y2="9.525cm">
          <text:p/>
        </draw:line>
        <draw:line draw:style-name="gr17" draw:text-style-name="P7" draw:layer="layout" svg:x1="8.89cm" svg:y1="6.096cm" svg:x2="9.906cm" svg:y2="6.096cm">
          <text:p/>
        </draw:line>
        <draw:line draw:style-name="gr17" draw:text-style-name="P7" draw:layer="layout" svg:x1="8.89cm" svg:y1="5.588cm" svg:x2="10.414cm" svg:y2="5.588cm">
          <text:p/>
        </draw:line>
        <draw:line draw:style-name="gr17" draw:text-style-name="P7" draw:layer="layout" svg:x1="8.89cm" svg:y1="9.779cm" svg:x2="10.414cm" svg:y2="9.779cm">
          <text:p/>
        </draw:line>
        <draw:line draw:style-name="gr17" draw:text-style-name="P7" draw:layer="layout" svg:x1="8.89cm" svg:y1="9.271cm" svg:x2="9.906cm" svg:y2="9.271cm">
          <text:p/>
        </draw:line>
        <draw:custom-shape draw:style-name="gr16" draw:text-style-name="P14" draw:layer="layout" svg:width="2.286cm" svg:height="0.762cm" svg:x="4.826cm" svg:y="12.954cm">
          <text:p text:style-name="P15"><text:span text:style-name="T5">8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54cm" svg:height="5.08cm" svg:x="13.97cm" svg:y="1.27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1.684cm" svg:y1="6.096cm" svg:x2="13.97cm" svg:y2="6.096cm">
          <text:p/>
        </draw:line>
        <draw:line draw:style-name="gr17" draw:text-style-name="P7" draw:layer="layout" svg:x1="11.176cm" svg:y1="5.588cm" svg:x2="13.97cm" svg:y2="5.588cm">
          <text:p/>
        </draw:line>
        <draw:line draw:style-name="gr17" draw:text-style-name="P7" draw:layer="layout" svg:x1="8.89cm" svg:y1="11.049cm" svg:x2="11.684cm" svg:y2="11.049cm">
          <text:p/>
        </draw:line>
        <draw:line draw:style-name="gr17" draw:text-style-name="P7" draw:layer="layout" svg:x1="8.89cm" svg:y1="10.541cm" svg:x2="11.176cm" svg:y2="10.541cm">
          <text:p/>
        </draw:line>
        <draw:line draw:style-name="gr23" draw:text-style-name="P7" draw:layer="layout" svg:x1="7.112cm" svg:y1="13.335cm" svg:x2="8.128cm" svg:y2="13.335cm">
          <text:p/>
        </draw:line>
        <draw:frame draw:style-name="gr4" draw:text-style-name="P4" draw:layer="layout" svg:width="3.048cm" svg:height="0.762cm" svg:x="5.08cm" svg:y="5.461cm">
          <draw:text-box>
            <text:p text:style-name="P15"><text:span text:style-name="T1">OS</text:span></text:p>
          </draw:text-box>
        </draw:frame>
        <draw:frame draw:style-name="gr5" draw:text-style-name="P4" draw:layer="layout" svg:width="3.048cm" svg:height="0.725cm" svg:x="5.08cm" svg:y="4.572cm">
          <draw:text-box>
            <text:p text:style-name="P15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15"><text:span text:style-name="T1">net</text:span></text:p>
          </draw:text-box>
        </draw:frame>
        <draw:line draw:style-name="gr17" draw:text-style-name="P7" draw:layer="layout" svg:x1="9.906cm" svg:y1="6.096cm" svg:x2="9.906cm" svg:y2="9.271cm">
          <text:p/>
        </draw:line>
        <draw:line draw:style-name="gr17" draw:text-style-name="P7" draw:layer="layout" svg:x1="10.414cm" svg:y1="5.588cm" svg:x2="10.414cm" svg:y2="9.779cm">
          <text:p/>
        </draw:line>
        <draw:line draw:style-name="gr17" draw:text-style-name="P7" draw:layer="layout" svg:x1="11.176cm" svg:y1="5.588cm" svg:x2="11.176cm" svg:y2="10.541cm">
          <text:p/>
        </draw:line>
        <draw:line draw:style-name="gr17" draw:text-style-name="P7" draw:layer="layout" svg:x1="11.684cm" svg:y1="6.096cm" svg:x2="11.684cm" svg:y2="11.049cm">
          <text:p/>
        </draw:line>
        <draw:line draw:style-name="gr22" draw:text-style-name="P7" draw:layer="layout" svg:x1="8.128cm" svg:y1="9.525cm" svg:x2="8.128cm" svg:y2="13.335cm">
          <text:p/>
        </draw:line>
        <draw:frame draw:style-name="gr5" draw:text-style-name="P4" draw:layer="layout" svg:width="2.286cm" svg:height="0.725cm" svg:x="2.54cm" svg:y="9.144cm">
          <draw:text-box>
            <text:p text:style-name="P15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72cm)">
          <draw:text-box>
            <text:p text:style-name="P16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2.286cm" svg:height="0.725cm" svg:x="5.842cm" svg:y="3.81cm">
          <draw:text-box>
            <text:p text:style-name="P15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16"><text:span text:style-name="T3">console</text:span></text:p>
          </draw:text-box>
        </draw:frame>
        <draw:line draw:style-name="gr24" draw:text-style-name="P7" draw:layer="layout" svg:x1="8.128cm" svg:y1="4.191cm" svg:x2="8.128cm" svg:y2="5.842cm">
          <text:p/>
        </draw:line>
        <draw:frame draw:style-name="gr5" draw:text-style-name="P4" draw:layer="layout" svg:width="3.048cm" svg:height="0.725cm" svg:x="5.842cm" svg:y="2.159cm">
          <draw:text-box>
            <text:p text:style-name="P15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line draw:style-name="gr3" draw:text-style-name="P2" draw:layer="layout" svg:x1="16.002cm" svg:y1="1.27cm" svg:x2="16.002cm" svg:y2="4.572cm">
          <text:p/>
        </draw:line>
        <draw:line draw:style-name="gr3" draw:text-style-name="P2" draw:layer="layout" svg:x1="13.97cm" svg:y1="2.032cm" svg:x2="16.002cm" svg:y2="2.032cm">
          <text:p/>
        </draw:line>
        <draw:line draw:style-name="gr3" draw:text-style-name="P2" draw:layer="layout" svg:x1="13.97cm" svg:y1="3.048cm" svg:x2="16.002cm" svg:y2="3.048cm">
          <text:p/>
        </draw:line>
        <draw:line draw:style-name="gr3" draw:text-style-name="P2" draw:layer="layout" svg:x1="13.97cm" svg:y1="3.81cm" svg:x2="16.002cm" svg:y2="3.81cm">
          <text:p/>
        </draw:line>
        <draw:line draw:style-name="gr3" draw:text-style-name="P2" draw:layer="layout" svg:x1="13.97cm" svg:y1="4.572cm" svg:x2="16.51cm" svg:y2="4.572cm">
          <text:p/>
        </draw:line>
        <draw:line draw:style-name="gr3" draw:text-style-name="P2" draw:layer="layout" svg:x1="13.97cm" svg:y1="5.334cm" svg:x2="16.51cm" svg:y2="5.334cm">
          <text:p/>
        </draw:line>
        <draw:frame draw:style-name="gr5" draw:text-style-name="P19" draw:layer="layout" svg:width="6.35cm" svg:height="0.725cm" svg:x="2.54cm" svg:y="8.128cm">
          <draw:text-box>
            <text:p text:style-name="P21"><text:span text:style-name="T4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15"><text:span text:style-name="T1">Console</text:span></text:p>
          </draw:text-box>
        </draw:frame>
        <draw:frame draw:style-name="gr5" draw:text-style-name="P4" draw:layer="layout" svg:width="2.54cm" svg:height="0.725cm" svg:x="13.97cm" svg:y="0.508cm">
          <draw:text-box>
            <text:p text:style-name="P15"><text:span text:style-name="T1">Console</text:span></text:p>
          </draw:text-box>
        </draw:frame>
        <draw:frame draw:style-name="gr8" draw:text-style-name="P8" draw:layer="layout" svg:width="6.35cm" svg:height="6.731cm" svg:x="12.7cm" svg:y="7.625cm">
          <draw:text-box>
            <text:p text:style-name="P18"><text:span text:style-name="T4">During </text:span><text:span text:style-name="T4">normal </text:span><text:span text:style-name="T4">shutdown, </text:span><text:span text:style-name="T4">clients will </text:span><text:span text:style-name="T4">broadcast an </text:span><text:span text:style-name="T6">Offline</text:span><text:span text:style-name="T4"> </text:span><text:span text:style-name="T4">message. <text:s/></text:span><text:span text:style-name="T4">When </text:span><text:span text:style-name="T4">receiving </text:span><text:span text:style-name="T6">Offline</text:span><text:span text:style-name="T4"> and </text:span><text:span text:style-name="T6">Lost </text:span><text:span text:style-name="T6">Connection</text:span><text:span text:style-name="T4"> </text:span><text:span text:style-name="T4">messages, </text:span><text:span text:style-name="T4">other clients </text:span><text:span text:style-name="T4">can </text:span><text:span text:style-name="T4">immediately </text:span><text:span text:style-name="T4">abort </text:span><text:span text:style-name="T4">pending </text:span><text:span text:style-name="T4">confirmed </text:span><text:span text:style-name="T4">services at </text:span><text:span text:style-name="T4">the </text:span><text:span text:style-name="T4">application </text:span><text:span text:style-name="T4">layer, and/or </text:span><text:span text:style-name="T4">assume </text:span><text:span text:style-name="T4">routing paths </text:span><text:span text:style-name="T4">are lost for </text:span><text:span text:style-name="T4">the network </text:span><text:span text:style-name="T4">layer.</text:span></text:p>
          </draw:text-box>
        </draw:frame>
      </draw:page>
      <draw:page draw:name="page17" draw:style-name="dp1" draw:master-page-name="Default">
        <draw:custom-shape draw:style-name="gr18" draw:text-style-name="P7" draw:layer="layout" svg:width="6.35cm" svg:height="5.08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8.128cm" svg:y1="5.842cm" svg:x2="10.16cm" svg:y2="5.842cm">
          <text:p/>
        </draw:line>
        <draw:line draw:style-name="gr22" draw:text-style-name="P7" draw:layer="layout" svg:x1="10.16cm" svg:y1="5.842cm" svg:x2="10.16cm" svg:y2="9.525cm">
          <text:p/>
        </draw:lin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custom-shape draw:style-name="gr16" draw:text-style-name="P14" draw:layer="layout" svg:width="2.286cm" svg:height="0.762cm" svg:x="4.826cm" svg:y="9.144cm">
          <text:p text:style-name="P15"><text:span text:style-name="T5">0123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286cm" svg:height="0.762cm" svg:x="4.826cm" svg:y="10.414cm">
          <text:p text:style-name="P15"><text:span text:style-name="T5">0234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8.128cm" svg:y1="9.525cm" svg:x2="10.16cm" svg:y2="9.525cm">
          <text:p/>
        </draw:line>
        <draw:line draw:style-name="gr17" draw:text-style-name="P7" draw:layer="layout" svg:x1="8.89cm" svg:y1="6.096cm" svg:x2="9.906cm" svg:y2="6.096cm">
          <text:p/>
        </draw:line>
        <draw:line draw:style-name="gr17" draw:text-style-name="P7" draw:layer="layout" svg:x1="8.89cm" svg:y1="5.588cm" svg:x2="10.414cm" svg:y2="5.588cm">
          <text:p/>
        </draw:line>
        <draw:line draw:style-name="gr17" draw:text-style-name="P7" draw:layer="layout" svg:x1="8.89cm" svg:y1="9.779cm" svg:x2="10.414cm" svg:y2="9.779cm">
          <text:p/>
        </draw:line>
        <draw:line draw:style-name="gr17" draw:text-style-name="P7" draw:layer="layout" svg:x1="8.89cm" svg:y1="9.271cm" svg:x2="9.906cm" svg:y2="9.271cm">
          <text:p/>
        </draw:line>
        <draw:custom-shape draw:style-name="gr16" draw:text-style-name="P14" draw:layer="layout" svg:width="2.286cm" svg:height="0.762cm" svg:x="4.826cm" svg:y="12.954cm">
          <text:p text:style-name="P15"><text:span text:style-name="T5">8</text:span><text:span text:style-name="T5">0</text:span><text:span text:style-name="T5">0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54cm" svg:height="5.08cm" svg:x="13.97cm" svg:y="1.27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1.684cm" svg:y1="6.096cm" svg:x2="13.97cm" svg:y2="6.096cm">
          <text:p/>
        </draw:line>
        <draw:line draw:style-name="gr17" draw:text-style-name="P7" draw:layer="layout" svg:x1="11.176cm" svg:y1="5.588cm" svg:x2="13.97cm" svg:y2="5.588cm">
          <text:p/>
        </draw:line>
        <draw:line draw:style-name="gr17" draw:text-style-name="P7" draw:layer="layout" svg:x1="8.89cm" svg:y1="11.049cm" svg:x2="11.684cm" svg:y2="11.049cm">
          <text:p/>
        </draw:line>
        <draw:line draw:style-name="gr17" draw:text-style-name="P7" draw:layer="layout" svg:x1="8.89cm" svg:y1="10.541cm" svg:x2="11.176cm" svg:y2="10.541cm">
          <text:p/>
        </draw:line>
        <draw:line draw:style-name="gr23" draw:text-style-name="P7" draw:layer="layout" svg:x1="7.112cm" svg:y1="13.335cm" svg:x2="8.128cm" svg:y2="13.335cm">
          <text:p/>
        </draw:line>
        <draw:frame draw:style-name="gr4" draw:text-style-name="P4" draw:layer="layout" svg:width="3.048cm" svg:height="0.762cm" svg:x="5.08cm" svg:y="5.461cm">
          <draw:text-box>
            <text:p text:style-name="P15"><text:span text:style-name="T1">OS</text:span></text:p>
          </draw:text-box>
        </draw:frame>
        <draw:frame draw:style-name="gr5" draw:text-style-name="P4" draw:layer="layout" svg:width="3.048cm" svg:height="0.725cm" svg:x="5.08cm" svg:y="4.572cm">
          <draw:text-box>
            <text:p text:style-name="P15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15"><text:span text:style-name="T1">net</text:span></text:p>
          </draw:text-box>
        </draw:frame>
        <draw:line draw:style-name="gr17" draw:text-style-name="P7" draw:layer="layout" svg:x1="9.906cm" svg:y1="6.096cm" svg:x2="9.906cm" svg:y2="9.271cm">
          <text:p/>
        </draw:line>
        <draw:line draw:style-name="gr17" draw:text-style-name="P7" draw:layer="layout" svg:x1="10.414cm" svg:y1="5.588cm" svg:x2="10.414cm" svg:y2="9.779cm">
          <text:p/>
        </draw:line>
        <draw:line draw:style-name="gr17" draw:text-style-name="P7" draw:layer="layout" svg:x1="11.176cm" svg:y1="5.588cm" svg:x2="11.176cm" svg:y2="10.541cm">
          <text:p/>
        </draw:line>
        <draw:line draw:style-name="gr17" draw:text-style-name="P7" draw:layer="layout" svg:x1="11.684cm" svg:y1="6.096cm" svg:x2="11.684cm" svg:y2="11.049cm">
          <text:p/>
        </draw:line>
        <draw:line draw:style-name="gr22" draw:text-style-name="P7" draw:layer="layout" svg:x1="8.128cm" svg:y1="9.525cm" svg:x2="8.128cm" svg:y2="13.335cm">
          <text:p/>
        </draw:line>
        <draw:frame draw:style-name="gr5" draw:text-style-name="P4" draw:layer="layout" svg:width="2.286cm" svg:height="0.725cm" svg:x="2.54cm" svg:y="9.144cm">
          <draw:text-box>
            <text:p text:style-name="P15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72cm)">
          <draw:text-box>
            <text:p text:style-name="P16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2.286cm" svg:height="0.725cm" svg:x="5.842cm" svg:y="3.81cm">
          <draw:text-box>
            <text:p text:style-name="P15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16"><text:span text:style-name="T3">console</text:span></text:p>
          </draw:text-box>
        </draw:frame>
        <draw:line draw:style-name="gr24" draw:text-style-name="P7" draw:layer="layout" svg:x1="8.128cm" svg:y1="4.191cm" svg:x2="8.128cm" svg:y2="5.842cm">
          <text:p/>
        </draw:line>
        <draw:frame draw:style-name="gr5" draw:text-style-name="P4" draw:layer="layout" svg:width="3.048cm" svg:height="0.725cm" svg:x="5.842cm" svg:y="2.159cm">
          <draw:text-box>
            <text:p text:style-name="P15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line draw:style-name="gr3" draw:text-style-name="P2" draw:layer="layout" svg:x1="16.002cm" svg:y1="1.27cm" svg:x2="16.002cm" svg:y2="4.572cm">
          <text:p/>
        </draw:line>
        <draw:line draw:style-name="gr3" draw:text-style-name="P2" draw:layer="layout" svg:x1="13.97cm" svg:y1="2.032cm" svg:x2="16.002cm" svg:y2="2.032cm">
          <text:p/>
        </draw:line>
        <draw:line draw:style-name="gr3" draw:text-style-name="P2" draw:layer="layout" svg:x1="13.97cm" svg:y1="3.048cm" svg:x2="16.002cm" svg:y2="3.048cm">
          <text:p/>
        </draw:line>
        <draw:line draw:style-name="gr3" draw:text-style-name="P2" draw:layer="layout" svg:x1="13.97cm" svg:y1="3.81cm" svg:x2="16.002cm" svg:y2="3.81cm">
          <text:p/>
        </draw:line>
        <draw:line draw:style-name="gr3" draw:text-style-name="P2" draw:layer="layout" svg:x1="13.97cm" svg:y1="4.572cm" svg:x2="16.51cm" svg:y2="4.572cm">
          <text:p/>
        </draw:line>
        <draw:line draw:style-name="gr3" draw:text-style-name="P2" draw:layer="layout" svg:x1="13.97cm" svg:y1="5.334cm" svg:x2="16.51cm" svg:y2="5.334cm">
          <text:p/>
        </draw:line>
        <draw:frame draw:style-name="gr5" draw:text-style-name="P19" draw:layer="layout" svg:width="6.35cm" svg:height="0.725cm" svg:x="2.54cm" svg:y="8.128cm">
          <draw:text-box>
            <text:p text:style-name="P21"><text:span text:style-name="T4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15"><text:span text:style-name="T1">Console</text:span></text:p>
          </draw:text-box>
        </draw:frame>
        <draw:frame draw:style-name="gr5" draw:text-style-name="P4" draw:layer="layout" svg:width="2.54cm" svg:height="0.725cm" svg:x="13.97cm" svg:y="0.508cm">
          <draw:text-box>
            <text:p text:style-name="P15"><text:span text:style-name="T1">Console</text:span></text:p>
          </draw:text-box>
        </draw:frame>
        <draw:frame draw:style-name="gr8" draw:text-style-name="P8" draw:layer="layout" svg:width="6.35cm" svg:height="6.731cm" svg:x="12.7cm" svg:y="7.625cm">
          <draw:text-box>
            <text:p text:style-name="P18"><text:span text:style-name="T4">For “random” </text:span><text:span text:style-name="T4">client </text:span><text:span text:style-name="T4">addresses, </text:span><text:span text:style-name="T4">after a client </text:span><text:span text:style-name="T4">subscribes to </text:span><text:span text:style-name="T4">the </text:span><text:span text:style-name="T4">broadcast </text:span><text:span text:style-name="T4">topic and </text:span><text:span text:style-name="T4">before it </text:span><text:span text:style-name="T4">subscribes to </text:span><text:span text:style-name="T4">its client </text:span><text:span text:style-name="T4">topic, a client </text:span><text:span text:style-name="T4">broadcasts a </text:span><text:span text:style-name="T6">Poll</text:span><text:span text:style-name="T4"> message </text:span><text:span text:style-name="T4">containing </text:span><text:span text:style-name="T4">the address </text:span><text:span text:style-name="T4">it would like </text:span><text:span text:style-name="T4">to use. <text:s/>If it </text:span><text:span text:style-name="T4">receives an </text:span><text:span text:style-name="T6">Online</text:span><text:span text:style-name="T4"> </text:span><text:span text:style-name="T4">message </text:span><text:span text:style-name="T4">with the </text:span><text:span text:style-name="T4">same </text:span><text:span text:style-name="T4">address, the </text:span><text:span text:style-name="T4">address is </text:span><text:span text:style-name="T4">already being </text:span><text:span text:style-name="T4">used.</text:span></text:p>
          </draw:text-box>
        </draw:frame>
      </draw:page>
      <draw:page draw:name="page18" draw:style-name="dp1" draw:master-page-name="Default">
        <draw:line draw:style-name="gr17" draw:text-style-name="P7" draw:layer="layout" svg:x1="8.89cm" svg:y1="6.096cm" svg:x2="9.906cm" svg:y2="6.096cm">
          <text:p/>
        </draw:line>
        <draw:line draw:style-name="gr17" draw:text-style-name="P7" draw:layer="layout" svg:x1="8.89cm" svg:y1="5.588cm" svg:x2="10.414cm" svg:y2="5.588cm">
          <text:p/>
        </draw:line>
        <draw:line draw:style-name="gr17" draw:text-style-name="P7" draw:layer="layout" svg:x1="11.684cm" svg:y1="6.096cm" svg:x2="13.97cm" svg:y2="6.096cm">
          <text:p/>
        </draw:line>
        <draw:line draw:style-name="gr17" draw:text-style-name="P7" draw:layer="layout" svg:x1="11.176cm" svg:y1="5.588cm" svg:x2="13.97cm" svg:y2="5.588cm">
          <text:p/>
        </draw:line>
        <draw:custom-shape draw:style-name="gr18" draw:text-style-name="P7" draw:layer="layout" svg:width="6.35cm" svg:height="5.08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5.08cm" svg:x="5.08cm" svg:y="1.27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7.112cm" svg:y1="9.525cm" svg:x2="8.128cm" svg:y2="9.525cm">
          <text:p/>
        </draw:line>
        <draw:line draw:style-name="gr22" draw:text-style-name="P7" draw:layer="layout" svg:x1="8.128cm" svg:y1="9.525cm" svg:x2="8.128cm" svg:y2="13.335cm">
          <text:p/>
        </draw:line>
        <draw:line draw:style-name="gr3" draw:text-style-name="P2" draw:layer="layout" svg:x1="5.08cm" svg:y1="5.334cm" svg:x2="8.89cm" svg:y2="5.334cm">
          <text:p/>
        </draw:line>
        <draw:line draw:style-name="gr3" draw:text-style-name="P2" draw:layer="layout" svg:x1="5.08cm" svg:y1="4.572cm" svg:x2="8.89cm" svg:y2="4.572cm">
          <text:p/>
        </draw:line>
        <draw:custom-shape draw:style-name="gr16" draw:text-style-name="P14" draw:layer="layout" svg:width="2.286cm" svg:height="0.762cm" svg:x="4.826cm" svg:y="9.144cm">
          <text:p text:style-name="P3"><text:span text:style-name="T5">0123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286cm" svg:height="0.762cm" svg:x="4.826cm" svg:y="10.414cm">
          <text:p text:style-name="P3"><text:span text:style-name="T5">0234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8.89cm" svg:y1="9.779cm" svg:x2="10.414cm" svg:y2="9.779cm">
          <text:p/>
        </draw:line>
        <draw:line draw:style-name="gr17" draw:text-style-name="P7" draw:layer="layout" svg:x1="8.89cm" svg:y1="9.271cm" svg:x2="9.906cm" svg:y2="9.271cm">
          <text:p/>
        </draw:line>
        <draw:custom-shape draw:style-name="gr16" draw:text-style-name="P14" draw:layer="layout" svg:width="2.286cm" svg:height="0.762cm" svg:x="4.826cm" svg:y="12.954cm">
          <text:p text:style-name="P3"><text:span text:style-name="T5">8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54cm" svg:height="5.08cm" svg:x="13.97cm" svg:y="1.27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8.89cm" svg:y1="11.049cm" svg:x2="11.684cm" svg:y2="11.049cm">
          <text:p/>
        </draw:line>
        <draw:line draw:style-name="gr17" draw:text-style-name="P7" draw:layer="layout" svg:x1="8.89cm" svg:y1="10.541cm" svg:x2="11.176cm" svg:y2="10.541cm">
          <text:p/>
        </draw:line>
        <draw:frame draw:style-name="gr4" draw:text-style-name="P4" draw:layer="layout" svg:width="3.048cm" svg:height="0.762cm" svg:x="5.08cm" svg:y="5.461cm">
          <draw:text-box>
            <text:p text:style-name="P3"><text:span text:style-name="T1">OS</text:span></text:p>
          </draw:text-box>
        </draw:frame>
        <draw:frame draw:style-name="gr5" draw:text-style-name="P4" draw:layer="layout" svg:width="3.048cm" svg:height="0.725cm" svg:x="5.08cm" svg:y="4.572cm">
          <draw:text-box>
            <text:p text:style-name="P3"><text:span text:style-name="T1">paho</text:span></text:p>
          </draw:text-box>
        </draw:frame>
        <draw:frame draw:style-name="gr5" draw:text-style-name="P4" draw:layer="layout" svg:width="3.048cm" svg:height="0.725cm" svg:x="5.842cm" svg:y="3.048cm">
          <draw:text-box>
            <text:p text:style-name="P3"><text:span text:style-name="T1">net</text:span></text:p>
          </draw:text-box>
        </draw:frame>
        <draw:line draw:style-name="gr17" draw:text-style-name="P7" draw:layer="layout" svg:x1="9.906cm" svg:y1="6.096cm" svg:x2="9.906cm" svg:y2="9.271cm">
          <text:p/>
        </draw:line>
        <draw:line draw:style-name="gr17" draw:text-style-name="P7" draw:layer="layout" svg:x1="10.414cm" svg:y1="5.588cm" svg:x2="10.414cm" svg:y2="9.779cm">
          <text:p/>
        </draw:line>
        <draw:line draw:style-name="gr17" draw:text-style-name="P7" draw:layer="layout" svg:x1="11.176cm" svg:y1="5.588cm" svg:x2="11.176cm" svg:y2="10.541cm">
          <text:p/>
        </draw:line>
        <draw:line draw:style-name="gr17" draw:text-style-name="P7" draw:layer="layout" svg:x1="11.684cm" svg:y1="6.096cm" svg:x2="11.684cm" svg:y2="11.049cm">
          <text:p/>
        </draw:line>
        <draw:frame draw:style-name="gr5" draw:text-style-name="P4" draw:layer="layout" svg:width="2.286cm" svg:height="0.725cm" svg:x="2.54cm" svg:y="9.144cm">
          <draw:text-box>
            <text:p text:style-name="P3"><text:span text:style-name="T1">Net</text:span></text:p>
          </draw:text-box>
        </draw:frame>
        <draw:frame draw:style-name="gr6" draw:text-style-name="P5" draw:layer="layout" svg:width="3.298cm" svg:height="0.645cm" draw:transform="rotate (1.58912228394084) translate (5.127cm 4.572cm)">
          <draw:text-box>
            <text:p text:style-name="P3"><text:span text:style-name="T2">BACpypes</text:span></text:p>
          </draw:text-box>
        </draw:frame>
        <draw:line draw:style-name="gr3" draw:text-style-name="P2" draw:layer="layout" svg:x1="5.842cm" svg:y1="1.27cm" svg:x2="5.842cm" svg:y2="4.572cm">
          <text:p/>
        </draw:line>
        <draw:frame draw:style-name="gr5" draw:text-style-name="P4" draw:layer="layout" svg:width="2.286cm" svg:height="0.725cm" svg:x="5.842cm" svg:y="3.81cm">
          <draw:text-box>
            <text:p text:style-name="P3"><text:span text:style-name="T1">bvll</text:span></text:p>
          </draw:text-box>
        </draw:frame>
        <draw:line draw:style-name="gr3" draw:text-style-name="P2" draw:layer="layout" svg:x1="5.842cm" svg:y1="3.81cm" svg:x2="8.89cm" svg:y2="3.81cm">
          <text:p/>
        </draw:line>
        <draw:line draw:style-name="gr3" draw:text-style-name="P2" draw:layer="layout" svg:x1="5.842cm" svg:y1="1.995cm" svg:x2="8.89cm" svg:y2="1.995cm">
          <text:p/>
        </draw:line>
        <draw:frame draw:style-name="gr5" draw:text-style-name="P6" draw:layer="layout" svg:width="3.048cm" svg:height="0.725cm" svg:x="5.842cm" svg:y="1.27cm">
          <draw:text-box>
            <text:p text:style-name="P3"><text:span text:style-name="T3">console</text:span></text:p>
          </draw:text-box>
        </draw:frame>
        <draw:frame draw:style-name="gr5" draw:text-style-name="P4" draw:layer="layout" svg:width="3.048cm" svg:height="0.725cm" svg:x="5.842cm" svg:y="2.159cm">
          <draw:text-box>
            <text:p text:style-name="P3"><text:span text:style-name="T1">app</text:span></text:p>
          </draw:text-box>
        </draw:frame>
        <draw:line draw:style-name="gr3" draw:text-style-name="P2" draw:layer="layout" svg:x1="5.842cm" svg:y1="3.048cm" svg:x2="8.89cm" svg:y2="3.048cm">
          <text:p/>
        </draw:line>
        <draw:line draw:style-name="gr3" draw:text-style-name="P2" draw:layer="layout" svg:x1="16.002cm" svg:y1="1.27cm" svg:x2="16.002cm" svg:y2="4.572cm">
          <text:p/>
        </draw:line>
        <draw:line draw:style-name="gr3" draw:text-style-name="P2" draw:layer="layout" svg:x1="13.97cm" svg:y1="2.032cm" svg:x2="16.002cm" svg:y2="2.032cm">
          <text:p/>
        </draw:line>
        <draw:line draw:style-name="gr3" draw:text-style-name="P2" draw:layer="layout" svg:x1="13.97cm" svg:y1="3.048cm" svg:x2="16.002cm" svg:y2="3.048cm">
          <text:p/>
        </draw:line>
        <draw:line draw:style-name="gr3" draw:text-style-name="P2" draw:layer="layout" svg:x1="13.97cm" svg:y1="3.81cm" svg:x2="16.002cm" svg:y2="3.81cm">
          <text:p/>
        </draw:line>
        <draw:line draw:style-name="gr3" draw:text-style-name="P2" draw:layer="layout" svg:x1="13.97cm" svg:y1="4.572cm" svg:x2="16.51cm" svg:y2="4.572cm">
          <text:p/>
        </draw:line>
        <draw:line draw:style-name="gr3" draw:text-style-name="P2" draw:layer="layout" svg:x1="13.97cm" svg:y1="5.334cm" svg:x2="16.51cm" svg:y2="5.334cm">
          <text:p/>
        </draw:line>
        <draw:frame draw:style-name="gr5" draw:text-style-name="P19" draw:layer="layout" svg:width="6.35cm" svg:height="0.725cm" svg:x="2.54cm" svg:y="8.128cm">
          <draw:text-box>
            <text:p text:style-name="P3"><text:span text:style-name="T11">MQTT Broker</text:span></text:p>
          </draw:text-box>
        </draw:frame>
        <draw:frame draw:style-name="gr5" draw:text-style-name="P4" draw:layer="layout" svg:width="3.81cm" svg:height="0.725cm" svg:x="5.08cm" svg:y="0.508cm">
          <draw:text-box>
            <text:p text:style-name="P3"><text:span text:style-name="T1">Console</text:span></text:p>
          </draw:text-box>
        </draw:frame>
        <draw:frame draw:style-name="gr5" draw:text-style-name="P4" draw:layer="layout" svg:width="2.54cm" svg:height="0.725cm" svg:x="13.97cm" svg:y="0.508cm">
          <draw:text-box>
            <text:p text:style-name="P3"><text:span text:style-name="T1">Console</text:span></text:p>
          </draw:text-box>
        </draw:frame>
        <draw:frame draw:style-name="gr8" draw:text-style-name="P8" draw:layer="layout" svg:width="6.35cm" svg:height="6.731cm" svg:x="12.7cm" svg:y="7.62cm">
          <draw:text-box>
            <text:p><text:span text:style-name="T4">MQTT </text:span><text:span text:style-name="T4">subscriptions </text:span><text:span text:style-name="T4">may contain </text:span><text:span text:style-name="T4">wildcard </text:span><text:span text:style-name="T4">characters ‘+’ </text:span><text:span text:style-name="T4">and ‘#’ for </text:span><text:span text:style-name="T4">single and </text:span><text:span text:style-name="T4">multi-level </text:span><text:span text:style-name="T4">topics.</text:span></text:p>
            <text:p><text:span text:style-name="T4"/></text:p>
            <text:p><text:span text:style-name="T4">Subscribing </text:span><text:span text:style-name="T4">to the </text:span><text:span text:style-name="T4">B/MQTT topic </text:span><text:span text:style-name="T6">bacnet-</text:span><text:span text:style-name="T6">mqtt/+</text:span><text:span text:style-name="T4"> is </text:span><text:span text:style-name="T4">reserved for </text:span><text:span text:style-name="T4">protocol </text:span><text:span text:style-name="T4">analyzers.</text:span></text:p>
          </draw:text-box>
        </draw:frame>
        <draw:custom-shape draw:style-name="gr28" draw:text-style-name="P7" draw:layer="layout" svg:width="2.54cm" svg:height="1.27cm" svg:x="10.16cm" svg:y="12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cm" svg:height="0.725cm" svg:x="10.16cm" svg:y="11.938cm">
          <draw:text-box>
            <text:p text:style-name="P3"><text:span text:style-name="T1">Sniffer</text:span></text:p>
          </draw:text-box>
        </draw:frame>
        <draw:line draw:style-name="gr22" draw:text-style-name="P7" draw:layer="layout" svg:x1="7.112cm" svg:y1="10.795cm" svg:x2="8.128cm" svg:y2="10.795cm">
          <text:p/>
        </draw:line>
        <draw:line draw:style-name="gr25" draw:text-style-name="P7" draw:layer="layout" svg:x1="10.414cm" svg:y1="13.335cm" svg:x2="7.112cm" svg:y2="13.335cm">
          <text:p/>
        </draw:line>
      </draw:page>
      <draw:page draw:name="page19" draw:style-name="dp1" draw:master-page-name="Default">
        <draw:custom-shape draw:style-name="gr29" draw:text-style-name="P1" draw:layer="layout" svg:width="0.635cm" svg:height="1.27cm" svg:x="3.81cm" svg:y="2.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2.7cm" svg:height="1.27cm" svg:x="3.81cm" svg:y="2.5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8cm" svg:y1="2.54cm" svg:x2="5.08cm" svg:y2="3.81cm">
          <text:p/>
        </draw:line>
        <draw:frame draw:style-name="gr5" draw:text-style-name="P4" draw:layer="layout" svg:width="12.7cm" svg:height="0.725cm" svg:x="3.81cm" svg:y="1.778cm">
          <draw:text-box>
            <text:p text:style-name="P3"><text:span text:style-name="T1">BACnet/MQT</text:span><text:span text:style-name="T1">T Virtual Link </text:span><text:span text:style-name="T1">Layer PDU</text:span></text:p>
          </draw:text-box>
        </draw:frame>
        <draw:line draw:style-name="gr3" draw:text-style-name="P2" draw:layer="layout" svg:x1="4.445cm" svg:y1="2.54cm" svg:x2="4.445cm" svg:y2="3.81cm">
          <text:p/>
        </draw:line>
        <draw:line draw:style-name="gr3" draw:text-style-name="P2" draw:layer="layout" svg:x1="5.715cm" svg:y1="3.302cm" svg:x2="5.715cm" svg:y2="3.81cm">
          <text:p/>
        </draw:line>
        <draw:line draw:style-name="gr3" draw:text-style-name="P2" draw:layer="layout" svg:x1="6.35cm" svg:y1="2.54cm" svg:x2="6.35cm" svg:y2="3.81cm">
          <text:p/>
        </draw:line>
        <draw:line draw:style-name="gr3" draw:text-style-name="P2" draw:layer="layout" svg:x1="6.985cm" svg:y1="3.302cm" svg:x2="6.985cm" svg:y2="3.81cm">
          <text:p/>
        </draw:line>
        <draw:line draw:style-name="gr3" draw:text-style-name="P2" draw:layer="layout" svg:x1="7.62cm" svg:y1="3.302cm" svg:x2="7.62cm" svg:y2="3.81cm">
          <text:p/>
        </draw:line>
        <draw:line draw:style-name="gr3" draw:text-style-name="P2" draw:layer="layout" svg:x1="8.255cm" svg:y1="3.302cm" svg:x2="8.255cm" svg:y2="3.81cm">
          <text:p/>
        </draw:line>
        <draw:line draw:style-name="gr3" draw:text-style-name="P2" draw:layer="layout" svg:x1="8.89cm" svg:y1="3.302cm" svg:x2="8.89cm" svg:y2="3.81cm">
          <text:p/>
        </draw:line>
        <draw:line draw:style-name="gr3" draw:text-style-name="P2" draw:layer="layout" svg:x1="9.525cm" svg:y1="3.302cm" svg:x2="9.525cm" svg:y2="3.81cm">
          <text:p/>
        </draw:line>
        <draw:line draw:style-name="gr3" draw:text-style-name="P2" draw:layer="layout" svg:x1="10.16cm" svg:y1="2.54cm" svg:x2="10.16cm" svg:y2="3.81cm">
          <text:p/>
        </draw:line>
        <draw:line draw:style-name="gr3" draw:text-style-name="P2" draw:layer="layout" svg:x1="10.795cm" svg:y1="3.302cm" svg:x2="10.795cm" svg:y2="3.81cm">
          <text:p/>
        </draw:line>
        <draw:line draw:style-name="gr3" draw:text-style-name="P2" draw:layer="layout" svg:x1="11.43cm" svg:y1="3.302cm" svg:x2="11.43cm" svg:y2="3.81cm">
          <text:p/>
        </draw:line>
        <draw:line draw:style-name="gr3" draw:text-style-name="P2" draw:layer="layout" svg:x1="12.065cm" svg:y1="3.302cm" svg:x2="12.065cm" svg:y2="3.81cm">
          <text:p/>
        </draw:line>
        <draw:line draw:style-name="gr3" draw:text-style-name="P2" draw:layer="layout" svg:x1="12.7cm" svg:y1="3.302cm" svg:x2="12.7cm" svg:y2="3.81cm">
          <text:p/>
        </draw:line>
        <draw:line draw:style-name="gr3" draw:text-style-name="P2" draw:layer="layout" svg:x1="13.335cm" svg:y1="3.302cm" svg:x2="13.335cm" svg:y2="3.81cm">
          <text:p/>
        </draw:line>
        <draw:line draw:style-name="gr3" draw:text-style-name="P2" draw:layer="layout" svg:x1="13.97cm" svg:y1="3.302cm" svg:x2="13.97cm" svg:y2="3.81cm">
          <text:p/>
        </draw:line>
        <draw:line draw:style-name="gr3" draw:text-style-name="P2" draw:layer="layout" svg:x1="14.605cm" svg:y1="3.302cm" svg:x2="14.605cm" svg:y2="3.81cm">
          <text:p/>
        </draw:line>
        <draw:line draw:style-name="gr3" draw:text-style-name="P2" draw:layer="layout" svg:x1="15.24cm" svg:y1="3.302cm" svg:x2="15.24cm" svg:y2="3.81cm">
          <text:p/>
        </draw:line>
        <draw:line draw:style-name="gr3" draw:text-style-name="P2" draw:layer="layout" svg:x1="15.875cm" svg:y1="3.302cm" svg:x2="15.875cm" svg:y2="3.81cm">
          <text:p/>
        </draw:line>
        <draw:frame draw:style-name="gr31" draw:text-style-name="P8" draw:layer="layout" svg:width="12.7cm" svg:height="3.81cm" svg:x="3.81cm" svg:y="6.35cm">
          <draw:text-box>
            <text:p><text:span text:style-name="T4">The BVLC </text:span><text:span text:style-name="T4">Type field is </text:span><text:span text:style-name="T4">present to be </text:span><text:span text:style-name="T4">consistent </text:span><text:span text:style-name="T4">with other </text:span><text:span text:style-name="T4">BVLL packet </text:span><text:span text:style-name="T4">formats </text:span><text:span text:style-name="T4">including </text:span><text:span text:style-name="T4">BACnet/IPv4, </text:span><text:span text:style-name="T4">BACnet/IPv6, </text:span><text:span text:style-name="T4">and </text:span><text:span text:style-name="T4">BACnet/SC.</text:span></text:p>
          </draw:text-box>
        </draw:frame>
        <draw:line draw:style-name="gr9" draw:text-style-name="P2" draw:layer="layout" svg:x1="4.191cm" svg:y1="5.08cm" svg:x2="5.08cm" svg:y2="5.08cm">
          <text:p/>
        </draw:line>
        <draw:line draw:style-name="gr9" draw:text-style-name="P2" draw:layer="layout" svg:x1="4.191cm" svg:y1="3.81cm" svg:x2="4.191cm" svg:y2="5.08cm">
          <text:p/>
        </draw:line>
        <draw:frame draw:style-name="gr10" draw:text-style-name="P10" draw:layer="layout" svg:width="7.62cm" svg:height="1.199cm" svg:x="5.08cm" svg:y="4.699cm">
          <draw:text-box>
            <text:p text:style-name="P9"><text:span text:style-name="T4">BVLC Type, </text:span><text:span text:style-name="T4">0x84 for </text:span><text:span text:style-name="T4">BACnet/MQT</text:span><text:span text:style-name="T4">T</text:span></text:p>
          </draw:text-box>
        </draw:frame>
      </draw:page>
      <draw:page draw:name="page20" draw:style-name="dp1" draw:master-page-name="Default">
        <draw:custom-shape draw:style-name="gr29" draw:text-style-name="P1" draw:layer="layout" svg:width="0.635cm" svg:height="1.27cm" svg:x="4.445cm" svg:y="2.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2.7cm" svg:height="1.27cm" svg:x="3.81cm" svg:y="2.5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8cm" svg:y1="2.54cm" svg:x2="5.08cm" svg:y2="3.81cm">
          <text:p/>
        </draw:line>
        <draw:frame draw:style-name="gr5" draw:text-style-name="P4" draw:layer="layout" svg:width="12.7cm" svg:height="0.725cm" svg:x="3.81cm" svg:y="1.778cm">
          <draw:text-box>
            <text:p text:style-name="P3"><text:span text:style-name="T1">BACnet/MQT</text:span><text:span text:style-name="T1">T Virtual Link </text:span><text:span text:style-name="T1">Layer PDU</text:span></text:p>
          </draw:text-box>
        </draw:frame>
        <draw:line draw:style-name="gr3" draw:text-style-name="P2" draw:layer="layout" svg:x1="4.445cm" svg:y1="2.54cm" svg:x2="4.445cm" svg:y2="3.81cm">
          <text:p/>
        </draw:line>
        <draw:line draw:style-name="gr3" draw:text-style-name="P2" draw:layer="layout" svg:x1="5.715cm" svg:y1="3.302cm" svg:x2="5.715cm" svg:y2="3.81cm">
          <text:p/>
        </draw:line>
        <draw:line draw:style-name="gr3" draw:text-style-name="P2" draw:layer="layout" svg:x1="6.35cm" svg:y1="2.54cm" svg:x2="6.35cm" svg:y2="3.81cm">
          <text:p/>
        </draw:line>
        <draw:line draw:style-name="gr3" draw:text-style-name="P2" draw:layer="layout" svg:x1="6.985cm" svg:y1="3.302cm" svg:x2="6.985cm" svg:y2="3.81cm">
          <text:p/>
        </draw:line>
        <draw:line draw:style-name="gr3" draw:text-style-name="P2" draw:layer="layout" svg:x1="7.62cm" svg:y1="3.302cm" svg:x2="7.62cm" svg:y2="3.81cm">
          <text:p/>
        </draw:line>
        <draw:line draw:style-name="gr3" draw:text-style-name="P2" draw:layer="layout" svg:x1="8.255cm" svg:y1="3.302cm" svg:x2="8.255cm" svg:y2="3.81cm">
          <text:p/>
        </draw:line>
        <draw:line draw:style-name="gr3" draw:text-style-name="P2" draw:layer="layout" svg:x1="8.89cm" svg:y1="3.302cm" svg:x2="8.89cm" svg:y2="3.81cm">
          <text:p/>
        </draw:line>
        <draw:line draw:style-name="gr3" draw:text-style-name="P2" draw:layer="layout" svg:x1="9.525cm" svg:y1="3.302cm" svg:x2="9.525cm" svg:y2="3.81cm">
          <text:p/>
        </draw:line>
        <draw:line draw:style-name="gr3" draw:text-style-name="P2" draw:layer="layout" svg:x1="10.16cm" svg:y1="2.54cm" svg:x2="10.16cm" svg:y2="3.81cm">
          <text:p/>
        </draw:line>
        <draw:line draw:style-name="gr3" draw:text-style-name="P2" draw:layer="layout" svg:x1="10.795cm" svg:y1="3.302cm" svg:x2="10.795cm" svg:y2="3.81cm">
          <text:p/>
        </draw:line>
        <draw:line draw:style-name="gr3" draw:text-style-name="P2" draw:layer="layout" svg:x1="11.43cm" svg:y1="3.302cm" svg:x2="11.43cm" svg:y2="3.81cm">
          <text:p/>
        </draw:line>
        <draw:line draw:style-name="gr3" draw:text-style-name="P2" draw:layer="layout" svg:x1="12.065cm" svg:y1="3.302cm" svg:x2="12.065cm" svg:y2="3.81cm">
          <text:p/>
        </draw:line>
        <draw:line draw:style-name="gr3" draw:text-style-name="P2" draw:layer="layout" svg:x1="12.7cm" svg:y1="3.302cm" svg:x2="12.7cm" svg:y2="3.81cm">
          <text:p/>
        </draw:line>
        <draw:line draw:style-name="gr3" draw:text-style-name="P2" draw:layer="layout" svg:x1="13.335cm" svg:y1="3.302cm" svg:x2="13.335cm" svg:y2="3.81cm">
          <text:p/>
        </draw:line>
        <draw:line draw:style-name="gr3" draw:text-style-name="P2" draw:layer="layout" svg:x1="13.97cm" svg:y1="3.302cm" svg:x2="13.97cm" svg:y2="3.81cm">
          <text:p/>
        </draw:line>
        <draw:line draw:style-name="gr3" draw:text-style-name="P2" draw:layer="layout" svg:x1="14.605cm" svg:y1="3.302cm" svg:x2="14.605cm" svg:y2="3.81cm">
          <text:p/>
        </draw:line>
        <draw:line draw:style-name="gr3" draw:text-style-name="P2" draw:layer="layout" svg:x1="15.24cm" svg:y1="3.302cm" svg:x2="15.24cm" svg:y2="3.81cm">
          <text:p/>
        </draw:line>
        <draw:line draw:style-name="gr3" draw:text-style-name="P2" draw:layer="layout" svg:x1="15.875cm" svg:y1="3.302cm" svg:x2="15.875cm" svg:y2="3.81cm">
          <text:p/>
        </draw:line>
        <draw:frame draw:style-name="gr31" draw:text-style-name="P8" draw:layer="layout" svg:width="12.7cm" svg:height="4.517cm" svg:x="3.81cm" svg:y="6.35cm">
          <draw:text-box>
            <text:p><text:span text:style-name="T4">The BVLC </text:span><text:span text:style-name="T4">Function </text:span><text:span text:style-name="T4">code </text:span><text:span text:style-name="T4">provides the </text:span><text:span text:style-name="T4">message </text:span><text:span text:style-name="T4">type:</text:span></text:p>
            <text:p><text:span text:style-name="T4"/></text:p>
            <text:p><text:span text:style-name="T4"><text:tab/></text:span><text:span text:style-name="T4">0x00</text:span><text:span text:style-name="T4"><text:tab/></text:span><text:span text:style-name="T4"><text:tab/></text:span><text:span text:style-name="T4">Result</text:span></text:p>
            <text:p><text:span text:style-name="T4"><text:tab/></text:span><text:span text:style-name="T4">0x01</text:span><text:span text:style-name="T4"><text:tab/></text:span><text:span text:style-name="T4"><text:tab/></text:span><text:span text:style-name="T4">Poll</text:span></text:p>
            <text:p><text:span text:style-name="T4"><text:tab/></text:span><text:span text:style-name="T4">0x02</text:span><text:span text:style-name="T4"><text:tab/></text:span><text:span text:style-name="T4"><text:tab/></text:span><text:span text:style-name="T4">Online</text:span></text:p>
            <text:p><text:span text:style-name="T4"><text:tab/></text:span><text:span text:style-name="T4">0x03</text:span><text:span text:style-name="T4"><text:tab/></text:span><text:span text:style-name="T4"><text:tab/></text:span><text:span text:style-name="T4">Offline</text:span></text:p>
            <text:p><text:span text:style-name="T4"><text:tab/></text:span><text:span text:style-name="T4">0x04</text:span><text:span text:style-name="T4"><text:tab/></text:span><text:span text:style-name="T4"><text:tab/></text:span><text:span text:style-name="T4">Lost </text:span><text:span text:style-name="T4">Connection</text:span></text:p>
            <text:p><text:span text:style-name="T4"><text:tab/></text:span><text:span text:style-name="T4">0x05</text:span><text:span text:style-name="T4"><text:tab/></text:span><text:span text:style-name="T4"><text:tab/></text:span><text:span text:style-name="T4">Original </text:span><text:span text:style-name="T4">Unicast</text:span></text:p>
            <text:p><text:span text:style-name="T4"><text:tab/></text:span><text:span text:style-name="T4">0x06</text:span><text:span text:style-name="T4"><text:tab/></text:span><text:span text:style-name="T4"><text:tab/></text:span><text:span text:style-name="T4">Original </text:span><text:span text:style-name="T4">Broadcast</text:span></text:p>
          </draw:text-box>
        </draw:frame>
        <draw:line draw:style-name="gr9" draw:text-style-name="P2" draw:layer="layout" svg:x1="4.826cm" svg:y1="5.08cm" svg:x2="5.715cm" svg:y2="5.08cm">
          <text:p/>
        </draw:line>
        <draw:line draw:style-name="gr9" draw:text-style-name="P2" draw:layer="layout" svg:x1="4.826cm" svg:y1="3.81cm" svg:x2="4.826cm" svg:y2="5.08cm">
          <text:p/>
        </draw:line>
        <draw:frame draw:style-name="gr4" draw:text-style-name="P10" draw:layer="layout" svg:width="6.35cm" svg:height="0.762cm" svg:x="5.715cm" svg:y="4.699cm">
          <draw:text-box>
            <text:p text:style-name="P9"><text:span text:style-name="T4">BVLC </text:span><text:span text:style-name="T4">Function</text:span></text:p>
          </draw:text-box>
        </draw:frame>
      </draw:page>
      <draw:page draw:name="page21" draw:style-name="dp1" draw:master-page-name="Default">
        <draw:custom-shape draw:style-name="gr32" draw:text-style-name="P1" draw:layer="layout" svg:width="1.27cm" svg:height="1.27cm" svg:x="5.08cm" svg:y="2.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2.7cm" svg:height="1.27cm" svg:x="3.81cm" svg:y="2.5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8cm" svg:y1="2.54cm" svg:x2="5.08cm" svg:y2="3.81cm">
          <text:p/>
        </draw:line>
        <draw:frame draw:style-name="gr5" draw:text-style-name="P4" draw:layer="layout" svg:width="12.7cm" svg:height="0.725cm" svg:x="3.81cm" svg:y="1.778cm">
          <draw:text-box>
            <text:p text:style-name="P3"><text:span text:style-name="T1">BACnet/MQT</text:span><text:span text:style-name="T1">T Virtual Link </text:span><text:span text:style-name="T1">Layer PDU</text:span></text:p>
          </draw:text-box>
        </draw:frame>
        <draw:line draw:style-name="gr3" draw:text-style-name="P2" draw:layer="layout" svg:x1="4.445cm" svg:y1="2.54cm" svg:x2="4.445cm" svg:y2="3.81cm">
          <text:p/>
        </draw:line>
        <draw:line draw:style-name="gr3" draw:text-style-name="P2" draw:layer="layout" svg:x1="5.715cm" svg:y1="3.302cm" svg:x2="5.715cm" svg:y2="3.81cm">
          <text:p/>
        </draw:line>
        <draw:line draw:style-name="gr3" draw:text-style-name="P2" draw:layer="layout" svg:x1="6.35cm" svg:y1="2.54cm" svg:x2="6.35cm" svg:y2="3.81cm">
          <text:p/>
        </draw:line>
        <draw:line draw:style-name="gr3" draw:text-style-name="P2" draw:layer="layout" svg:x1="6.985cm" svg:y1="3.302cm" svg:x2="6.985cm" svg:y2="3.81cm">
          <text:p/>
        </draw:line>
        <draw:line draw:style-name="gr3" draw:text-style-name="P2" draw:layer="layout" svg:x1="7.62cm" svg:y1="3.302cm" svg:x2="7.62cm" svg:y2="3.81cm">
          <text:p/>
        </draw:line>
        <draw:line draw:style-name="gr3" draw:text-style-name="P2" draw:layer="layout" svg:x1="8.255cm" svg:y1="3.302cm" svg:x2="8.255cm" svg:y2="3.81cm">
          <text:p/>
        </draw:line>
        <draw:line draw:style-name="gr3" draw:text-style-name="P2" draw:layer="layout" svg:x1="8.89cm" svg:y1="3.302cm" svg:x2="8.89cm" svg:y2="3.81cm">
          <text:p/>
        </draw:line>
        <draw:line draw:style-name="gr3" draw:text-style-name="P2" draw:layer="layout" svg:x1="9.525cm" svg:y1="3.302cm" svg:x2="9.525cm" svg:y2="3.81cm">
          <text:p/>
        </draw:line>
        <draw:line draw:style-name="gr3" draw:text-style-name="P2" draw:layer="layout" svg:x1="10.16cm" svg:y1="2.54cm" svg:x2="10.16cm" svg:y2="3.81cm">
          <text:p/>
        </draw:line>
        <draw:line draw:style-name="gr3" draw:text-style-name="P2" draw:layer="layout" svg:x1="10.795cm" svg:y1="3.302cm" svg:x2="10.795cm" svg:y2="3.81cm">
          <text:p/>
        </draw:line>
        <draw:line draw:style-name="gr3" draw:text-style-name="P2" draw:layer="layout" svg:x1="11.43cm" svg:y1="3.302cm" svg:x2="11.43cm" svg:y2="3.81cm">
          <text:p/>
        </draw:line>
        <draw:line draw:style-name="gr3" draw:text-style-name="P2" draw:layer="layout" svg:x1="12.065cm" svg:y1="3.302cm" svg:x2="12.065cm" svg:y2="3.81cm">
          <text:p/>
        </draw:line>
        <draw:line draw:style-name="gr3" draw:text-style-name="P2" draw:layer="layout" svg:x1="12.7cm" svg:y1="3.302cm" svg:x2="12.7cm" svg:y2="3.81cm">
          <text:p/>
        </draw:line>
        <draw:line draw:style-name="gr3" draw:text-style-name="P2" draw:layer="layout" svg:x1="13.335cm" svg:y1="3.302cm" svg:x2="13.335cm" svg:y2="3.81cm">
          <text:p/>
        </draw:line>
        <draw:line draw:style-name="gr3" draw:text-style-name="P2" draw:layer="layout" svg:x1="13.97cm" svg:y1="3.302cm" svg:x2="13.97cm" svg:y2="3.81cm">
          <text:p/>
        </draw:line>
        <draw:line draw:style-name="gr3" draw:text-style-name="P2" draw:layer="layout" svg:x1="14.605cm" svg:y1="3.302cm" svg:x2="14.605cm" svg:y2="3.81cm">
          <text:p/>
        </draw:line>
        <draw:line draw:style-name="gr3" draw:text-style-name="P2" draw:layer="layout" svg:x1="15.24cm" svg:y1="3.302cm" svg:x2="15.24cm" svg:y2="3.81cm">
          <text:p/>
        </draw:line>
        <draw:line draw:style-name="gr3" draw:text-style-name="P2" draw:layer="layout" svg:x1="15.875cm" svg:y1="3.302cm" svg:x2="15.875cm" svg:y2="3.81cm">
          <text:p/>
        </draw:line>
        <draw:frame draw:style-name="gr31" draw:text-style-name="P8" draw:layer="layout" svg:width="12.7cm" svg:height="3.81cm" svg:x="3.81cm" svg:y="6.35cm">
          <draw:text-box>
            <text:p><text:span text:style-name="T4">The BVLC </text:span><text:span text:style-name="T4">Length is the </text:span><text:span text:style-name="T4">self-included </text:span><text:span text:style-name="T4">length of the </text:span><text:span text:style-name="T4">entire BVLL </text:span><text:span text:style-name="T4">packet, </text:span><text:span text:style-name="T4">identical to </text:span><text:span text:style-name="T4">the other </text:span><text:span text:style-name="T4">BVLL </text:span><text:span text:style-name="T4">formats.</text:span></text:p>
          </draw:text-box>
        </draw:frame>
        <draw:line draw:style-name="gr9" draw:text-style-name="P2" draw:layer="layout" svg:x1="5.715cm" svg:y1="5.08cm" svg:x2="6.604cm" svg:y2="5.08cm">
          <text:p/>
        </draw:line>
        <draw:line draw:style-name="gr9" draw:text-style-name="P2" draw:layer="layout" svg:x1="5.715cm" svg:y1="3.81cm" svg:x2="5.715cm" svg:y2="5.08cm">
          <text:p/>
        </draw:line>
        <draw:frame draw:style-name="gr4" draw:text-style-name="P10" draw:layer="layout" svg:width="6.35cm" svg:height="0.762cm" svg:x="6.604cm" svg:y="4.699cm">
          <draw:text-box>
            <text:p text:style-name="P9"><text:span text:style-name="T4">BVLC Length</text:span></text:p>
          </draw:text-box>
        </draw:frame>
      </draw:page>
      <draw:page draw:name="page22" draw:style-name="dp1" draw:master-page-name="Default">
        <draw:custom-shape draw:style-name="gr33" draw:text-style-name="P1" draw:layer="layout" svg:width="3.81cm" svg:height="1.27cm" svg:x="6.35cm" svg:y="2.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2.7cm" svg:height="1.27cm" svg:x="3.81cm" svg:y="2.5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8cm" svg:y1="2.54cm" svg:x2="5.08cm" svg:y2="3.81cm">
          <text:p/>
        </draw:line>
        <draw:frame draw:style-name="gr5" draw:text-style-name="P4" draw:layer="layout" svg:width="12.7cm" svg:height="0.725cm" svg:x="3.81cm" svg:y="1.778cm">
          <draw:text-box>
            <text:p text:style-name="P3"><text:span text:style-name="T1">BACnet/MQT</text:span><text:span text:style-name="T1">T Virtual Link </text:span><text:span text:style-name="T1">Layer PDU</text:span></text:p>
          </draw:text-box>
        </draw:frame>
        <draw:line draw:style-name="gr3" draw:text-style-name="P2" draw:layer="layout" svg:x1="4.445cm" svg:y1="2.54cm" svg:x2="4.445cm" svg:y2="3.81cm">
          <text:p/>
        </draw:line>
        <draw:line draw:style-name="gr3" draw:text-style-name="P2" draw:layer="layout" svg:x1="5.715cm" svg:y1="3.302cm" svg:x2="5.715cm" svg:y2="3.81cm">
          <text:p/>
        </draw:line>
        <draw:line draw:style-name="gr3" draw:text-style-name="P2" draw:layer="layout" svg:x1="6.35cm" svg:y1="2.54cm" svg:x2="6.35cm" svg:y2="3.81cm">
          <text:p/>
        </draw:line>
        <draw:line draw:style-name="gr3" draw:text-style-name="P2" draw:layer="layout" svg:x1="6.985cm" svg:y1="3.302cm" svg:x2="6.985cm" svg:y2="3.81cm">
          <text:p/>
        </draw:line>
        <draw:line draw:style-name="gr3" draw:text-style-name="P2" draw:layer="layout" svg:x1="7.62cm" svg:y1="3.302cm" svg:x2="7.62cm" svg:y2="3.81cm">
          <text:p/>
        </draw:line>
        <draw:line draw:style-name="gr3" draw:text-style-name="P2" draw:layer="layout" svg:x1="8.255cm" svg:y1="3.302cm" svg:x2="8.255cm" svg:y2="3.81cm">
          <text:p/>
        </draw:line>
        <draw:line draw:style-name="gr3" draw:text-style-name="P2" draw:layer="layout" svg:x1="8.89cm" svg:y1="3.302cm" svg:x2="8.89cm" svg:y2="3.81cm">
          <text:p/>
        </draw:line>
        <draw:line draw:style-name="gr3" draw:text-style-name="P2" draw:layer="layout" svg:x1="9.525cm" svg:y1="3.302cm" svg:x2="9.525cm" svg:y2="3.81cm">
          <text:p/>
        </draw:line>
        <draw:line draw:style-name="gr3" draw:text-style-name="P2" draw:layer="layout" svg:x1="10.16cm" svg:y1="2.54cm" svg:x2="10.16cm" svg:y2="3.81cm">
          <text:p/>
        </draw:line>
        <draw:line draw:style-name="gr3" draw:text-style-name="P2" draw:layer="layout" svg:x1="10.795cm" svg:y1="3.302cm" svg:x2="10.795cm" svg:y2="3.81cm">
          <text:p/>
        </draw:line>
        <draw:line draw:style-name="gr3" draw:text-style-name="P2" draw:layer="layout" svg:x1="11.43cm" svg:y1="3.302cm" svg:x2="11.43cm" svg:y2="3.81cm">
          <text:p/>
        </draw:line>
        <draw:line draw:style-name="gr3" draw:text-style-name="P2" draw:layer="layout" svg:x1="12.065cm" svg:y1="3.302cm" svg:x2="12.065cm" svg:y2="3.81cm">
          <text:p/>
        </draw:line>
        <draw:line draw:style-name="gr3" draw:text-style-name="P2" draw:layer="layout" svg:x1="12.7cm" svg:y1="3.302cm" svg:x2="12.7cm" svg:y2="3.81cm">
          <text:p/>
        </draw:line>
        <draw:line draw:style-name="gr3" draw:text-style-name="P2" draw:layer="layout" svg:x1="13.335cm" svg:y1="3.302cm" svg:x2="13.335cm" svg:y2="3.81cm">
          <text:p/>
        </draw:line>
        <draw:line draw:style-name="gr3" draw:text-style-name="P2" draw:layer="layout" svg:x1="13.97cm" svg:y1="3.302cm" svg:x2="13.97cm" svg:y2="3.81cm">
          <text:p/>
        </draw:line>
        <draw:line draw:style-name="gr3" draw:text-style-name="P2" draw:layer="layout" svg:x1="14.605cm" svg:y1="3.302cm" svg:x2="14.605cm" svg:y2="3.81cm">
          <text:p/>
        </draw:line>
        <draw:line draw:style-name="gr3" draw:text-style-name="P2" draw:layer="layout" svg:x1="15.24cm" svg:y1="3.302cm" svg:x2="15.24cm" svg:y2="3.81cm">
          <text:p/>
        </draw:line>
        <draw:line draw:style-name="gr3" draw:text-style-name="P2" draw:layer="layout" svg:x1="15.875cm" svg:y1="3.302cm" svg:x2="15.875cm" svg:y2="3.81cm">
          <text:p/>
        </draw:line>
        <draw:frame draw:style-name="gr31" draw:text-style-name="P8" draw:layer="layout" svg:width="12.7cm" svg:height="3.81cm" svg:x="3.81cm" svg:y="6.35cm">
          <draw:text-box>
            <text:p><text:span text:style-name="T4">The Source </text:span><text:span text:style-name="T4">Virtual </text:span><text:span text:style-name="T4">Address is </text:span><text:span text:style-name="T4">the virtual </text:span><text:span text:style-name="T4">MAC address </text:span><text:span text:style-name="T4">for the client. </text:span><text:span text:style-name="T4"><text:s/>It is unique </text:span><text:span text:style-name="T4">for each </text:span><text:span text:style-name="T4">client and </text:span><text:span text:style-name="T4">cannot be </text:span><text:span text:style-name="T4">the </text:span><text:span text:style-name="T4">broadcast </text:span><text:span text:style-name="T4">address. <text:s/>All </text:span><text:span text:style-name="T4">virtual </text:span><text:span text:style-name="T4">addresses </text:span><text:span text:style-name="T4">are the same </text:span><text:span text:style-name="T4">length, </text:span><text:span text:style-name="T4">currently 6 </text:span><text:span text:style-name="T4">octets.</text:span></text:p>
          </draw:text-box>
        </draw:frame>
        <draw:line draw:style-name="gr9" draw:text-style-name="P2" draw:layer="layout" svg:x1="8.255cm" svg:y1="5.08cm" svg:x2="9.144cm" svg:y2="5.08cm">
          <text:p/>
        </draw:line>
        <draw:line draw:style-name="gr9" draw:text-style-name="P2" draw:layer="layout" svg:x1="8.255cm" svg:y1="3.81cm" svg:x2="8.255cm" svg:y2="5.08cm">
          <text:p/>
        </draw:line>
        <draw:frame draw:style-name="gr4" draw:text-style-name="P10" draw:layer="layout" svg:width="6.35cm" svg:height="0.762cm" svg:x="9.144cm" svg:y="4.699cm">
          <draw:text-box>
            <text:p text:style-name="P9"><text:span text:style-name="T4">Source </text:span><text:span text:style-name="T4">Virtual </text:span><text:span text:style-name="T4">Address</text:span></text:p>
          </draw:text-box>
        </draw:frame>
      </draw:page>
      <draw:page draw:name="page23" draw:style-name="dp1" draw:master-page-name="Default">
        <draw:custom-shape draw:style-name="gr34" draw:text-style-name="P1" draw:layer="layout" svg:width="6.35cm" svg:height="1.27cm" svg:x="10.16cm" svg:y="2.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2.7cm" svg:height="1.27cm" svg:x="3.81cm" svg:y="2.5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8cm" svg:y1="2.54cm" svg:x2="5.08cm" svg:y2="3.81cm">
          <text:p/>
        </draw:line>
        <draw:frame draw:style-name="gr5" draw:text-style-name="P4" draw:layer="layout" svg:width="12.7cm" svg:height="0.725cm" svg:x="3.81cm" svg:y="1.778cm">
          <draw:text-box>
            <text:p text:style-name="P3"><text:span text:style-name="T1">BACnet/MQT</text:span><text:span text:style-name="T1">T Virtual Link </text:span><text:span text:style-name="T1">Layer PDU</text:span></text:p>
          </draw:text-box>
        </draw:frame>
        <draw:line draw:style-name="gr3" draw:text-style-name="P2" draw:layer="layout" svg:x1="4.445cm" svg:y1="2.54cm" svg:x2="4.445cm" svg:y2="3.81cm">
          <text:p/>
        </draw:line>
        <draw:line draw:style-name="gr3" draw:text-style-name="P2" draw:layer="layout" svg:x1="5.715cm" svg:y1="3.302cm" svg:x2="5.715cm" svg:y2="3.81cm">
          <text:p/>
        </draw:line>
        <draw:line draw:style-name="gr3" draw:text-style-name="P2" draw:layer="layout" svg:x1="6.35cm" svg:y1="2.54cm" svg:x2="6.35cm" svg:y2="3.81cm">
          <text:p/>
        </draw:line>
        <draw:line draw:style-name="gr3" draw:text-style-name="P2" draw:layer="layout" svg:x1="6.985cm" svg:y1="3.302cm" svg:x2="6.985cm" svg:y2="3.81cm">
          <text:p/>
        </draw:line>
        <draw:line draw:style-name="gr3" draw:text-style-name="P2" draw:layer="layout" svg:x1="7.62cm" svg:y1="3.302cm" svg:x2="7.62cm" svg:y2="3.81cm">
          <text:p/>
        </draw:line>
        <draw:line draw:style-name="gr3" draw:text-style-name="P2" draw:layer="layout" svg:x1="8.255cm" svg:y1="3.302cm" svg:x2="8.255cm" svg:y2="3.81cm">
          <text:p/>
        </draw:line>
        <draw:line draw:style-name="gr3" draw:text-style-name="P2" draw:layer="layout" svg:x1="8.89cm" svg:y1="3.302cm" svg:x2="8.89cm" svg:y2="3.81cm">
          <text:p/>
        </draw:line>
        <draw:line draw:style-name="gr3" draw:text-style-name="P2" draw:layer="layout" svg:x1="9.525cm" svg:y1="3.302cm" svg:x2="9.525cm" svg:y2="3.81cm">
          <text:p/>
        </draw:line>
        <draw:line draw:style-name="gr3" draw:text-style-name="P2" draw:layer="layout" svg:x1="10.16cm" svg:y1="2.54cm" svg:x2="10.16cm" svg:y2="3.81cm">
          <text:p/>
        </draw:line>
        <draw:line draw:style-name="gr3" draw:text-style-name="P2" draw:layer="layout" svg:x1="10.795cm" svg:y1="3.302cm" svg:x2="10.795cm" svg:y2="3.81cm">
          <text:p/>
        </draw:line>
        <draw:line draw:style-name="gr3" draw:text-style-name="P2" draw:layer="layout" svg:x1="11.43cm" svg:y1="3.302cm" svg:x2="11.43cm" svg:y2="3.81cm">
          <text:p/>
        </draw:line>
        <draw:line draw:style-name="gr3" draw:text-style-name="P2" draw:layer="layout" svg:x1="12.065cm" svg:y1="3.302cm" svg:x2="12.065cm" svg:y2="3.81cm">
          <text:p/>
        </draw:line>
        <draw:line draw:style-name="gr3" draw:text-style-name="P2" draw:layer="layout" svg:x1="12.7cm" svg:y1="3.302cm" svg:x2="12.7cm" svg:y2="3.81cm">
          <text:p/>
        </draw:line>
        <draw:line draw:style-name="gr3" draw:text-style-name="P2" draw:layer="layout" svg:x1="13.335cm" svg:y1="3.302cm" svg:x2="13.335cm" svg:y2="3.81cm">
          <text:p/>
        </draw:line>
        <draw:line draw:style-name="gr3" draw:text-style-name="P2" draw:layer="layout" svg:x1="13.97cm" svg:y1="3.302cm" svg:x2="13.97cm" svg:y2="3.81cm">
          <text:p/>
        </draw:line>
        <draw:line draw:style-name="gr3" draw:text-style-name="P2" draw:layer="layout" svg:x1="14.605cm" svg:y1="3.302cm" svg:x2="14.605cm" svg:y2="3.81cm">
          <text:p/>
        </draw:line>
        <draw:line draw:style-name="gr3" draw:text-style-name="P2" draw:layer="layout" svg:x1="15.24cm" svg:y1="3.302cm" svg:x2="15.24cm" svg:y2="3.81cm">
          <text:p/>
        </draw:line>
        <draw:line draw:style-name="gr3" draw:text-style-name="P2" draw:layer="layout" svg:x1="15.875cm" svg:y1="3.302cm" svg:x2="15.875cm" svg:y2="3.81cm">
          <text:p/>
        </draw:line>
        <draw:frame draw:style-name="gr31" draw:text-style-name="P8" draw:layer="layout" svg:width="12.7cm" svg:height="3.81cm" svg:x="3.81cm" svg:y="6.35cm">
          <draw:text-box>
            <text:p><text:span text:style-name="T4">The NPDU </text:span><text:span text:style-name="T4">field is only </text:span><text:span text:style-name="T4">used for </text:span><text:span text:style-name="T6">Original </text:span><text:span text:style-name="T6">Unicast</text:span><text:span text:style-name="T4"> and </text:span><text:span text:style-name="T6">Original </text:span><text:span text:style-name="T6">Broadcast</text:span><text:span text:style-name="T4"> </text:span><text:span text:style-name="T4">messages </text:span><text:span text:style-name="T4">and contains </text:span><text:span text:style-name="T4">the complete </text:span><text:span text:style-name="T4">NPDU </text:span><text:span text:style-name="T4">beginning </text:span><text:span text:style-name="T4">with the </text:span><text:span text:style-name="T4">BACnet </text:span><text:span text:style-name="T4">version </text:span><text:span text:style-name="T4">number </text:span><text:span text:style-name="T4">0x01.</text:span></text:p>
          </draw:text-box>
        </draw:frame>
        <draw:line draw:style-name="gr9" draw:text-style-name="P2" draw:layer="layout" svg:x1="13.335cm" svg:y1="5.08cm" svg:x2="14.224cm" svg:y2="5.08cm">
          <text:p/>
        </draw:line>
        <draw:line draw:style-name="gr9" draw:text-style-name="P2" draw:layer="layout" svg:x1="13.335cm" svg:y1="3.81cm" svg:x2="13.335cm" svg:y2="5.08cm">
          <text:p/>
        </draw:line>
        <draw:frame draw:style-name="gr4" draw:text-style-name="P10" draw:layer="layout" svg:width="2.286cm" svg:height="0.762cm" svg:x="14.224cm" svg:y="4.699cm">
          <draw:text-box>
            <text:p text:style-name="P9"><text:span text:style-name="T4">NPD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14:30:01.771412678</meta:creation-date>
    <dc:date>2018-07-25T09:29:18.373004917</dc:date>
    <meta:editing-duration>PT50M53S</meta:editing-duration>
    <meta:editing-cycles>10</meta:editing-cycles>
    <meta:generator>LibreOffice/5.1.6.2$Linux_X86_64 LibreOffice_project/10m0$Build-2</meta:generator>
    <meta:document-statistic meta:object-count="847"/>
  </office:meta>
</office:document-meta>
</file>